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11pt"/>
    </style:style>
    <style:style style:name="co2" style:family="table-column">
      <style:table-column-properties fo:break-before="auto" style:column-width="105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022.12pt" svg:y="3435.45pt">
            <loext:p draw:notify-on-update-of-ranges="Sheet1.A2:Sheet1.A2 Sheet1.A3:Sheet1.A293 Sheet1.B2:Sheet1.B2 Sheet1.B3:Sheet1.B2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be1Timestamp</text:p>
          </table:table-cell>
          <table:table-cell office:value-type="string" calcext:value-type="string">
            <text:p>MaxName</text:p>
          </table:table-cell>
          <table:table-cell office:value-type="string" calcext:value-type="string">
            <text:p>Cube1smoothCorr</text:p>
          </table:table-cell>
          <table:table-cell office:value-type="string" calcext:value-type="string">
            <text:p>Cube2smoothCorr</text:p>
          </table:table-cell>
          <table:table-cell office:value-type="string" calcext:value-type="string">
            <text:p>Cube3smoothCorr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Correc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NUMBERVALUE(RIGHT(IF([.F3]=[.C3];[.$C$1];IF([.F3]=[.D3];[.$D$1];IF([.F3]=[.E3];[.$E$1];0))))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[.C3:.E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]=[.B3];1;0)" office:value-type="float" office:value="0" calcext:value-type="float">
            <text:p>0</text:p>
          </table:table-cell>
          <table:table-cell/>
          <table:table-cell office:value-type="string" calcext:value-type="string">
            <text:p>Success Rate</text:p>
          </table:table-cell>
          <table:table-cell table:formula="of:=COUNTIF([.I$1:.I$1048576];1)/COUNT([.I$1:.I$1048576])" office:value-type="float" office:value="0.573883161512027" calcext:value-type="float">
            <text:p>0.5738831615</text:p>
          </table:table-cell>
        </table:table-row>
        <table:table-row table:style-name="ro1">
          <table:table-cell office:value-type="float" office:value="0.4762636" calcext:value-type="float">
            <text:p>0.4762636</text:p>
          </table:table-cell>
          <table:table-cell table:formula="of:=NUMBERVALUE(RIGHT(IF([.F4]=[.C4];[.$C$1];IF([.F4]=[.D4];[.$D$1];IF([.F4]=[.E4];[.$E$1];0))))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[.C4:.E4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]=[.B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800702" calcext:value-type="float">
            <text:p>0.7800702</text:p>
          </table:table-cell>
          <table:table-cell table:formula="of:=NUMBERVALUE(RIGHT(IF([.F5]=[.C5];[.$C$1];IF([.F5]=[.D5];[.$D$1];IF([.F5]=[.E5];[.$E$1];0)))))" office:value-type="float" office:value="3" calcext:value-type="float">
            <text:p>3</text:p>
          </table:table-cell>
          <table:table-cell office:value-type="float" office:value="-0.0698313159322568" calcext:value-type="float">
            <text:p>-0.0698313159</text:p>
          </table:table-cell>
          <table:table-cell office:value-type="float" office:value="-0.0698312989148813" calcext:value-type="float">
            <text:p>-0.0698312989</text:p>
          </table:table-cell>
          <table:table-cell office:value-type="float" office:value="-0.0698312723573022" calcext:value-type="float">
            <text:p>-0.0698312724</text:p>
          </table:table-cell>
          <table:table-cell table:formula="of:=MAX([.C5:.E5])" office:value-type="float" office:value="-0.0698312723573022" calcext:value-type="float">
            <text:p>-0.069831272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]=[.B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081871" calcext:value-type="float">
            <text:p>1.081871</text:p>
          </table:table-cell>
          <table:table-cell table:formula="of:=NUMBERVALUE(RIGHT(IF([.F6]=[.C6];[.$C$1];IF([.F6]=[.D6];[.$D$1];IF([.F6]=[.E6];[.$E$1];0)))))" office:value-type="float" office:value="1" calcext:value-type="float">
            <text:p>1</text:p>
          </table:table-cell>
          <table:table-cell office:value-type="float" office:value="0.0703729473119148" calcext:value-type="float">
            <text:p>0.0703729473</text:p>
          </table:table-cell>
          <table:table-cell office:value-type="float" office:value="0.0703726388018716" calcext:value-type="float">
            <text:p>0.0703726388</text:p>
          </table:table-cell>
          <table:table-cell office:value-type="float" office:value="0.0703726318891542" calcext:value-type="float">
            <text:p>0.0703726319</text:p>
          </table:table-cell>
          <table:table-cell table:formula="of:=MAX([.C6:.E6])" office:value-type="float" office:value="0.0703729473119148" calcext:value-type="float">
            <text:p>0.070372947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]=[.B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3831708" calcext:value-type="float">
            <text:p>1.3831708</text:p>
          </table:table-cell>
          <table:table-cell table:formula="of:=NUMBERVALUE(RIGHT(IF([.F7]=[.C7];[.$C$1];IF([.F7]=[.D7];[.$D$1];IF([.F7]=[.E7];[.$E$1];0)))))" office:value-type="float" office:value="1" calcext:value-type="float">
            <text:p>1</text:p>
          </table:table-cell>
          <table:table-cell office:value-type="float" office:value="0.218660747405579" calcext:value-type="float">
            <text:p>0.2186607474</text:p>
          </table:table-cell>
          <table:table-cell office:value-type="float" office:value="0.218660429860324" calcext:value-type="float">
            <text:p>0.2186604299</text:p>
          </table:table-cell>
          <table:table-cell office:value-type="float" office:value="0.218660439455722" calcext:value-type="float">
            <text:p>0.2186604395</text:p>
          </table:table-cell>
          <table:table-cell table:formula="of:=MAX([.C7:.E7])" office:value-type="float" office:value="0.218660747405579" calcext:value-type="float">
            <text:p>0.218660747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]=[.B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6849724" calcext:value-type="float">
            <text:p>1.6849724</text:p>
          </table:table-cell>
          <table:table-cell table:formula="of:=NUMBERVALUE(RIGHT(IF([.F8]=[.C8];[.$C$1];IF([.F8]=[.D8];[.$D$1];IF([.F8]=[.E8];[.$E$1];0)))))" office:value-type="float" office:value="1" calcext:value-type="float">
            <text:p>1</text:p>
          </table:table-cell>
          <table:table-cell office:value-type="float" office:value="0.448156213496015" calcext:value-type="float">
            <text:p>0.4481562135</text:p>
          </table:table-cell>
          <table:table-cell office:value-type="float" office:value="0.448155883842731" calcext:value-type="float">
            <text:p>0.4481558838</text:p>
          </table:table-cell>
          <table:table-cell office:value-type="float" office:value="0.448155868310697" calcext:value-type="float">
            <text:p>0.4481558683</text:p>
          </table:table-cell>
          <table:table-cell table:formula="of:=MAX([.C8:.E8])" office:value-type="float" office:value="0.448156213496015" calcext:value-type="float">
            <text:p>0.448156213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]=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9862926" calcext:value-type="float">
            <text:p>1.9862926</text:p>
          </table:table-cell>
          <table:table-cell table:formula="of:=NUMBERVALUE(RIGHT(IF([.F9]=[.C9];[.$C$1];IF([.F9]=[.D9];[.$D$1];IF([.F9]=[.E9];[.$E$1];0)))))" office:value-type="float" office:value="2" calcext:value-type="float">
            <text:p>2</text:p>
          </table:table-cell>
          <table:table-cell office:value-type="float" office:value="0.47206151505287" calcext:value-type="float">
            <text:p>0.4720615151</text:p>
          </table:table-cell>
          <table:table-cell office:value-type="float" office:value="0.472061544966336" calcext:value-type="float">
            <text:p>0.472061545</text:p>
          </table:table-cell>
          <table:table-cell office:value-type="float" office:value="0.472061532953913" calcext:value-type="float">
            <text:p>0.472061533</text:p>
          </table:table-cell>
          <table:table-cell table:formula="of:=MAX([.C9:.E9])" office:value-type="float" office:value="0.472061544966336" calcext:value-type="float">
            <text:p>0.47206154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]=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.2936078" calcext:value-type="float">
            <text:p>2.2936078</text:p>
          </table:table-cell>
          <table:table-cell table:formula="of:=NUMBERVALUE(RIGHT(IF([.F10]=[.C10];[.$C$1];IF([.F10]=[.D10];[.$D$1];IF([.F10]=[.E10];[.$E$1];0)))))" office:value-type="float" office:value="2" calcext:value-type="float">
            <text:p>2</text:p>
          </table:table-cell>
          <table:table-cell office:value-type="float" office:value="0.480195756009622" calcext:value-type="float">
            <text:p>0.480195756</text:p>
          </table:table-cell>
          <table:table-cell office:value-type="float" office:value="0.480699194726456" calcext:value-type="float">
            <text:p>0.4806991947</text:p>
          </table:table-cell>
          <table:table-cell office:value-type="float" office:value="0.451944098355133" calcext:value-type="float">
            <text:p>0.4519440984</text:p>
          </table:table-cell>
          <table:table-cell table:formula="of:=MAX([.C10:.E10])" office:value-type="float" office:value="0.480699194726456" calcext:value-type="float">
            <text:p>0.480699194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]=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.5898937" calcext:value-type="float">
            <text:p>2.5898937</text:p>
          </table:table-cell>
          <table:table-cell table:formula="of:=NUMBERVALUE(RIGHT(IF([.F11]=[.C11];[.$C$1];IF([.F11]=[.D11];[.$D$1];IF([.F11]=[.E11];[.$E$1];0)))))" office:value-type="float" office:value="1" calcext:value-type="float">
            <text:p>1</text:p>
          </table:table-cell>
          <table:table-cell office:value-type="float" office:value="0.353905439902468" calcext:value-type="float">
            <text:p>0.3539054399</text:p>
          </table:table-cell>
          <table:table-cell office:value-type="float" office:value="0.287661170823338" calcext:value-type="float">
            <text:p>0.2876611708</text:p>
          </table:table-cell>
          <table:table-cell office:value-type="float" office:value="0.325653836452664" calcext:value-type="float">
            <text:p>0.3256538365</text:p>
          </table:table-cell>
          <table:table-cell table:formula="of:=MAX([.C11:.E11])" office:value-type="float" office:value="0.353905439902468" calcext:value-type="float">
            <text:p>0.35390543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]=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8911932" calcext:value-type="float">
            <text:p>2.8911932</text:p>
          </table:table-cell>
          <table:table-cell table:formula="of:=NUMBERVALUE(RIGHT(IF([.F12]=[.C12];[.$C$1];IF([.F12]=[.D12];[.$D$1];IF([.F12]=[.E12];[.$E$1];0)))))" office:value-type="float" office:value="1" calcext:value-type="float">
            <text:p>1</text:p>
          </table:table-cell>
          <table:table-cell office:value-type="float" office:value="0.336216224219688" calcext:value-type="float">
            <text:p>0.3362162242</text:p>
          </table:table-cell>
          <table:table-cell office:value-type="float" office:value="0.152649339726561" calcext:value-type="float">
            <text:p>0.1526493397</text:p>
          </table:table-cell>
          <table:table-cell office:value-type="float" office:value="0.30796463159316" calcext:value-type="float">
            <text:p>0.3079646316</text:p>
          </table:table-cell>
          <table:table-cell table:formula="of:=MAX([.C12:.E12])" office:value-type="float" office:value="0.336216224219688" calcext:value-type="float">
            <text:p>0.336216224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]=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1929943" calcext:value-type="float">
            <text:p>3.1929943</text:p>
          </table:table-cell>
          <table:table-cell table:formula="of:=NUMBERVALUE(RIGHT(IF([.F13]=[.C13];[.$C$1];IF([.F13]=[.D13];[.$D$1];IF([.F13]=[.E13];[.$E$1];0)))))" office:value-type="float" office:value="3" calcext:value-type="float">
            <text:p>3</text:p>
          </table:table-cell>
          <table:table-cell office:value-type="float" office:value="0.342400033172945" calcext:value-type="float">
            <text:p>0.3424000332</text:p>
          </table:table-cell>
          <table:table-cell office:value-type="float" office:value="0.158329739774563" calcext:value-type="float">
            <text:p>0.1583297398</text:p>
          </table:table-cell>
          <table:table-cell office:value-type="float" office:value="0.342400104047236" calcext:value-type="float">
            <text:p>0.342400104</text:p>
          </table:table-cell>
          <table:table-cell table:formula="of:=MAX([.C13:.E13])" office:value-type="float" office:value="0.342400104047236" calcext:value-type="float">
            <text:p>0.34240010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]=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4942941" calcext:value-type="float">
            <text:p>3.4942941</text:p>
          </table:table-cell>
          <table:table-cell table:formula="of:=NUMBERVALUE(RIGHT(IF([.F14]=[.C14];[.$C$1];IF([.F14]=[.D14];[.$D$1];IF([.F14]=[.E14];[.$E$1];0)))))" office:value-type="float" office:value="3" calcext:value-type="float">
            <text:p>3</text:p>
          </table:table-cell>
          <table:table-cell office:value-type="float" office:value="0.201300570169365" calcext:value-type="float">
            <text:p>0.2013005702</text:p>
          </table:table-cell>
          <table:table-cell office:value-type="float" office:value="0.0839779527518717" calcext:value-type="float">
            <text:p>0.0839779528</text:p>
          </table:table-cell>
          <table:table-cell office:value-type="float" office:value="0.201300587291528" calcext:value-type="float">
            <text:p>0.2013005873</text:p>
          </table:table-cell>
          <table:table-cell table:formula="of:=MAX([.C14:.E14])" office:value-type="float" office:value="0.201300587291528" calcext:value-type="float">
            <text:p>0.201300587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]=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7845642" calcext:value-type="float">
            <text:p>3.7845642</text:p>
          </table:table-cell>
          <table:table-cell table:formula="of:=NUMBERVALUE(RIGHT(IF([.F15]=[.C15];[.$C$1];IF([.F15]=[.D15];[.$D$1];IF([.F15]=[.E15];[.$E$1];0)))))" office:value-type="float" office:value="3" calcext:value-type="float">
            <text:p>3</text:p>
          </table:table-cell>
          <table:table-cell office:value-type="float" office:value="0.27418417841394" calcext:value-type="float">
            <text:p>0.2741841784</text:p>
          </table:table-cell>
          <table:table-cell office:value-type="float" office:value="0.186192250781621" calcext:value-type="float">
            <text:p>0.1861922508</text:p>
          </table:table-cell>
          <table:table-cell office:value-type="float" office:value="0.274184239262372" calcext:value-type="float">
            <text:p>0.2741842393</text:p>
          </table:table-cell>
          <table:table-cell table:formula="of:=MAX([.C15:.E15])" office:value-type="float" office:value="0.274184239262372" calcext:value-type="float">
            <text:p>0.274184239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]=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863653" calcext:value-type="float">
            <text:p>4.0863653</text:p>
          </table:table-cell>
          <table:table-cell table:formula="of:=NUMBERVALUE(RIGHT(IF([.F16]=[.C16];[.$C$1];IF([.F16]=[.D16];[.$D$1];IF([.F16]=[.E16];[.$E$1];0)))))" office:value-type="float" office:value="1" calcext:value-type="float">
            <text:p>1</text:p>
          </table:table-cell>
          <table:table-cell office:value-type="float" office:value="0.0896452387395426" calcext:value-type="float">
            <text:p>0.0896452387</text:p>
          </table:table-cell>
          <table:table-cell office:value-type="float" office:value="0.0896387728751731" calcext:value-type="float">
            <text:p>0.0896387729</text:p>
          </table:table-cell>
          <table:table-cell office:value-type="float" office:value="0.0896388257957336" calcext:value-type="float">
            <text:p>0.0896388258</text:p>
          </table:table-cell>
          <table:table-cell table:formula="of:=MAX([.C16:.E16])" office:value-type="float" office:value="0.0896452387395426" calcext:value-type="float">
            <text:p>0.089645238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]=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881661" calcext:value-type="float">
            <text:p>4.3881661</text:p>
          </table:table-cell>
          <table:table-cell table:formula="of:=NUMBERVALUE(RIGHT(IF([.F17]=[.C17];[.$C$1];IF([.F17]=[.D17];[.$D$1];IF([.F17]=[.E17];[.$E$1];0)))))" office:value-type="float" office:value="1" calcext:value-type="float">
            <text:p>1</text:p>
          </table:table-cell>
          <table:table-cell office:value-type="float" office:value="0.0775488362585249" calcext:value-type="float">
            <text:p>0.0775488363</text:p>
          </table:table-cell>
          <table:table-cell office:value-type="float" office:value="0.0775423956507192" calcext:value-type="float">
            <text:p>0.0775423957</text:p>
          </table:table-cell>
          <table:table-cell office:value-type="float" office:value="0.077542643747489" calcext:value-type="float">
            <text:p>0.0775426437</text:p>
          </table:table-cell>
          <table:table-cell table:formula="of:=MAX([.C17:.E17])" office:value-type="float" office:value="0.0775488362585249" calcext:value-type="float">
            <text:p>0.077548836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]=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894659" calcext:value-type="float">
            <text:p>4.6894659</text:p>
          </table:table-cell>
          <table:table-cell table:formula="of:=NUMBERVALUE(RIGHT(IF([.F18]=[.C18];[.$C$1];IF([.F18]=[.D18];[.$D$1];IF([.F18]=[.E18];[.$E$1];0)))))" office:value-type="float" office:value="1" calcext:value-type="float">
            <text:p>1</text:p>
          </table:table-cell>
          <table:table-cell office:value-type="float" office:value="0.276891749538088" calcext:value-type="float">
            <text:p>0.2768917495</text:p>
          </table:table-cell>
          <table:table-cell office:value-type="float" office:value="0.276885327551752" calcext:value-type="float">
            <text:p>0.2768853276</text:p>
          </table:table-cell>
          <table:table-cell office:value-type="float" office:value="0.27688554680852" calcext:value-type="float">
            <text:p>0.2768855468</text:p>
          </table:table-cell>
          <table:table-cell table:formula="of:=MAX([.C18:.E18])" office:value-type="float" office:value="0.276891749538088" calcext:value-type="float">
            <text:p>0.276891749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]=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9912669" calcext:value-type="float">
            <text:p>4.9912669</text:p>
          </table:table-cell>
          <table:table-cell table:formula="of:=NUMBERVALUE(RIGHT(IF([.F19]=[.C19];[.$C$1];IF([.F19]=[.D19];[.$D$1];IF([.F19]=[.E19];[.$E$1];0)))))" office:value-type="float" office:value="3" calcext:value-type="float">
            <text:p>3</text:p>
          </table:table-cell>
          <table:table-cell office:value-type="float" office:value="0.0384499441744469" calcext:value-type="float">
            <text:p>0.0384499442</text:p>
          </table:table-cell>
          <table:table-cell office:value-type="float" office:value="0.276875447454684" calcext:value-type="float">
            <text:p>0.2768754475</text:p>
          </table:table-cell>
          <table:table-cell office:value-type="float" office:value="0.276875652824321" calcext:value-type="float">
            <text:p>0.2768756528</text:p>
          </table:table-cell>
          <table:table-cell table:formula="of:=MAX([.C19:.E19])" office:value-type="float" office:value="0.276875652824321" calcext:value-type="float">
            <text:p>0.276875652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9]=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2930675" calcext:value-type="float">
            <text:p>5.2930675</text:p>
          </table:table-cell>
          <table:table-cell table:formula="of:=NUMBERVALUE(RIGHT(IF([.F20]=[.C20];[.$C$1];IF([.F20]=[.D20];[.$D$1];IF([.F20]=[.E20];[.$E$1];0)))))" office:value-type="float" office:value="3" calcext:value-type="float">
            <text:p>3</text:p>
          </table:table-cell>
          <table:table-cell office:value-type="float" office:value="-0.00677240292465009" calcext:value-type="float">
            <text:p>-0.0067724029</text:p>
          </table:table-cell>
          <table:table-cell office:value-type="float" office:value="0.471551626273358" calcext:value-type="float">
            <text:p>0.4715516263</text:p>
          </table:table-cell>
          <table:table-cell office:value-type="float" office:value="0.471551821958832" calcext:value-type="float">
            <text:p>0.471551822</text:p>
          </table:table-cell>
          <table:table-cell table:formula="of:=MAX([.C20:.E20])" office:value-type="float" office:value="0.471551821958832" calcext:value-type="float">
            <text:p>0.47155182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0]=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5943675" calcext:value-type="float">
            <text:p>5.5943675</text:p>
          </table:table-cell>
          <table:table-cell table:formula="of:=NUMBERVALUE(RIGHT(IF([.F21]=[.C21];[.$C$1];IF([.F21]=[.D21];[.$D$1];IF([.F21]=[.E21];[.$E$1];0)))))" office:value-type="float" office:value="2" calcext:value-type="float">
            <text:p>2</text:p>
          </table:table-cell>
          <table:table-cell office:value-type="float" office:value="-0.236542943595906" calcext:value-type="float">
            <text:p>-0.2365429436</text:p>
          </table:table-cell>
          <table:table-cell office:value-type="float" office:value="0.481606179435049" calcext:value-type="float">
            <text:p>0.4816061794</text:p>
          </table:table-cell>
          <table:table-cell office:value-type="float" office:value="0.481606162821762" calcext:value-type="float">
            <text:p>0.4816061628</text:p>
          </table:table-cell>
          <table:table-cell table:formula="of:=MAX([.C21:.E21])" office:value-type="float" office:value="0.481606179435049" calcext:value-type="float">
            <text:p>0.481606179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1]=[.B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.8956668" calcext:value-type="float">
            <text:p>5.8956668</text:p>
          </table:table-cell>
          <table:table-cell table:formula="of:=NUMBERVALUE(RIGHT(IF([.F22]=[.C22];[.$C$1];IF([.F22]=[.D22];[.$D$1];IF([.F22]=[.E22];[.$E$1];0)))))" office:value-type="float" office:value="2" calcext:value-type="float">
            <text:p>2</text:p>
          </table:table-cell>
          <table:table-cell office:value-type="float" office:value="-0.451247173277596" calcext:value-type="float">
            <text:p>-0.4512471733</text:p>
          </table:table-cell>
          <table:table-cell office:value-type="float" office:value="0.459212684258647" calcext:value-type="float">
            <text:p>0.4592126843</text:p>
          </table:table-cell>
          <table:table-cell office:value-type="float" office:value="0.459212652688924" calcext:value-type="float">
            <text:p>0.4592126527</text:p>
          </table:table-cell>
          <table:table-cell table:formula="of:=MAX([.C22:.E22])" office:value-type="float" office:value="0.459212684258647" calcext:value-type="float">
            <text:p>0.459212684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2]=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.2024813" calcext:value-type="float">
            <text:p>6.2024813</text:p>
          </table:table-cell>
          <table:table-cell table:formula="of:=NUMBERVALUE(RIGHT(IF([.F23]=[.C23];[.$C$1];IF([.F23]=[.D23];[.$D$1];IF([.F23]=[.E23];[.$E$1];0)))))" office:value-type="float" office:value="3" calcext:value-type="float">
            <text:p>3</text:p>
          </table:table-cell>
          <table:table-cell office:value-type="float" office:value="-0.236959893445265" calcext:value-type="float">
            <text:p>-0.2369598934</text:p>
          </table:table-cell>
          <table:table-cell office:value-type="float" office:value="0.236959551499077" calcext:value-type="float">
            <text:p>0.2369595515</text:p>
          </table:table-cell>
          <table:table-cell office:value-type="float" office:value="0.453738738942464" calcext:value-type="float">
            <text:p>0.4537387389</text:p>
          </table:table-cell>
          <table:table-cell table:formula="of:=MAX([.C23:.E23])" office:value-type="float" office:value="0.453738738942464" calcext:value-type="float">
            <text:p>0.45373873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3]=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4992687" calcext:value-type="float">
            <text:p>6.4992687</text:p>
          </table:table-cell>
          <table:table-cell table:formula="of:=NUMBERVALUE(RIGHT(IF([.F24]=[.C24];[.$C$1];IF([.F24]=[.D24];[.$D$1];IF([.F24]=[.E24];[.$E$1];0)))))" office:value-type="float" office:value="3" calcext:value-type="float">
            <text:p>3</text:p>
          </table:table-cell>
          <table:table-cell office:value-type="float" office:value="-0.139214135404637" calcext:value-type="float">
            <text:p>-0.1392141354</text:p>
          </table:table-cell>
          <table:table-cell office:value-type="float" office:value="0.139213758232815" calcext:value-type="float">
            <text:p>0.1392137582</text:p>
          </table:table-cell>
          <table:table-cell office:value-type="float" office:value="0.31159240855333" calcext:value-type="float">
            <text:p>0.3115924086</text:p>
          </table:table-cell>
          <table:table-cell table:formula="of:=MAX([.C24:.E24])" office:value-type="float" office:value="0.31159240855333" calcext:value-type="float">
            <text:p>0.311592408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4]=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8005682" calcext:value-type="float">
            <text:p>6.8005682</text:p>
          </table:table-cell>
          <table:table-cell table:formula="of:=NUMBERVALUE(RIGHT(IF([.F25]=[.C25];[.$C$1];IF([.F25]=[.D25];[.$D$1];IF([.F25]=[.E25];[.$E$1];0)))))" office:value-type="float" office:value="2" calcext:value-type="float">
            <text:p>2</text:p>
          </table:table-cell>
          <table:table-cell office:value-type="float" office:value="-0.106093555859862" calcext:value-type="float">
            <text:p>-0.1060935559</text:p>
          </table:table-cell>
          <table:table-cell office:value-type="float" office:value="0.106095685563724" calcext:value-type="float">
            <text:p>0.1060956856</text:p>
          </table:table-cell>
          <table:table-cell office:value-type="float" office:value="0.104885365957154" calcext:value-type="float">
            <text:p>0.104885366</text:p>
          </table:table-cell>
          <table:table-cell table:formula="of:=MAX([.C25:.E25])" office:value-type="float" office:value="0.106095685563724" calcext:value-type="float">
            <text:p>0.106095685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5]=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.101868" calcext:value-type="float">
            <text:p>7.101868</text:p>
          </table:table-cell>
          <table:table-cell table:formula="of:=NUMBERVALUE(RIGHT(IF([.F26]=[.C26];[.$C$1];IF([.F26]=[.D26];[.$D$1];IF([.F26]=[.E26];[.$E$1];0)))))" office:value-type="float" office:value="2" calcext:value-type="float">
            <text:p>2</text:p>
          </table:table-cell>
          <table:table-cell office:value-type="float" office:value="-0.102590282405208" calcext:value-type="float">
            <text:p>-0.1025902824</text:p>
          </table:table-cell>
          <table:table-cell office:value-type="float" office:value="0.102592742608658" calcext:value-type="float">
            <text:p>0.1025927426</text:p>
          </table:table-cell>
          <table:table-cell office:value-type="float" office:value="-0.0839220812495908" calcext:value-type="float">
            <text:p>-0.0839220812</text:p>
          </table:table-cell>
          <table:table-cell table:formula="of:=MAX([.C26:.E26])" office:value-type="float" office:value="0.102592742608658" calcext:value-type="float">
            <text:p>0.102592742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6]=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.4041706" calcext:value-type="float">
            <text:p>7.4041706</text:p>
          </table:table-cell>
          <table:table-cell table:formula="of:=NUMBERVALUE(RIGHT(IF([.F27]=[.C27];[.$C$1];IF([.F27]=[.D27];[.$D$1];IF([.F27]=[.E27];[.$E$1];0)))))" office:value-type="float" office:value="2" calcext:value-type="float">
            <text:p>2</text:p>
          </table:table-cell>
          <table:table-cell office:value-type="float" office:value="-0.137837194424269" calcext:value-type="float">
            <text:p>-0.1378371944</text:p>
          </table:table-cell>
          <table:table-cell office:value-type="float" office:value="0.0784309326095556" calcext:value-type="float">
            <text:p>0.0784309326</text:p>
          </table:table-cell>
          <table:table-cell office:value-type="float" office:value="-0.0784310383432402" calcext:value-type="float">
            <text:p>-0.0784310383</text:p>
          </table:table-cell>
          <table:table-cell table:formula="of:=MAX([.C27:.E27])" office:value-type="float" office:value="0.0784309326095556" calcext:value-type="float">
            <text:p>0.078430932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7]=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.7054696" calcext:value-type="float">
            <text:p>7.7054696</text:p>
          </table:table-cell>
          <table:table-cell table:formula="of:=NUMBERVALUE(RIGHT(IF([.F28]=[.C28];[.$C$1];IF([.F28]=[.D28];[.$D$1];IF([.F28]=[.E28];[.$E$1];0)))))" office:value-type="float" office:value="2" calcext:value-type="float">
            <text:p>2</text:p>
          </table:table-cell>
          <table:table-cell office:value-type="float" office:value="-0.0117289509301644" calcext:value-type="float">
            <text:p>-0.0117289509</text:p>
          </table:table-cell>
          <table:table-cell office:value-type="float" office:value="0.160165228007777" calcext:value-type="float">
            <text:p>0.160165228</text:p>
          </table:table-cell>
          <table:table-cell office:value-type="float" office:value="-0.160165248955226" calcext:value-type="float">
            <text:p>-0.160165249</text:p>
          </table:table-cell>
          <table:table-cell table:formula="of:=MAX([.C28:.E28])" office:value-type="float" office:value="0.160165228007777" calcext:value-type="float">
            <text:p>0.16016522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8]=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.0067694" calcext:value-type="float">
            <text:p>8.0067694</text:p>
          </table:table-cell>
          <table:table-cell table:formula="of:=NUMBERVALUE(RIGHT(IF([.F29]=[.C29];[.$C$1];IF([.F29]=[.D29];[.$D$1];IF([.F29]=[.E29];[.$E$1];0)))))" office:value-type="float" office:value="1" calcext:value-type="float">
            <text:p>1</text:p>
          </table:table-cell>
          <table:table-cell office:value-type="float" office:value="0.111252786373628" calcext:value-type="float">
            <text:p>0.1112527864</text:p>
          </table:table-cell>
          <table:table-cell office:value-type="float" office:value="0.109560388857803" calcext:value-type="float">
            <text:p>0.1095603889</text:p>
          </table:table-cell>
          <table:table-cell office:value-type="float" office:value="-0.109560506503841" calcext:value-type="float">
            <text:p>-0.1095605065</text:p>
          </table:table-cell>
          <table:table-cell table:formula="of:=MAX([.C29:.E29])" office:value-type="float" office:value="0.111252786373628" calcext:value-type="float">
            <text:p>0.111252786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29]=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3085702" calcext:value-type="float">
            <text:p>8.3085702</text:p>
          </table:table-cell>
          <table:table-cell table:formula="of:=NUMBERVALUE(RIGHT(IF([.F30]=[.C30];[.$C$1];IF([.F30]=[.D30];[.$D$1];IF([.F30]=[.E30];[.$E$1];0)))))" office:value-type="float" office:value="1" calcext:value-type="float">
            <text:p>1</text:p>
          </table:table-cell>
          <table:table-cell office:value-type="float" office:value="0.235843332368358" calcext:value-type="float">
            <text:p>0.2358433324</text:p>
          </table:table-cell>
          <table:table-cell office:value-type="float" office:value="0.0488465403835643" calcext:value-type="float">
            <text:p>0.0488465404</text:p>
          </table:table-cell>
          <table:table-cell office:value-type="float" office:value="-0.0488465170493208" calcext:value-type="float">
            <text:p>-0.048846517</text:p>
          </table:table-cell>
          <table:table-cell table:formula="of:=MAX([.C30:.E30])" office:value-type="float" office:value="0.235843332368358" calcext:value-type="float">
            <text:p>0.235843332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0]=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6103718" calcext:value-type="float">
            <text:p>8.6103718</text:p>
          </table:table-cell>
          <table:table-cell table:formula="of:=NUMBERVALUE(RIGHT(IF([.F31]=[.C31];[.$C$1];IF([.F31]=[.D31];[.$D$1];IF([.F31]=[.E31];[.$E$1];0)))))" office:value-type="float" office:value="2" calcext:value-type="float">
            <text:p>2</text:p>
          </table:table-cell>
          <table:table-cell office:value-type="float" office:value="0.0938275838661937" calcext:value-type="float">
            <text:p>0.0938275839</text:p>
          </table:table-cell>
          <table:table-cell office:value-type="float" office:value="0.0938542267971259" calcext:value-type="float">
            <text:p>0.0938542268</text:p>
          </table:table-cell>
          <table:table-cell office:value-type="float" office:value="-0.093854111801769" calcext:value-type="float">
            <text:p>-0.0938541118</text:p>
          </table:table-cell>
          <table:table-cell table:formula="of:=MAX([.C31:.E31])" office:value-type="float" office:value="0.0938542267971259" calcext:value-type="float">
            <text:p>0.093854226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1]=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.9116708" calcext:value-type="float">
            <text:p>8.9116708</text:p>
          </table:table-cell>
          <table:table-cell table:formula="of:=NUMBERVALUE(RIGHT(IF([.F32]=[.C32];[.$C$1];IF([.F32]=[.D32];[.$D$1];IF([.F32]=[.E32];[.$E$1];0)))))" office:value-type="float" office:value="3" calcext:value-type="float">
            <text:p>3</text:p>
          </table:table-cell>
          <table:table-cell office:value-type="float" office:value="-0.115392273651435" calcext:value-type="float">
            <text:p>-0.1153922737</text:p>
          </table:table-cell>
          <table:table-cell office:value-type="float" office:value="-0.0238354367809056" calcext:value-type="float">
            <text:p>-0.0238354368</text:p>
          </table:table-cell>
          <table:table-cell office:value-type="float" office:value="0.11539228210426" calcext:value-type="float">
            <text:p>0.1153922821</text:p>
          </table:table-cell>
          <table:table-cell table:formula="of:=MAX([.C32:.E32])" office:value-type="float" office:value="0.11539228210426" calcext:value-type="float">
            <text:p>0.115392282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2]=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2134719" calcext:value-type="float">
            <text:p>9.2134719</text:p>
          </table:table-cell>
          <table:table-cell table:formula="of:=NUMBERVALUE(RIGHT(IF([.F33]=[.C33];[.$C$1];IF([.F33]=[.D33];[.$D$1];IF([.F33]=[.E33];[.$E$1];0)))))" office:value-type="float" office:value="3" calcext:value-type="float">
            <text:p>3</text:p>
          </table:table-cell>
          <table:table-cell office:value-type="float" office:value="-0.0746128378763287" calcext:value-type="float">
            <text:p>-0.0746128379</text:p>
          </table:table-cell>
          <table:table-cell office:value-type="float" office:value="-0.136994253234003" calcext:value-type="float">
            <text:p>-0.1369942532</text:p>
          </table:table-cell>
          <table:table-cell office:value-type="float" office:value="0.0746128570987435" calcext:value-type="float">
            <text:p>0.0746128571</text:p>
          </table:table-cell>
          <table:table-cell table:formula="of:=MAX([.C33:.E33])" office:value-type="float" office:value="0.0746128570987435" calcext:value-type="float">
            <text:p>0.074612857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3]=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5147714" calcext:value-type="float">
            <text:p>9.5147714</text:p>
          </table:table-cell>
          <table:table-cell table:formula="of:=NUMBERVALUE(RIGHT(IF([.F34]=[.C34];[.$C$1];IF([.F34]=[.D34];[.$D$1];IF([.F34]=[.E34];[.$E$1];0)))))" office:value-type="float" office:value="3" calcext:value-type="float">
            <text:p>3</text:p>
          </table:table-cell>
          <table:table-cell office:value-type="float" office:value="-0.1074294791517" calcext:value-type="float">
            <text:p>-0.1074294792</text:p>
          </table:table-cell>
          <table:table-cell office:value-type="float" office:value="-0.168054237127892" calcext:value-type="float">
            <text:p>-0.1680542371</text:p>
          </table:table-cell>
          <table:table-cell office:value-type="float" office:value="0.107429464674463" calcext:value-type="float">
            <text:p>0.1074294647</text:p>
          </table:table-cell>
          <table:table-cell table:formula="of:=MAX([.C34:.E34])" office:value-type="float" office:value="0.107429464674463" calcext:value-type="float">
            <text:p>0.107429464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4]=[.B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8220869" calcext:value-type="float">
            <text:p>9.8220869</text:p>
          </table:table-cell>
          <table:table-cell table:formula="of:=NUMBERVALUE(RIGHT(IF([.F35]=[.C35];[.$C$1];IF([.F35]=[.D35];[.$D$1];IF([.F35]=[.E35];[.$E$1];0)))))" office:value-type="float" office:value="3" calcext:value-type="float">
            <text:p>3</text:p>
          </table:table-cell>
          <table:table-cell office:value-type="float" office:value="0.021640316689608" calcext:value-type="float">
            <text:p>0.0216403167</text:p>
          </table:table-cell>
          <table:table-cell office:value-type="float" office:value="-0.147279691271697" calcext:value-type="float">
            <text:p>-0.1472796913</text:p>
          </table:table-cell>
          <table:table-cell office:value-type="float" office:value="0.0275345643409041" calcext:value-type="float">
            <text:p>0.0275345643</text:p>
          </table:table-cell>
          <table:table-cell table:formula="of:=MAX([.C35:.E35])" office:value-type="float" office:value="0.0275345643409041" calcext:value-type="float">
            <text:p>0.027534564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5]=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1294024" calcext:value-type="float">
            <text:p>10.1294024</text:p>
          </table:table-cell>
          <table:table-cell table:formula="of:=NUMBERVALUE(RIGHT(IF([.F36]=[.C36];[.$C$1];IF([.F36]=[.D36];[.$D$1];IF([.F36]=[.E36];[.$E$1];0)))))" office:value-type="float" office:value="1" calcext:value-type="float">
            <text:p>1</text:p>
          </table:table-cell>
          <table:table-cell office:value-type="float" office:value="0.249728114963354" calcext:value-type="float">
            <text:p>0.249728115</text:p>
          </table:table-cell>
          <table:table-cell office:value-type="float" office:value="-0.0107486357419191" calcext:value-type="float">
            <text:p>-0.0107486357</text:p>
          </table:table-cell>
          <table:table-cell office:value-type="float" office:value="-0.20055323326732" calcext:value-type="float">
            <text:p>-0.2005532333</text:p>
          </table:table-cell>
          <table:table-cell table:formula="of:=MAX([.C36:.E36])" office:value-type="float" office:value="0.249728114963354" calcext:value-type="float">
            <text:p>0.24972811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6]=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4307019" calcext:value-type="float">
            <text:p>10.4307019</text:p>
          </table:table-cell>
          <table:table-cell table:formula="of:=NUMBERVALUE(RIGHT(IF([.F37]=[.C37];[.$C$1];IF([.F37]=[.D37];[.$D$1];IF([.F37]=[.E37];[.$E$1];0)))))" office:value-type="float" office:value="1" calcext:value-type="float">
            <text:p>1</text:p>
          </table:table-cell>
          <table:table-cell office:value-type="float" office:value="0.2929860296652" calcext:value-type="float">
            <text:p>0.2929860297</text:p>
          </table:table-cell>
          <table:table-cell office:value-type="float" office:value="0.18644765849862" calcext:value-type="float">
            <text:p>0.1864476585</text:p>
          </table:table-cell>
          <table:table-cell office:value-type="float" office:value="-0.243811172654889" calcext:value-type="float">
            <text:p>-0.2438111727</text:p>
          </table:table-cell>
          <table:table-cell table:formula="of:=MAX([.C37:.E37])" office:value-type="float" office:value="0.2929860296652" calcext:value-type="float">
            <text:p>0.292986029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7]=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7360121" calcext:value-type="float">
            <text:p>10.7360121</text:p>
          </table:table-cell>
          <table:table-cell table:formula="of:=NUMBERVALUE(RIGHT(IF([.F38]=[.C38];[.$C$1];IF([.F38]=[.D38];[.$D$1];IF([.F38]=[.E38];[.$E$1];0)))))" office:value-type="float" office:value="1" calcext:value-type="float">
            <text:p>1</text:p>
          </table:table-cell>
          <table:table-cell office:value-type="float" office:value="0.410142307399567" calcext:value-type="float">
            <text:p>0.4101423074</text:p>
          </table:table-cell>
          <table:table-cell office:value-type="float" office:value="0.301847156553306" calcext:value-type="float">
            <text:p>0.3018471566</text:p>
          </table:table-cell>
          <table:table-cell office:value-type="float" office:value="-0.360967418631234" calcext:value-type="float">
            <text:p>-0.3609674186</text:p>
          </table:table-cell>
          <table:table-cell table:formula="of:=MAX([.C38:.E38])" office:value-type="float" office:value="0.410142307399567" calcext:value-type="float">
            <text:p>0.410142307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8]=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0338028" calcext:value-type="float">
            <text:p>11.0338028</text:p>
          </table:table-cell>
          <table:table-cell table:formula="of:=NUMBERVALUE(RIGHT(IF([.F39]=[.C39];[.$C$1];IF([.F39]=[.D39];[.$D$1];IF([.F39]=[.E39];[.$E$1];0)))))" office:value-type="float" office:value="2" calcext:value-type="float">
            <text:p>2</text:p>
          </table:table-cell>
          <table:table-cell office:value-type="float" office:value="0.483308016335577" calcext:value-type="float">
            <text:p>0.4833080163</text:p>
          </table:table-cell>
          <table:table-cell office:value-type="float" office:value="0.483308031941597" calcext:value-type="float">
            <text:p>0.4833080319</text:p>
          </table:table-cell>
          <table:table-cell office:value-type="float" office:value="-0.483308027898755" calcext:value-type="float">
            <text:p>-0.4833080279</text:p>
          </table:table-cell>
          <table:table-cell table:formula="of:=MAX([.C39:.E39])" office:value-type="float" office:value="0.483308031941597" calcext:value-type="float">
            <text:p>0.483308031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39]=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.3356036" calcext:value-type="float">
            <text:p>11.3356036</text:p>
          </table:table-cell>
          <table:table-cell table:formula="of:=NUMBERVALUE(RIGHT(IF([.F40]=[.C40];[.$C$1];IF([.F40]=[.D40];[.$D$1];IF([.F40]=[.E40];[.$E$1];0)))))" office:value-type="float" office:value="1" calcext:value-type="float">
            <text:p>1</text:p>
          </table:table-cell>
          <table:table-cell office:value-type="float" office:value="0.484457585063755" calcext:value-type="float">
            <text:p>0.4844575851</text:p>
          </table:table-cell>
          <table:table-cell office:value-type="float" office:value="0.484439453104559" calcext:value-type="float">
            <text:p>0.4844394531</text:p>
          </table:table-cell>
          <table:table-cell office:value-type="float" office:value="-0.484439452419834" calcext:value-type="float">
            <text:p>-0.4844394524</text:p>
          </table:table-cell>
          <table:table-cell table:formula="of:=MAX([.C40:.E40])" office:value-type="float" office:value="0.484457585063755" calcext:value-type="float">
            <text:p>0.484457585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0]=[.B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6369029" calcext:value-type="float">
            <text:p>11.6369029</text:p>
          </table:table-cell>
          <table:table-cell table:formula="of:=NUMBERVALUE(RIGHT(IF([.F41]=[.C41];[.$C$1];IF([.F41]=[.D41];[.$D$1];IF([.F41]=[.E41];[.$E$1];0)))))" office:value-type="float" office:value="1" calcext:value-type="float">
            <text:p>1</text:p>
          </table:table-cell>
          <table:table-cell office:value-type="float" office:value="0.488540998325021" calcext:value-type="float">
            <text:p>0.4885409983</text:p>
          </table:table-cell>
          <table:table-cell office:value-type="float" office:value="0.488522855333478" calcext:value-type="float">
            <text:p>0.4885228553</text:p>
          </table:table-cell>
          <table:table-cell office:value-type="float" office:value="-0.488522854736841" calcext:value-type="float">
            <text:p>-0.4885228547</text:p>
          </table:table-cell>
          <table:table-cell table:formula="of:=MAX([.C41:.E41])" office:value-type="float" office:value="0.488540998325021" calcext:value-type="float">
            <text:p>0.488540998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1]=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9382029" calcext:value-type="float">
            <text:p>11.9382029</text:p>
          </table:table-cell>
          <table:table-cell table:formula="of:=NUMBERVALUE(RIGHT(IF([.F42]=[.C42];[.$C$1];IF([.F42]=[.D42];[.$D$1];IF([.F42]=[.E42];[.$E$1];0)))))" office:value-type="float" office:value="1" calcext:value-type="float">
            <text:p>1</text:p>
          </table:table-cell>
          <table:table-cell office:value-type="float" office:value="0.493289712989281" calcext:value-type="float">
            <text:p>0.493289713</text:p>
          </table:table-cell>
          <table:table-cell office:value-type="float" office:value="0.493271567243672" calcext:value-type="float">
            <text:p>0.4932715672</text:p>
          </table:table-cell>
          <table:table-cell office:value-type="float" office:value="-0.493271562447758" calcext:value-type="float">
            <text:p>-0.4932715624</text:p>
          </table:table-cell>
          <table:table-cell table:formula="of:=MAX([.C42:.E42])" office:value-type="float" office:value="0.493289712989281" calcext:value-type="float">
            <text:p>0.49328971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2]=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240004" calcext:value-type="float">
            <text:p>12.240004</text:p>
          </table:table-cell>
          <table:table-cell table:formula="of:=NUMBERVALUE(RIGHT(IF([.F43]=[.C43];[.$C$1];IF([.F43]=[.D43];[.$D$1];IF([.F43]=[.E43];[.$E$1];0)))))" office:value-type="float" office:value="1" calcext:value-type="float">
            <text:p>1</text:p>
          </table:table-cell>
          <table:table-cell office:value-type="float" office:value="0.319799840664813" calcext:value-type="float">
            <text:p>0.3197998407</text:p>
          </table:table-cell>
          <table:table-cell office:value-type="float" office:value="0.319781720473611" calcext:value-type="float">
            <text:p>0.3197817205</text:p>
          </table:table-cell>
          <table:table-cell office:value-type="float" office:value="-0.319784476857978" calcext:value-type="float">
            <text:p>-0.3197844769</text:p>
          </table:table-cell>
          <table:table-cell table:formula="of:=MAX([.C43:.E43])" office:value-type="float" office:value="0.319799840664813" calcext:value-type="float">
            <text:p>0.319799840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3]=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5418045" calcext:value-type="float">
            <text:p>12.5418045</text:p>
          </table:table-cell>
          <table:table-cell table:formula="of:=NUMBERVALUE(RIGHT(IF([.F44]=[.C44];[.$C$1];IF([.F44]=[.D44];[.$D$1];IF([.F44]=[.E44];[.$E$1];0)))))" office:value-type="float" office:value="2" calcext:value-type="float">
            <text:p>2</text:p>
          </table:table-cell>
          <table:table-cell office:value-type="float" office:value="0.102041247215208" calcext:value-type="float">
            <text:p>0.1020412472</text:p>
          </table:table-cell>
          <table:table-cell office:value-type="float" office:value="0.309699183637626" calcext:value-type="float">
            <text:p>0.3096991836</text:p>
          </table:table-cell>
          <table:table-cell office:value-type="float" office:value="-0.309701928646502" calcext:value-type="float">
            <text:p>-0.3097019286</text:p>
          </table:table-cell>
          <table:table-cell table:formula="of:=MAX([.C44:.E44])" office:value-type="float" office:value="0.309699183637626" calcext:value-type="float">
            <text:p>0.309699183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4]=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.8431041" calcext:value-type="float">
            <text:p>12.8431041</text:p>
          </table:table-cell>
          <table:table-cell table:formula="of:=NUMBERVALUE(RIGHT(IF([.F45]=[.C45];[.$C$1];IF([.F45]=[.D45];[.$D$1];IF([.F45]=[.E45];[.$E$1];0)))))" office:value-type="float" office:value="2" calcext:value-type="float">
            <text:p>2</text:p>
          </table:table-cell>
          <table:table-cell office:value-type="float" office:value="-0.143225123201509" calcext:value-type="float">
            <text:p>-0.1432251232</text:p>
          </table:table-cell>
          <table:table-cell office:value-type="float" office:value="0.306344512523236" calcext:value-type="float">
            <text:p>0.3063445125</text:p>
          </table:table-cell>
          <table:table-cell office:value-type="float" office:value="-0.306347253718539" calcext:value-type="float">
            <text:p>-0.3063472537</text:p>
          </table:table-cell>
          <table:table-cell table:formula="of:=MAX([.C45:.E45])" office:value-type="float" office:value="0.306344512523236" calcext:value-type="float">
            <text:p>0.3063445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5]=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.1449054" calcext:value-type="float">
            <text:p>13.1449054</text:p>
          </table:table-cell>
          <table:table-cell table:formula="of:=NUMBERVALUE(RIGHT(IF([.F46]=[.C46];[.$C$1];IF([.F46]=[.D46];[.$D$1];IF([.F46]=[.E46];[.$E$1];0)))))" office:value-type="float" office:value="2" calcext:value-type="float">
            <text:p>2</text:p>
          </table:table-cell>
          <table:table-cell office:value-type="float" office:value="-0.386226167476876" calcext:value-type="float">
            <text:p>-0.3862261675</text:p>
          </table:table-cell>
          <table:table-cell office:value-type="float" office:value="0.307292292564143" calcext:value-type="float">
            <text:p>0.3072922926</text:p>
          </table:table-cell>
          <table:table-cell office:value-type="float" office:value="-0.307295021535508" calcext:value-type="float">
            <text:p>-0.3072950215</text:p>
          </table:table-cell>
          <table:table-cell table:formula="of:=MAX([.C46:.E46])" office:value-type="float" office:value="0.307292292564143" calcext:value-type="float">
            <text:p>0.307292292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6]=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.4467059" calcext:value-type="float">
            <text:p>13.4467059</text:p>
          </table:table-cell>
          <table:table-cell table:formula="of:=NUMBERVALUE(RIGHT(IF([.F47]=[.C47];[.$C$1];IF([.F47]=[.D47];[.$D$1];IF([.F47]=[.E47];[.$E$1];0)))))" office:value-type="float" office:value="2" calcext:value-type="float">
            <text:p>2</text:p>
          </table:table-cell>
          <table:table-cell office:value-type="float" office:value="-0.460734649084597" calcext:value-type="float">
            <text:p>-0.4607346491</text:p>
          </table:table-cell>
          <table:table-cell office:value-type="float" office:value="0.480726351574208" calcext:value-type="float">
            <text:p>0.4807263516</text:p>
          </table:table-cell>
          <table:table-cell office:value-type="float" office:value="-0.480726320851774" calcext:value-type="float">
            <text:p>-0.4807263209</text:p>
          </table:table-cell>
          <table:table-cell table:formula="of:=MAX([.C47:.E47])" office:value-type="float" office:value="0.480726351574208" calcext:value-type="float">
            <text:p>0.480726351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7]=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.7545227" calcext:value-type="float">
            <text:p>13.7545227</text:p>
          </table:table-cell>
          <table:table-cell table:formula="of:=NUMBERVALUE(RIGHT(IF([.F48]=[.C48];[.$C$1];IF([.F48]=[.D48];[.$D$1];IF([.F48]=[.E48];[.$E$1];0)))))" office:value-type="float" office:value="2" calcext:value-type="float">
            <text:p>2</text:p>
          </table:table-cell>
          <table:table-cell office:value-type="float" office:value="-0.490631108249094" calcext:value-type="float">
            <text:p>-0.4906311082</text:p>
          </table:table-cell>
          <table:table-cell office:value-type="float" office:value="0.490631116230655" calcext:value-type="float">
            <text:p>0.4906311162</text:p>
          </table:table-cell>
          <table:table-cell office:value-type="float" office:value="-0.246704217949115" calcext:value-type="float">
            <text:p>-0.2467042179</text:p>
          </table:table-cell>
          <table:table-cell table:formula="of:=MAX([.C48:.E48])" office:value-type="float" office:value="0.490631116230655" calcext:value-type="float">
            <text:p>0.490631116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8]=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.0538169" calcext:value-type="float">
            <text:p>14.0538169</text:p>
          </table:table-cell>
          <table:table-cell table:formula="of:=NUMBERVALUE(RIGHT(IF([.F49]=[.C49];[.$C$1];IF([.F49]=[.D49];[.$D$1];IF([.F49]=[.E49];[.$E$1];0)))))" office:value-type="float" office:value="2" calcext:value-type="float">
            <text:p>2</text:p>
          </table:table-cell>
          <table:table-cell office:value-type="float" office:value="-0.492452689366141" calcext:value-type="float">
            <text:p>-0.4924526894</text:p>
          </table:table-cell>
          <table:table-cell office:value-type="float" office:value="0.492452685668637" calcext:value-type="float">
            <text:p>0.4924526857</text:p>
          </table:table-cell>
          <table:table-cell office:value-type="float" office:value="-0.00297094487880682" calcext:value-type="float">
            <text:p>-0.0029709449</text:p>
          </table:table-cell>
          <table:table-cell table:formula="of:=MAX([.C49:.E49])" office:value-type="float" office:value="0.492452685668637" calcext:value-type="float">
            <text:p>0.492452685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49]=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.3551167" calcext:value-type="float">
            <text:p>14.3551167</text:p>
          </table:table-cell>
          <table:table-cell table:formula="of:=NUMBERVALUE(RIGHT(IF([.F50]=[.C50];[.$C$1];IF([.F50]=[.D50];[.$D$1];IF([.F50]=[.E50];[.$E$1];0)))))" office:value-type="float" office:value="2" calcext:value-type="float">
            <text:p>2</text:p>
          </table:table-cell>
          <table:table-cell office:value-type="float" office:value="-0.494779015125112" calcext:value-type="float">
            <text:p>-0.4947790151</text:p>
          </table:table-cell>
          <table:table-cell office:value-type="float" office:value="0.494779017194677" calcext:value-type="float">
            <text:p>0.4947790172</text:p>
          </table:table-cell>
          <table:table-cell office:value-type="float" office:value="0.243304185831302" calcext:value-type="float">
            <text:p>0.2433041858</text:p>
          </table:table-cell>
          <table:table-cell table:formula="of:=MAX([.C50:.E50])" office:value-type="float" office:value="0.494779017194677" calcext:value-type="float">
            <text:p>0.494779017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0]=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.6529071" calcext:value-type="float">
            <text:p>14.6529071</text:p>
          </table:table-cell>
          <table:table-cell table:formula="of:=NUMBERVALUE(RIGHT(IF([.F51]=[.C51];[.$C$1];IF([.F51]=[.D51];[.$D$1];IF([.F51]=[.E51];[.$E$1];0)))))" office:value-type="float" office:value="2" calcext:value-type="float">
            <text:p>2</text:p>
          </table:table-cell>
          <table:table-cell office:value-type="float" office:value="-0.493896587568641" calcext:value-type="float">
            <text:p>-0.4938965876</text:p>
          </table:table-cell>
          <table:table-cell office:value-type="float" office:value="0.493896580153775" calcext:value-type="float">
            <text:p>0.4938965802</text:p>
          </table:table-cell>
          <table:table-cell office:value-type="float" office:value="0.490364323401874" calcext:value-type="float">
            <text:p>0.4903643234</text:p>
          </table:table-cell>
          <table:table-cell table:formula="of:=MAX([.C51:.E51])" office:value-type="float" office:value="0.493896580153775" calcext:value-type="float">
            <text:p>0.493896580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1]=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.9547087" calcext:value-type="float">
            <text:p>14.9547087</text:p>
          </table:table-cell>
          <table:table-cell table:formula="of:=NUMBERVALUE(RIGHT(IF([.F52]=[.C52];[.$C$1];IF([.F52]=[.D52];[.$D$1];IF([.F52]=[.E52];[.$E$1];0)))))" office:value-type="float" office:value="3" calcext:value-type="float">
            <text:p>3</text:p>
          </table:table-cell>
          <table:table-cell office:value-type="float" office:value="-0.402594088661758" calcext:value-type="float">
            <text:p>-0.4025940887</text:p>
          </table:table-cell>
          <table:table-cell office:value-type="float" office:value="0.317361680931936" calcext:value-type="float">
            <text:p>0.3173616809</text:p>
          </table:table-cell>
          <table:table-cell office:value-type="float" office:value="0.494256776356989" calcext:value-type="float">
            <text:p>0.4942567764</text:p>
          </table:table-cell>
          <table:table-cell table:formula="of:=MAX([.C52:.E52])" office:value-type="float" office:value="0.494256776356989" calcext:value-type="float">
            <text:p>0.494256776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2]=[.B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2560077" calcext:value-type="float">
            <text:p>15.2560077</text:p>
          </table:table-cell>
          <table:table-cell table:formula="of:=NUMBERVALUE(RIGHT(IF([.F53]=[.C53];[.$C$1];IF([.F53]=[.D53];[.$D$1];IF([.F53]=[.E53];[.$E$1];0)))))" office:value-type="float" office:value="2" calcext:value-type="float">
            <text:p>2</text:p>
          </table:table-cell>
          <table:table-cell office:value-type="float" office:value="-0.394511162201165" calcext:value-type="float">
            <text:p>-0.3945111622</text:p>
          </table:table-cell>
          <table:table-cell office:value-type="float" office:value="0.309278734580548" calcext:value-type="float">
            <text:p>0.3092787346</text:p>
          </table:table-cell>
          <table:table-cell office:value-type="float" office:value="0.256784848885114" calcext:value-type="float">
            <text:p>0.2567848489</text:p>
          </table:table-cell>
          <table:table-cell table:formula="of:=MAX([.C53:.E53])" office:value-type="float" office:value="0.309278734580548" calcext:value-type="float">
            <text:p>0.309278734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3]=[.B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5578088" calcext:value-type="float">
            <text:p>15.5578088</text:p>
          </table:table-cell>
          <table:table-cell table:formula="of:=NUMBERVALUE(RIGHT(IF([.F54]=[.C54];[.$C$1];IF([.F54]=[.D54];[.$D$1];IF([.F54]=[.E54];[.$E$1];0)))))" office:value-type="float" office:value="2" calcext:value-type="float">
            <text:p>2</text:p>
          </table:table-cell>
          <table:table-cell office:value-type="float" office:value="-0.392696132674052" calcext:value-type="float">
            <text:p>-0.3926961327</text:p>
          </table:table-cell>
          <table:table-cell office:value-type="float" office:value="0.307463699066981" calcext:value-type="float">
            <text:p>0.3074636991</text:p>
          </table:table-cell>
          <table:table-cell office:value-type="float" office:value="0.00999840463785187" calcext:value-type="float">
            <text:p>0.0099984046</text:p>
          </table:table-cell>
          <table:table-cell table:formula="of:=MAX([.C54:.E54])" office:value-type="float" office:value="0.307463699066981" calcext:value-type="float">
            <text:p>0.307463699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4]=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8596093" calcext:value-type="float">
            <text:p>15.8596093</text:p>
          </table:table-cell>
          <table:table-cell table:formula="of:=NUMBERVALUE(RIGHT(IF([.F55]=[.C55];[.$C$1];IF([.F55]=[.D55];[.$D$1];IF([.F55]=[.E55];[.$E$1];0)))))" office:value-type="float" office:value="2" calcext:value-type="float">
            <text:p>2</text:p>
          </table:table-cell>
          <table:table-cell office:value-type="float" office:value="-0.392872008560739" calcext:value-type="float">
            <text:p>-0.3928720086</text:p>
          </table:table-cell>
          <table:table-cell office:value-type="float" office:value="0.307639581237093" calcext:value-type="float">
            <text:p>0.3076395812</text:p>
          </table:table-cell>
          <table:table-cell office:value-type="float" office:value="-0.23635518490014" calcext:value-type="float">
            <text:p>-0.2363551849</text:p>
          </table:table-cell>
          <table:table-cell table:formula="of:=MAX([.C55:.E55])" office:value-type="float" office:value="0.307639581237093" calcext:value-type="float">
            <text:p>0.307639581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5]=[.B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1609094" calcext:value-type="float">
            <text:p>16.1609094</text:p>
          </table:table-cell>
          <table:table-cell table:formula="of:=NUMBERVALUE(RIGHT(IF([.F56]=[.C56];[.$C$1];IF([.F56]=[.D56];[.$D$1];IF([.F56]=[.E56];[.$E$1];0)))))" office:value-type="float" office:value="2" calcext:value-type="float">
            <text:p>2</text:p>
          </table:table-cell>
          <table:table-cell office:value-type="float" office:value="-0.484057154184451" calcext:value-type="float">
            <text:p>-0.4840571542</text:p>
          </table:table-cell>
          <table:table-cell office:value-type="float" office:value="0.48405712500818" calcext:value-type="float">
            <text:p>0.484057125</text:p>
          </table:table-cell>
          <table:table-cell office:value-type="float" office:value="-0.484057160077887" calcext:value-type="float">
            <text:p>-0.4840571601</text:p>
          </table:table-cell>
          <table:table-cell table:formula="of:=MAX([.C56:.E56])" office:value-type="float" office:value="0.48405712500818" calcext:value-type="float">
            <text:p>0.484057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6]=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4632199" calcext:value-type="float">
            <text:p>16.4632199</text:p>
          </table:table-cell>
          <table:table-cell table:formula="of:=NUMBERVALUE(RIGHT(IF([.F57]=[.C57];[.$C$1];IF([.F57]=[.D57];[.$D$1];IF([.F57]=[.E57];[.$E$1];0)))))" office:value-type="float" office:value="2" calcext:value-type="float">
            <text:p>2</text:p>
          </table:table-cell>
          <table:table-cell office:value-type="float" office:value="-0.493840155997484" calcext:value-type="float">
            <text:p>-0.493840156</text:p>
          </table:table-cell>
          <table:table-cell office:value-type="float" office:value="0.493840150095435" calcext:value-type="float">
            <text:p>0.4938401501</text:p>
          </table:table-cell>
          <table:table-cell office:value-type="float" office:value="-0.493840160015094" calcext:value-type="float">
            <text:p>-0.49384016</text:p>
          </table:table-cell>
          <table:table-cell table:formula="of:=MAX([.C57:.E57])" office:value-type="float" office:value="0.493840150095435" calcext:value-type="float">
            <text:p>0.493840150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7]=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7640182" calcext:value-type="float">
            <text:p>16.7640182</text:p>
          </table:table-cell>
          <table:table-cell table:formula="of:=NUMBERVALUE(RIGHT(IF([.F58]=[.C58];[.$C$1];IF([.F58]=[.D58];[.$D$1];IF([.F58]=[.E58];[.$E$1];0)))))" office:value-type="float" office:value="2" calcext:value-type="float">
            <text:p>2</text:p>
          </table:table-cell>
          <table:table-cell office:value-type="float" office:value="-0.49525132240427" calcext:value-type="float">
            <text:p>-0.4952513224</text:p>
          </table:table-cell>
          <table:table-cell office:value-type="float" office:value="0.495251313764445" calcext:value-type="float">
            <text:p>0.4952513138</text:p>
          </table:table-cell>
          <table:table-cell office:value-type="float" office:value="-0.49525132320354" calcext:value-type="float">
            <text:p>-0.4952513232</text:p>
          </table:table-cell>
          <table:table-cell table:formula="of:=MAX([.C58:.E58])" office:value-type="float" office:value="0.495251313764445" calcext:value-type="float">
            <text:p>0.495251313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8]=[.B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0542886" calcext:value-type="float">
            <text:p>17.0542886</text:p>
          </table:table-cell>
          <table:table-cell table:formula="of:=NUMBERVALUE(RIGHT(IF([.F59]=[.C59];[.$C$1];IF([.F59]=[.D59];[.$D$1];IF([.F59]=[.E59];[.$E$1];0)))))" office:value-type="float" office:value="2" calcext:value-type="float">
            <text:p>2</text:p>
          </table:table-cell>
          <table:table-cell office:value-type="float" office:value="-0.494538551748693" calcext:value-type="float">
            <text:p>-0.4945385517</text:p>
          </table:table-cell>
          <table:table-cell office:value-type="float" office:value="0.494538545232392" calcext:value-type="float">
            <text:p>0.4945385452</text:p>
          </table:table-cell>
          <table:table-cell office:value-type="float" office:value="-0.494538547057272" calcext:value-type="float">
            <text:p>-0.4945385471</text:p>
          </table:table-cell>
          <table:table-cell table:formula="of:=MAX([.C59:.E59])" office:value-type="float" office:value="0.494538545232392" calcext:value-type="float">
            <text:p>0.494538545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59]=[.B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3566008" calcext:value-type="float">
            <text:p>17.3566008</text:p>
          </table:table-cell>
          <table:table-cell table:formula="of:=NUMBERVALUE(RIGHT(IF([.F60]=[.C60];[.$C$1];IF([.F60]=[.D60];[.$D$1];IF([.F60]=[.E60];[.$E$1];0)))))" office:value-type="float" office:value="2" calcext:value-type="float">
            <text:p>2</text:p>
          </table:table-cell>
          <table:table-cell office:value-type="float" office:value="-0.495050910084325" calcext:value-type="float">
            <text:p>-0.4950509101</text:p>
          </table:table-cell>
          <table:table-cell office:value-type="float" office:value="0.495480317780566" calcext:value-type="float">
            <text:p>0.4954803178</text:p>
          </table:table-cell>
          <table:table-cell office:value-type="float" office:value="-0.474206399157226" calcext:value-type="float">
            <text:p>-0.4742063992</text:p>
          </table:table-cell>
          <table:table-cell table:formula="of:=MAX([.C60:.E60])" office:value-type="float" office:value="0.495480317780566" calcext:value-type="float">
            <text:p>0.495480317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0]=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6573989" calcext:value-type="float">
            <text:p>17.6573989</text:p>
          </table:table-cell>
          <table:table-cell table:formula="of:=NUMBERVALUE(RIGHT(IF([.F61]=[.C61];[.$C$1];IF([.F61]=[.D61];[.$D$1];IF([.F61]=[.E61];[.$E$1];0)))))" office:value-type="float" office:value="2" calcext:value-type="float">
            <text:p>2</text:p>
          </table:table-cell>
          <table:table-cell office:value-type="float" office:value="-0.249505688971106" calcext:value-type="float">
            <text:p>-0.249505689</text:p>
          </table:table-cell>
          <table:table-cell office:value-type="float" office:value="0.492071004027442" calcext:value-type="float">
            <text:p>0.492071004</text:p>
          </table:table-cell>
          <table:table-cell office:value-type="float" office:value="-0.228660705816534" calcext:value-type="float">
            <text:p>-0.2286607058</text:p>
          </table:table-cell>
          <table:table-cell table:formula="of:=MAX([.C61:.E61])" office:value-type="float" office:value="0.492071004027442" calcext:value-type="float">
            <text:p>0.49207100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1]=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9531837" calcext:value-type="float">
            <text:p>17.9531837</text:p>
          </table:table-cell>
          <table:table-cell table:formula="of:=NUMBERVALUE(RIGHT(IF([.F62]=[.C62];[.$C$1];IF([.F62]=[.D62];[.$D$1];IF([.F62]=[.E62];[.$E$1];0)))))" office:value-type="float" office:value="2" calcext:value-type="float">
            <text:p>2</text:p>
          </table:table-cell>
          <table:table-cell office:value-type="float" office:value="-0.0127603757415711" calcext:value-type="float">
            <text:p>-0.0127603757</text:p>
          </table:table-cell>
          <table:table-cell office:value-type="float" office:value="0.481022569794301" calcext:value-type="float">
            <text:p>0.4810225698</text:p>
          </table:table-cell>
          <table:table-cell office:value-type="float" office:value="0.00808459733624928" calcext:value-type="float">
            <text:p>0.0080845973</text:p>
          </table:table-cell>
          <table:table-cell table:formula="of:=MAX([.C62:.E62])" office:value-type="float" office:value="0.481022569794301" calcext:value-type="float">
            <text:p>0.481022569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2]=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2499713" calcext:value-type="float">
            <text:p>18.2499713</text:p>
          </table:table-cell>
          <table:table-cell table:formula="of:=NUMBERVALUE(RIGHT(IF([.F63]=[.C63];[.$C$1];IF([.F63]=[.D63];[.$D$1];IF([.F63]=[.E63];[.$E$1];0)))))" office:value-type="float" office:value="2" calcext:value-type="float">
            <text:p>2</text:p>
          </table:table-cell>
          <table:table-cell office:value-type="float" office:value="0.220180516190784" calcext:value-type="float">
            <text:p>0.2201805162</text:p>
          </table:table-cell>
          <table:table-cell office:value-type="float" office:value="0.468859536510759" calcext:value-type="float">
            <text:p>0.4688595365</text:p>
          </table:table-cell>
          <table:table-cell office:value-type="float" office:value="0.241025479656117" calcext:value-type="float">
            <text:p>0.2410254797</text:p>
          </table:table-cell>
          <table:table-cell table:formula="of:=MAX([.C63:.E63])" office:value-type="float" office:value="0.468859536510759" calcext:value-type="float">
            <text:p>0.468859536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3]=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5512711" calcext:value-type="float">
            <text:p>18.5512711</text:p>
          </table:table-cell>
          <table:table-cell table:formula="of:=NUMBERVALUE(RIGHT(IF([.F64]=[.C64];[.$C$1];IF([.F64]=[.D64];[.$D$1];IF([.F64]=[.E64];[.$E$1];0)))))" office:value-type="float" office:value="2" calcext:value-type="float">
            <text:p>2</text:p>
          </table:table-cell>
          <table:table-cell office:value-type="float" office:value="0.468787932203578" calcext:value-type="float">
            <text:p>0.4687879322</text:p>
          </table:table-cell>
          <table:table-cell office:value-type="float" office:value="0.46878839529445" calcext:value-type="float">
            <text:p>0.4687883953</text:p>
          </table:table-cell>
          <table:table-cell office:value-type="float" office:value="0.468788388915143" calcext:value-type="float">
            <text:p>0.4687883889</text:p>
          </table:table-cell>
          <table:table-cell table:formula="of:=MAX([.C64:.E64])" office:value-type="float" office:value="0.46878839529445" calcext:value-type="float">
            <text:p>0.468788395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4]=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8530722" calcext:value-type="float">
            <text:p>18.8530722</text:p>
          </table:table-cell>
          <table:table-cell table:formula="of:=NUMBERVALUE(RIGHT(IF([.F65]=[.C65];[.$C$1];IF([.F65]=[.D65];[.$D$1];IF([.F65]=[.E65];[.$E$1];0)))))" office:value-type="float" office:value="1" calcext:value-type="float">
            <text:p>1</text:p>
          </table:table-cell>
          <table:table-cell office:value-type="float" office:value="0.472206240762323" calcext:value-type="float">
            <text:p>0.4722062408</text:p>
          </table:table-cell>
          <table:table-cell office:value-type="float" office:value="0.472206211357244" calcext:value-type="float">
            <text:p>0.4722062114</text:p>
          </table:table-cell>
          <table:table-cell office:value-type="float" office:value="0.472206202893956" calcext:value-type="float">
            <text:p>0.4722062029</text:p>
          </table:table-cell>
          <table:table-cell table:formula="of:=MAX([.C65:.E65])" office:value-type="float" office:value="0.472206240762323" calcext:value-type="float">
            <text:p>0.472206240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5]=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1548732" calcext:value-type="float">
            <text:p>19.1548732</text:p>
          </table:table-cell>
          <table:table-cell table:formula="of:=NUMBERVALUE(RIGHT(IF([.F66]=[.C66];[.$C$1];IF([.F66]=[.D66];[.$D$1];IF([.F66]=[.E66];[.$E$1];0)))))" office:value-type="float" office:value="1" calcext:value-type="float">
            <text:p>1</text:p>
          </table:table-cell>
          <table:table-cell office:value-type="float" office:value="0.482553078488789" calcext:value-type="float">
            <text:p>0.4825530785</text:p>
          </table:table-cell>
          <table:table-cell office:value-type="float" office:value="0.482552969965393" calcext:value-type="float">
            <text:p>0.48255297</text:p>
          </table:table-cell>
          <table:table-cell office:value-type="float" office:value="0.482552963825486" calcext:value-type="float">
            <text:p>0.4825529638</text:p>
          </table:table-cell>
          <table:table-cell table:formula="of:=MAX([.C66:.E66])" office:value-type="float" office:value="0.482553078488789" calcext:value-type="float">
            <text:p>0.482553078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6]=[.B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4561725" calcext:value-type="float">
            <text:p>19.4561725</text:p>
          </table:table-cell>
          <table:table-cell table:formula="of:=NUMBERVALUE(RIGHT(IF([.F67]=[.C67];[.$C$1];IF([.F67]=[.D67];[.$D$1];IF([.F67]=[.E67];[.$E$1];0)))))" office:value-type="float" office:value="1" calcext:value-type="float">
            <text:p>1</text:p>
          </table:table-cell>
          <table:table-cell office:value-type="float" office:value="0.495515611164268" calcext:value-type="float">
            <text:p>0.4955156112</text:p>
          </table:table-cell>
          <table:table-cell office:value-type="float" office:value="0.495506972522339" calcext:value-type="float">
            <text:p>0.4955069725</text:p>
          </table:table-cell>
          <table:table-cell office:value-type="float" office:value="0.495506965174621" calcext:value-type="float">
            <text:p>0.4955069652</text:p>
          </table:table-cell>
          <table:table-cell table:formula="of:=MAX([.C67:.E67])" office:value-type="float" office:value="0.495515611164268" calcext:value-type="float">
            <text:p>0.495515611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7]=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7574813" calcext:value-type="float">
            <text:p>19.7574813</text:p>
          </table:table-cell>
          <table:table-cell table:formula="of:=NUMBERVALUE(RIGHT(IF([.F68]=[.C68];[.$C$1];IF([.F68]=[.D68];[.$D$1];IF([.F68]=[.E68];[.$E$1];0)))))" office:value-type="float" office:value="1" calcext:value-type="float">
            <text:p>1</text:p>
          </table:table-cell>
          <table:table-cell office:value-type="float" office:value="0.493578631610111" calcext:value-type="float">
            <text:p>0.4935786316</text:p>
          </table:table-cell>
          <table:table-cell office:value-type="float" office:value="0.493570009676072" calcext:value-type="float">
            <text:p>0.4935700097</text:p>
          </table:table-cell>
          <table:table-cell office:value-type="float" office:value="0.493569989340153" calcext:value-type="float">
            <text:p>0.4935699893</text:p>
          </table:table-cell>
          <table:table-cell table:formula="of:=MAX([.C68:.E68])" office:value-type="float" office:value="0.493578631610111" calcext:value-type="float">
            <text:p>0.493578631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8]=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0592818" calcext:value-type="float">
            <text:p>20.0592818</text:p>
          </table:table-cell>
          <table:table-cell table:formula="of:=NUMBERVALUE(RIGHT(IF([.F69]=[.C69];[.$C$1];IF([.F69]=[.D69];[.$D$1];IF([.F69]=[.E69];[.$E$1];0)))))" office:value-type="float" office:value="3" calcext:value-type="float">
            <text:p>3</text:p>
          </table:table-cell>
          <table:table-cell office:value-type="float" office:value="0.291581845912355" calcext:value-type="float">
            <text:p>0.2915818459</text:p>
          </table:table-cell>
          <table:table-cell office:value-type="float" office:value="0.487787846661775" calcext:value-type="float">
            <text:p>0.4877878467</text:p>
          </table:table-cell>
          <table:table-cell office:value-type="float" office:value="0.487787869863684" calcext:value-type="float">
            <text:p>0.4877878699</text:p>
          </table:table-cell>
          <table:table-cell table:formula="of:=MAX([.C69:.E69])" office:value-type="float" office:value="0.487787869863684" calcext:value-type="float">
            <text:p>0.48778786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69]=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3605813" calcext:value-type="float">
            <text:p>20.3605813</text:p>
          </table:table-cell>
          <table:table-cell table:formula="of:=NUMBERVALUE(RIGHT(IF([.F70]=[.C70];[.$C$1];IF([.F70]=[.D70];[.$D$1];IF([.F70]=[.E70];[.$E$1];0)))))" office:value-type="float" office:value="3" calcext:value-type="float">
            <text:p>3</text:p>
          </table:table-cell>
          <table:table-cell office:value-type="float" office:value="0.044137483766789" calcext:value-type="float">
            <text:p>0.0441374838</text:p>
          </table:table-cell>
          <table:table-cell office:value-type="float" office:value="0.488841748666252" calcext:value-type="float">
            <text:p>0.4888417487</text:p>
          </table:table-cell>
          <table:table-cell office:value-type="float" office:value="0.488841768975274" calcext:value-type="float">
            <text:p>0.488841769</text:p>
          </table:table-cell>
          <table:table-cell table:formula="of:=MAX([.C70:.E70])" office:value-type="float" office:value="0.488841768975274" calcext:value-type="float">
            <text:p>0.48884176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0]=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6623821" calcext:value-type="float">
            <text:p>20.6623821</text:p>
          </table:table-cell>
          <table:table-cell table:formula="of:=NUMBERVALUE(RIGHT(IF([.F71]=[.C71];[.$C$1];IF([.F71]=[.D71];[.$D$1];IF([.F71]=[.E71];[.$E$1];0)))))" office:value-type="float" office:value="3" calcext:value-type="float">
            <text:p>3</text:p>
          </table:table-cell>
          <table:table-cell office:value-type="float" office:value="-0.203839611395654" calcext:value-type="float">
            <text:p>-0.2038396114</text:p>
          </table:table-cell>
          <table:table-cell office:value-type="float" office:value="0.490124446147579" calcext:value-type="float">
            <text:p>0.4901244461</text:p>
          </table:table-cell>
          <table:table-cell office:value-type="float" office:value="0.490124477393006" calcext:value-type="float">
            <text:p>0.4901244774</text:p>
          </table:table-cell>
          <table:table-cell table:formula="of:=MAX([.C71:.E71])" office:value-type="float" office:value="0.490124477393006" calcext:value-type="float">
            <text:p>0.490124477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1]=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9641835" calcext:value-type="float">
            <text:p>20.9641835</text:p>
          </table:table-cell>
          <table:table-cell table:formula="of:=NUMBERVALUE(RIGHT(IF([.F72]=[.C72];[.$C$1];IF([.F72]=[.D72];[.$D$1];IF([.F72]=[.E72];[.$E$1];0)))))" office:value-type="float" office:value="3" calcext:value-type="float">
            <text:p>3</text:p>
          </table:table-cell>
          <table:table-cell office:value-type="float" office:value="-0.423522325548756" calcext:value-type="float">
            <text:p>-0.4235223255</text:p>
          </table:table-cell>
          <table:table-cell office:value-type="float" office:value="0.401152788463131" calcext:value-type="float">
            <text:p>0.4011527885</text:p>
          </table:table-cell>
          <table:table-cell office:value-type="float" office:value="0.464715452944324" calcext:value-type="float">
            <text:p>0.4647154529</text:p>
          </table:table-cell>
          <table:table-cell table:formula="of:=MAX([.C72:.E72])" office:value-type="float" office:value="0.464715452944324" calcext:value-type="float">
            <text:p>0.464715452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2]=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265483" calcext:value-type="float">
            <text:p>21.265483</text:p>
          </table:table-cell>
          <table:table-cell table:formula="of:=NUMBERVALUE(RIGHT(IF([.F73]=[.C73];[.$C$1];IF([.F73]=[.D73];[.$D$1];IF([.F73]=[.E73];[.$E$1];0)))))" office:value-type="float" office:value="3" calcext:value-type="float">
            <text:p>3</text:p>
          </table:table-cell>
          <table:table-cell office:value-type="float" office:value="-0.227556213911397" calcext:value-type="float">
            <text:p>-0.2275562139</text:p>
          </table:table-cell>
          <table:table-cell office:value-type="float" office:value="0.400904291727437" calcext:value-type="float">
            <text:p>0.4009042917</text:p>
          </table:table-cell>
          <table:table-cell office:value-type="float" office:value="0.467390997813827" calcext:value-type="float">
            <text:p>0.4673909978</text:p>
          </table:table-cell>
          <table:table-cell table:formula="of:=MAX([.C73:.E73])" office:value-type="float" office:value="0.467390997813827" calcext:value-type="float">
            <text:p>0.467390997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3]=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5672838" calcext:value-type="float">
            <text:p>21.5672838</text:p>
          </table:table-cell>
          <table:table-cell table:formula="of:=NUMBERVALUE(RIGHT(IF([.F74]=[.C74];[.$C$1];IF([.F74]=[.D74];[.$D$1];IF([.F74]=[.E74];[.$E$1];0)))))" office:value-type="float" office:value="3" calcext:value-type="float">
            <text:p>3</text:p>
          </table:table-cell>
          <table:table-cell office:value-type="float" office:value="0.0210963995955327" calcext:value-type="float">
            <text:p>0.0210963996</text:p>
          </table:table-cell>
          <table:table-cell office:value-type="float" office:value="0.401058724787347" calcext:value-type="float">
            <text:p>0.4010587248</text:p>
          </table:table-cell>
          <table:table-cell office:value-type="float" office:value="0.46754543182087" calcext:value-type="float">
            <text:p>0.4675454318</text:p>
          </table:table-cell>
          <table:table-cell table:formula="of:=MAX([.C74:.E74])" office:value-type="float" office:value="0.46754543182087" calcext:value-type="float">
            <text:p>0.467545431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4]=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8685833" calcext:value-type="float">
            <text:p>21.8685833</text:p>
          </table:table-cell>
          <table:table-cell table:formula="of:=NUMBERVALUE(RIGHT(IF([.F75]=[.C75];[.$C$1];IF([.F75]=[.D75];[.$D$1];IF([.F75]=[.E75];[.$E$1];0)))))" office:value-type="float" office:value="3" calcext:value-type="float">
            <text:p>3</text:p>
          </table:table-cell>
          <table:table-cell office:value-type="float" office:value="0.270250598746845" calcext:value-type="float">
            <text:p>0.2702505987</text:p>
          </table:table-cell>
          <table:table-cell office:value-type="float" office:value="0.400961660353189" calcext:value-type="float">
            <text:p>0.4009616604</text:p>
          </table:table-cell>
          <table:table-cell office:value-type="float" office:value="0.467448365363577" calcext:value-type="float">
            <text:p>0.4674483654</text:p>
          </table:table-cell>
          <table:table-cell table:formula="of:=MAX([.C75:.E75])" office:value-type="float" office:value="0.467448365363577" calcext:value-type="float">
            <text:p>0.467448365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5]=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1753976" calcext:value-type="float">
            <text:p>22.1753976</text:p>
          </table:table-cell>
          <table:table-cell table:formula="of:=NUMBERVALUE(RIGHT(IF([.F76]=[.C76];[.$C$1];IF([.F76]=[.D76];[.$D$1];IF([.F76]=[.E76];[.$E$1];0)))))" office:value-type="float" office:value="3" calcext:value-type="float">
            <text:p>3</text:p>
          </table:table-cell>
          <table:table-cell office:value-type="float" office:value="0.296413427132835" calcext:value-type="float">
            <text:p>0.2964134271</text:p>
          </table:table-cell>
          <table:table-cell office:value-type="float" office:value="0.296413428881093" calcext:value-type="float">
            <text:p>0.2964134289</text:p>
          </table:table-cell>
          <table:table-cell office:value-type="float" office:value="0.299337543526629" calcext:value-type="float">
            <text:p>0.2993375435</text:p>
          </table:table-cell>
          <table:table-cell table:formula="of:=MAX([.C76:.E76])" office:value-type="float" office:value="0.299337543526629" calcext:value-type="float">
            <text:p>0.299337543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6]=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4882278" calcext:value-type="float">
            <text:p>22.4882278</text:p>
          </table:table-cell>
          <table:table-cell table:formula="of:=NUMBERVALUE(RIGHT(IF([.F77]=[.C77];[.$C$1];IF([.F77]=[.D77];[.$D$1];IF([.F77]=[.E77];[.$E$1];0)))))" office:value-type="float" office:value="3" calcext:value-type="float">
            <text:p>3</text:p>
          </table:table-cell>
          <table:table-cell office:value-type="float" office:value="0.182754485379343" calcext:value-type="float">
            <text:p>0.1827544854</text:p>
          </table:table-cell>
          <table:table-cell office:value-type="float" office:value="0.292238043144991" calcext:value-type="float">
            <text:p>0.2922380431</text:p>
          </table:table-cell>
          <table:table-cell office:value-type="float" office:value="0.292238071101486" calcext:value-type="float">
            <text:p>0.2922380711</text:p>
          </table:table-cell>
          <table:table-cell table:formula="of:=MAX([.C77:.E77])" office:value-type="float" office:value="0.292238071101486" calcext:value-type="float">
            <text:p>0.292238071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7]=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8000552" calcext:value-type="float">
            <text:p>22.8000552</text:p>
          </table:table-cell>
          <table:table-cell table:formula="of:=NUMBERVALUE(RIGHT(IF([.F78]=[.C78];[.$C$1];IF([.F78]=[.D78];[.$D$1];IF([.F78]=[.E78];[.$E$1];0)))))" office:value-type="float" office:value="3" calcext:value-type="float">
            <text:p>3</text:p>
          </table:table-cell>
          <table:table-cell office:value-type="float" office:value="-0.063752045507986" calcext:value-type="float">
            <text:p>-0.0637520455</text:p>
          </table:table-cell>
          <table:table-cell office:value-type="float" office:value="0.289937512488645" calcext:value-type="float">
            <text:p>0.2899375125</text:p>
          </table:table-cell>
          <table:table-cell office:value-type="float" office:value="0.289937556055418" calcext:value-type="float">
            <text:p>0.2899375561</text:p>
          </table:table-cell>
          <table:table-cell table:formula="of:=MAX([.C78:.E78])" office:value-type="float" office:value="0.289937556055418" calcext:value-type="float">
            <text:p>0.289937556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8]=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1138882" calcext:value-type="float">
            <text:p>23.1138882</text:p>
          </table:table-cell>
          <table:table-cell table:formula="of:=NUMBERVALUE(RIGHT(IF([.F79]=[.C79];[.$C$1];IF([.F79]=[.D79];[.$D$1];IF([.F79]=[.E79];[.$E$1];0)))))" office:value-type="float" office:value="3" calcext:value-type="float">
            <text:p>3</text:p>
          </table:table-cell>
          <table:table-cell office:value-type="float" office:value="-0.28952106853789" calcext:value-type="float">
            <text:p>-0.2895210685</text:p>
          </table:table-cell>
          <table:table-cell office:value-type="float" office:value="0.26664939228358" calcext:value-type="float">
            <text:p>0.2666493923</text:p>
          </table:table-cell>
          <table:table-cell office:value-type="float" office:value="0.266649438564731" calcext:value-type="float">
            <text:p>0.2666494386</text:p>
          </table:table-cell>
          <table:table-cell table:formula="of:=MAX([.C79:.E79])" office:value-type="float" office:value="0.266649438564731" calcext:value-type="float">
            <text:p>0.266649438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79]=[.B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4267184" calcext:value-type="float">
            <text:p>23.4267184</text:p>
          </table:table-cell>
          <table:table-cell table:formula="of:=NUMBERVALUE(RIGHT(IF([.F80]=[.C80];[.$C$1];IF([.F80]=[.D80];[.$D$1];IF([.F80]=[.E80];[.$E$1];0)))))" office:value-type="float" office:value="3" calcext:value-type="float">
            <text:p>3</text:p>
          </table:table-cell>
          <table:table-cell office:value-type="float" office:value="-0.295917463613579" calcext:value-type="float">
            <text:p>-0.2959174636</text:p>
          </table:table-cell>
          <table:table-cell office:value-type="float" office:value="0.414993812507237" calcext:value-type="float">
            <text:p>0.4149938125</text:p>
          </table:table-cell>
          <table:table-cell office:value-type="float" office:value="0.415013421146618" calcext:value-type="float">
            <text:p>0.4150134211</text:p>
          </table:table-cell>
          <table:table-cell table:formula="of:=MAX([.C80:.E80])" office:value-type="float" office:value="0.415013421146618" calcext:value-type="float">
            <text:p>0.415013421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0]=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7395486" calcext:value-type="float">
            <text:p>23.7395486</text:p>
          </table:table-cell>
          <table:table-cell table:formula="of:=NUMBERVALUE(RIGHT(IF([.F81]=[.C81];[.$C$1];IF([.F81]=[.D81];[.$D$1];IF([.F81]=[.E81];[.$E$1];0)))))" office:value-type="float" office:value="3" calcext:value-type="float">
            <text:p>3</text:p>
          </table:table-cell>
          <table:table-cell office:value-type="float" office:value="-0.425054886512383" calcext:value-type="float">
            <text:p>-0.4250548865</text:p>
          </table:table-cell>
          <table:table-cell office:value-type="float" office:value="0.425054864532287" calcext:value-type="float">
            <text:p>0.4250548645</text:p>
          </table:table-cell>
          <table:table-cell office:value-type="float" office:value="0.425074474333327" calcext:value-type="float">
            <text:p>0.4250744743</text:p>
          </table:table-cell>
          <table:table-cell table:formula="of:=MAX([.C81:.E81])" office:value-type="float" office:value="0.425074474333327" calcext:value-type="float">
            <text:p>0.425074474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1]=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0508747" calcext:value-type="float">
            <text:p>24.0508747</text:p>
          </table:table-cell>
          <table:table-cell table:formula="of:=NUMBERVALUE(RIGHT(IF([.F82]=[.C82];[.$C$1];IF([.F82]=[.D82];[.$D$1];IF([.F82]=[.E82];[.$E$1];0)))))" office:value-type="float" office:value="3" calcext:value-type="float">
            <text:p>3</text:p>
          </table:table-cell>
          <table:table-cell office:value-type="float" office:value="-0.427090803165022" calcext:value-type="float">
            <text:p>-0.4270908032</text:p>
          </table:table-cell>
          <table:table-cell office:value-type="float" office:value="0.427090785854233" calcext:value-type="float">
            <text:p>0.4270907859</text:p>
          </table:table-cell>
          <table:table-cell office:value-type="float" office:value="0.427110378714687" calcext:value-type="float">
            <text:p>0.4271103787</text:p>
          </table:table-cell>
          <table:table-cell table:formula="of:=MAX([.C82:.E82])" office:value-type="float" office:value="0.427110378714687" calcext:value-type="float">
            <text:p>0.427110378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2]=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3481731" calcext:value-type="float">
            <text:p>24.3481731</text:p>
          </table:table-cell>
          <table:table-cell table:formula="of:=NUMBERVALUE(RIGHT(IF([.F83]=[.C83];[.$C$1];IF([.F83]=[.D83];[.$D$1];IF([.F83]=[.E83];[.$E$1];0)))))" office:value-type="float" office:value="3" calcext:value-type="float">
            <text:p>3</text:p>
          </table:table-cell>
          <table:table-cell office:value-type="float" office:value="-0.450229229318889" calcext:value-type="float">
            <text:p>-0.4502292293</text:p>
          </table:table-cell>
          <table:table-cell office:value-type="float" office:value="0.450229226332081" calcext:value-type="float">
            <text:p>0.4502292263</text:p>
          </table:table-cell>
          <table:table-cell office:value-type="float" office:value="0.450248811046054" calcext:value-type="float">
            <text:p>0.450248811</text:p>
          </table:table-cell>
          <table:table-cell table:formula="of:=MAX([.C83:.E83])" office:value-type="float" office:value="0.450248811046054" calcext:value-type="float">
            <text:p>0.45024881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3]=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6499741" calcext:value-type="float">
            <text:p>24.6499741</text:p>
          </table:table-cell>
          <table:table-cell table:formula="of:=NUMBERVALUE(RIGHT(IF([.F84]=[.C84];[.$C$1];IF([.F84]=[.D84];[.$D$1];IF([.F84]=[.E84];[.$E$1];0)))))" office:value-type="float" office:value="2" calcext:value-type="float">
            <text:p>2</text:p>
          </table:table-cell>
          <table:table-cell office:value-type="float" office:value="-0.49014224162569" calcext:value-type="float">
            <text:p>-0.4901422416</text:p>
          </table:table-cell>
          <table:table-cell office:value-type="float" office:value="0.490234554448292" calcext:value-type="float">
            <text:p>0.4902345544</text:p>
          </table:table-cell>
          <table:table-cell office:value-type="float" office:value="0.490234542865673" calcext:value-type="float">
            <text:p>0.4902345429</text:p>
          </table:table-cell>
          <table:table-cell table:formula="of:=MAX([.C84:.E84])" office:value-type="float" office:value="0.490234554448292" calcext:value-type="float">
            <text:p>0.490234554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4]=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.9517747" calcext:value-type="float">
            <text:p>24.9517747</text:p>
          </table:table-cell>
          <table:table-cell table:formula="of:=NUMBERVALUE(RIGHT(IF([.F85]=[.C85];[.$C$1];IF([.F85]=[.D85];[.$D$1];IF([.F85]=[.E85];[.$E$1];0)))))" office:value-type="float" office:value="2" calcext:value-type="float">
            <text:p>2</text:p>
          </table:table-cell>
          <table:table-cell office:value-type="float" office:value="-0.459594041012733" calcext:value-type="float">
            <text:p>-0.459594041</text:p>
          </table:table-cell>
          <table:table-cell office:value-type="float" office:value="0.485497999605594" calcext:value-type="float">
            <text:p>0.4854979996</text:p>
          </table:table-cell>
          <table:table-cell office:value-type="float" office:value="0.309008213548495" calcext:value-type="float">
            <text:p>0.3090082135</text:p>
          </table:table-cell>
          <table:table-cell table:formula="of:=MAX([.C85:.E85])" office:value-type="float" office:value="0.485497999605594" calcext:value-type="float">
            <text:p>0.485497999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5]=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253075" calcext:value-type="float">
            <text:p>25.253075</text:p>
          </table:table-cell>
          <table:table-cell table:formula="of:=NUMBERVALUE(RIGHT(IF([.F86]=[.C86];[.$C$1];IF([.F86]=[.D86];[.$D$1];IF([.F86]=[.E86];[.$E$1];0)))))" office:value-type="float" office:value="2" calcext:value-type="float">
            <text:p>2</text:p>
          </table:table-cell>
          <table:table-cell office:value-type="float" office:value="-0.22605311670962" calcext:value-type="float">
            <text:p>-0.2260531167</text:p>
          </table:table-cell>
          <table:table-cell office:value-type="float" office:value="0.470761051651627" calcext:value-type="float">
            <text:p>0.4707610517</text:p>
          </table:table-cell>
          <table:table-cell office:value-type="float" office:value="0.075467286679397" calcext:value-type="float">
            <text:p>0.0754672867</text:p>
          </table:table-cell>
          <table:table-cell table:formula="of:=MAX([.C86:.E86])" office:value-type="float" office:value="0.470761051651627" calcext:value-type="float">
            <text:p>0.470761051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6]=[.B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5553768" calcext:value-type="float">
            <text:p>25.5553768</text:p>
          </table:table-cell>
          <table:table-cell table:formula="of:=NUMBERVALUE(RIGHT(IF([.F87]=[.C87];[.$C$1];IF([.F87]=[.D87];[.$D$1];IF([.F87]=[.E87];[.$E$1];0)))))" office:value-type="float" office:value="2" calcext:value-type="float">
            <text:p>2</text:p>
          </table:table-cell>
          <table:table-cell office:value-type="float" office:value="0.0226201273363938" calcext:value-type="float">
            <text:p>0.0226201273</text:p>
          </table:table-cell>
          <table:table-cell office:value-type="float" office:value="0.470676527516968" calcext:value-type="float">
            <text:p>0.4706765275</text:p>
          </table:table-cell>
          <table:table-cell office:value-type="float" office:value="-0.17320579976038" calcext:value-type="float">
            <text:p>-0.1732057998</text:p>
          </table:table-cell>
          <table:table-cell table:formula="of:=MAX([.C87:.E87])" office:value-type="float" office:value="0.470676527516968" calcext:value-type="float">
            <text:p>0.470676527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7]=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8561746" calcext:value-type="float">
            <text:p>25.8561746</text:p>
          </table:table-cell>
          <table:table-cell table:formula="of:=NUMBERVALUE(RIGHT(IF([.F88]=[.C88];[.$C$1];IF([.F88]=[.D88];[.$D$1];IF([.F88]=[.E88];[.$E$1];0)))))" office:value-type="float" office:value="2" calcext:value-type="float">
            <text:p>2</text:p>
          </table:table-cell>
          <table:table-cell office:value-type="float" office:value="0.259513367647792" calcext:value-type="float">
            <text:p>0.2595133676</text:p>
          </table:table-cell>
          <table:table-cell office:value-type="float" office:value="0.472910595558703" calcext:value-type="float">
            <text:p>0.4729105956</text:p>
          </table:table-cell>
          <table:table-cell office:value-type="float" office:value="-0.410192476606038" calcext:value-type="float">
            <text:p>-0.4101924766</text:p>
          </table:table-cell>
          <table:table-cell table:formula="of:=MAX([.C88:.E88])" office:value-type="float" office:value="0.472910595558703" calcext:value-type="float">
            <text:p>0.472910595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8]=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1579764" calcext:value-type="float">
            <text:p>26.1579764</text:p>
          </table:table-cell>
          <table:table-cell table:formula="of:=NUMBERVALUE(RIGHT(IF([.F89]=[.C89];[.$C$1];IF([.F89]=[.D89];[.$D$1];IF([.F89]=[.E89];[.$E$1];0)))))" office:value-type="float" office:value="1" calcext:value-type="float">
            <text:p>1</text:p>
          </table:table-cell>
          <table:table-cell office:value-type="float" office:value="0.477095985716466" calcext:value-type="float">
            <text:p>0.4770959857</text:p>
          </table:table-cell>
          <table:table-cell office:value-type="float" office:value="0.477095951399036" calcext:value-type="float">
            <text:p>0.4770959514</text:p>
          </table:table-cell>
          <table:table-cell office:value-type="float" office:value="-0.477096962571624" calcext:value-type="float">
            <text:p>-0.4770969626</text:p>
          </table:table-cell>
          <table:table-cell table:formula="of:=MAX([.C89:.E89])" office:value-type="float" office:value="0.477095985716466" calcext:value-type="float">
            <text:p>0.477095985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89]=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4482465" calcext:value-type="float">
            <text:p>26.4482465</text:p>
          </table:table-cell>
          <table:table-cell table:formula="of:=NUMBERVALUE(RIGHT(IF([.F90]=[.C90];[.$C$1];IF([.F90]=[.D90];[.$D$1];IF([.F90]=[.E90];[.$E$1];0)))))" office:value-type="float" office:value="1" calcext:value-type="float">
            <text:p>1</text:p>
          </table:table-cell>
          <table:table-cell office:value-type="float" office:value="0.489139679433177" calcext:value-type="float">
            <text:p>0.4891396794</text:p>
          </table:table-cell>
          <table:table-cell office:value-type="float" office:value="0.489139669146049" calcext:value-type="float">
            <text:p>0.4891396691</text:p>
          </table:table-cell>
          <table:table-cell office:value-type="float" office:value="-0.489140649474078" calcext:value-type="float">
            <text:p>-0.4891406495</text:p>
          </table:table-cell>
          <table:table-cell table:formula="of:=MAX([.C90:.E90])" office:value-type="float" office:value="0.489139679433177" calcext:value-type="float">
            <text:p>0.489139679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0]=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7500473" calcext:value-type="float">
            <text:p>26.7500473</text:p>
          </table:table-cell>
          <table:table-cell table:formula="of:=NUMBERVALUE(RIGHT(IF([.F91]=[.C91];[.$C$1];IF([.F91]=[.D91];[.$D$1];IF([.F91]=[.E91];[.$E$1];0)))))" office:value-type="float" office:value="1" calcext:value-type="float">
            <text:p>1</text:p>
          </table:table-cell>
          <table:table-cell office:value-type="float" office:value="0.476122135122781" calcext:value-type="float">
            <text:p>0.4761221351</text:p>
          </table:table-cell>
          <table:table-cell office:value-type="float" office:value="0.476122107054495" calcext:value-type="float">
            <text:p>0.4761221071</text:p>
          </table:table-cell>
          <table:table-cell office:value-type="float" office:value="-0.476123258921881" calcext:value-type="float">
            <text:p>-0.4761232589</text:p>
          </table:table-cell>
          <table:table-cell table:formula="of:=MAX([.C91:.E91])" office:value-type="float" office:value="0.476122135122781" calcext:value-type="float">
            <text:p>0.476122135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1]=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0513466" calcext:value-type="float">
            <text:p>27.0513466</text:p>
          </table:table-cell>
          <table:table-cell table:formula="of:=NUMBERVALUE(RIGHT(IF([.F92]=[.C92];[.$C$1];IF([.F92]=[.D92];[.$D$1];IF([.F92]=[.E92];[.$E$1];0)))))" office:value-type="float" office:value="1" calcext:value-type="float">
            <text:p>1</text:p>
          </table:table-cell>
          <table:table-cell office:value-type="float" office:value="0.478608031347846" calcext:value-type="float">
            <text:p>0.4786080313</text:p>
          </table:table-cell>
          <table:table-cell office:value-type="float" office:value="0.248002766478225" calcext:value-type="float">
            <text:p>0.2480027665</text:p>
          </table:table-cell>
          <table:table-cell office:value-type="float" office:value="-0.478608027753437" calcext:value-type="float">
            <text:p>-0.4786080278</text:p>
          </table:table-cell>
          <table:table-cell table:formula="of:=MAX([.C92:.E92])" office:value-type="float" office:value="0.478608031347846" calcext:value-type="float">
            <text:p>0.478608031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2]=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352664" calcext:value-type="float">
            <text:p>27.352664</text:p>
          </table:table-cell>
          <table:table-cell table:formula="of:=NUMBERVALUE(RIGHT(IF([.F93]=[.C93];[.$C$1];IF([.F93]=[.D93];[.$D$1];IF([.F93]=[.E93];[.$E$1];0)))))" office:value-type="float" office:value="1" calcext:value-type="float">
            <text:p>1</text:p>
          </table:table-cell>
          <table:table-cell office:value-type="float" office:value="0.24465263589052" calcext:value-type="float">
            <text:p>0.2446526359</text:p>
          </table:table-cell>
          <table:table-cell office:value-type="float" office:value="0.234378492403555" calcext:value-type="float">
            <text:p>0.2343784924</text:p>
          </table:table-cell>
          <table:table-cell office:value-type="float" office:value="-0.244652653343388" calcext:value-type="float">
            <text:p>-0.2446526533</text:p>
          </table:table-cell>
          <table:table-cell table:formula="of:=MAX([.C93:.E93])" office:value-type="float" office:value="0.24465263589052" calcext:value-type="float">
            <text:p>0.244652635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3]=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6544648" calcext:value-type="float">
            <text:p>27.6544648</text:p>
          </table:table-cell>
          <table:table-cell table:formula="of:=NUMBERVALUE(RIGHT(IF([.F94]=[.C94];[.$C$1];IF([.F94]=[.D94];[.$D$1];IF([.F94]=[.E94];[.$E$1];0)))))" office:value-type="float" office:value="1" calcext:value-type="float">
            <text:p>1</text:p>
          </table:table-cell>
          <table:table-cell office:value-type="float" office:value="0.243416471761611" calcext:value-type="float">
            <text:p>0.2434164718</text:p>
          </table:table-cell>
          <table:table-cell office:value-type="float" office:value="0.235401838322927" calcext:value-type="float">
            <text:p>0.2354018383</text:p>
          </table:table-cell>
          <table:table-cell office:value-type="float" office:value="-0.000737924570904255" calcext:value-type="float">
            <text:p>-0.0007379246</text:p>
          </table:table-cell>
          <table:table-cell table:formula="of:=MAX([.C94:.E94])" office:value-type="float" office:value="0.243416471761611" calcext:value-type="float">
            <text:p>0.243416471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4]=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9612791" calcext:value-type="float">
            <text:p>27.9612791</text:p>
          </table:table-cell>
          <table:table-cell table:formula="of:=NUMBERVALUE(RIGHT(IF([.F95]=[.C95];[.$C$1];IF([.F95]=[.D95];[.$D$1];IF([.F95]=[.E95];[.$E$1];0)))))" office:value-type="float" office:value="1" calcext:value-type="float">
            <text:p>1</text:p>
          </table:table-cell>
          <table:table-cell office:value-type="float" office:value="0.256788694479467" calcext:value-type="float">
            <text:p>0.2567886945</text:p>
          </table:table-cell>
          <table:table-cell office:value-type="float" office:value="0.248774081888" calcext:value-type="float">
            <text:p>0.2487740819</text:p>
          </table:table-cell>
          <table:table-cell office:value-type="float" office:value="0.235187931915682" calcext:value-type="float">
            <text:p>0.2351879319</text:p>
          </table:table-cell>
          <table:table-cell table:formula="of:=MAX([.C95:.E95])" office:value-type="float" office:value="0.256788694479467" calcext:value-type="float">
            <text:p>0.256788694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5]=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2580667" calcext:value-type="float">
            <text:p>28.2580667</text:p>
          </table:table-cell>
          <table:table-cell table:formula="of:=NUMBERVALUE(RIGHT(IF([.F96]=[.C96];[.$C$1];IF([.F96]=[.D96];[.$D$1];IF([.F96]=[.E96];[.$E$1];0)))))" office:value-type="float" office:value="3" calcext:value-type="float">
            <text:p>3</text:p>
          </table:table-cell>
          <table:table-cell office:value-type="float" office:value="0.25891928927403" calcext:value-type="float">
            <text:p>0.2589192893</text:p>
          </table:table-cell>
          <table:table-cell office:value-type="float" office:value="0.481509896089073" calcext:value-type="float">
            <text:p>0.4815098961</text:p>
          </table:table-cell>
          <table:table-cell office:value-type="float" office:value="0.481509927849747" calcext:value-type="float">
            <text:p>0.4815099278</text:p>
          </table:table-cell>
          <table:table-cell table:formula="of:=MAX([.C96:.E96])" office:value-type="float" office:value="0.481509927849747" calcext:value-type="float">
            <text:p>0.481509927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6]=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5598675" calcext:value-type="float">
            <text:p>28.5598675</text:p>
          </table:table-cell>
          <table:table-cell table:formula="of:=NUMBERVALUE(RIGHT(IF([.F97]=[.C97];[.$C$1];IF([.F97]=[.D97];[.$D$1];IF([.F97]=[.E97];[.$E$1];0)))))" office:value-type="float" office:value="2" calcext:value-type="float">
            <text:p>2</text:p>
          </table:table-cell>
          <table:table-cell office:value-type="float" office:value="0.493564305736401" calcext:value-type="float">
            <text:p>0.4935643057</text:p>
          </table:table-cell>
          <table:table-cell office:value-type="float" office:value="0.495823783849253" calcext:value-type="float">
            <text:p>0.4958237838</text:p>
          </table:table-cell>
          <table:table-cell office:value-type="float" office:value="0.495802599844223" calcext:value-type="float">
            <text:p>0.4958025998</text:p>
          </table:table-cell>
          <table:table-cell table:formula="of:=MAX([.C97:.E97])" office:value-type="float" office:value="0.495823783849253" calcext:value-type="float">
            <text:p>0.495823783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7]=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.8611671" calcext:value-type="float">
            <text:p>28.8611671</text:p>
          </table:table-cell>
          <table:table-cell table:formula="of:=NUMBERVALUE(RIGHT(IF([.F98]=[.C98];[.$C$1];IF([.F98]=[.D98];[.$D$1];IF([.F98]=[.E98];[.$E$1];0)))))" office:value-type="float" office:value="1" calcext:value-type="float">
            <text:p>1</text:p>
          </table:table-cell>
          <table:table-cell office:value-type="float" office:value="0.496710843072346" calcext:value-type="float">
            <text:p>0.4967108431</text:p>
          </table:table-cell>
          <table:table-cell office:value-type="float" office:value="0.496709030592841" calcext:value-type="float">
            <text:p>0.4967090306</text:p>
          </table:table-cell>
          <table:table-cell office:value-type="float" office:value="0.250072769470618" calcext:value-type="float">
            <text:p>0.2500727695</text:p>
          </table:table-cell>
          <table:table-cell table:formula="of:=MAX([.C98:.E98])" office:value-type="float" office:value="0.496710843072346" calcext:value-type="float">
            <text:p>0.496710843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8]=[.B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1629691" calcext:value-type="float">
            <text:p>29.1629691</text:p>
          </table:table-cell>
          <table:table-cell table:formula="of:=NUMBERVALUE(RIGHT(IF([.F99]=[.C99];[.$C$1];IF([.F99]=[.D99];[.$D$1];IF([.F99]=[.E99];[.$E$1];0)))))" office:value-type="float" office:value="1" calcext:value-type="float">
            <text:p>1</text:p>
          </table:table-cell>
          <table:table-cell office:value-type="float" office:value="0.496291589048947" calcext:value-type="float">
            <text:p>0.496291589</text:p>
          </table:table-cell>
          <table:table-cell office:value-type="float" office:value="0.496289774133185" calcext:value-type="float">
            <text:p>0.4962897741</text:p>
          </table:table-cell>
          <table:table-cell office:value-type="float" office:value="0.00119394558424626" calcext:value-type="float">
            <text:p>0.0011939456</text:p>
          </table:table-cell>
          <table:table-cell table:formula="of:=MAX([.C99:.E99])" office:value-type="float" office:value="0.496291589048947" calcext:value-type="float">
            <text:p>0.4962915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99]=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4647692" calcext:value-type="float">
            <text:p>29.4647692</text:p>
          </table:table-cell>
          <table:table-cell table:formula="of:=NUMBERVALUE(RIGHT(IF([.F100]=[.C100];[.$C$1];IF([.F100]=[.D100];[.$D$1];IF([.F100]=[.E100];[.$E$1];0)))))" office:value-type="float" office:value="1" calcext:value-type="float">
            <text:p>1</text:p>
          </table:table-cell>
          <table:table-cell office:value-type="float" office:value="0.49674837208243" calcext:value-type="float">
            <text:p>0.4967483721</text:p>
          </table:table-cell>
          <table:table-cell office:value-type="float" office:value="0.4967465775714" calcext:value-type="float">
            <text:p>0.4967465776</text:p>
          </table:table-cell>
          <table:table-cell office:value-type="float" office:value="-0.247715430114463" calcext:value-type="float">
            <text:p>-0.2477154301</text:p>
          </table:table-cell>
          <table:table-cell table:formula="of:=MAX([.C100:.E100])" office:value-type="float" office:value="0.49674837208243" calcext:value-type="float">
            <text:p>0.496748372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0]=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7655672" calcext:value-type="float">
            <text:p>29.7655672</text:p>
          </table:table-cell>
          <table:table-cell table:formula="of:=NUMBERVALUE(RIGHT(IF([.F101]=[.C101];[.$C$1];IF([.F101]=[.D101];[.$D$1];IF([.F101]=[.E101];[.$E$1];0)))))" office:value-type="float" office:value="1" calcext:value-type="float">
            <text:p>1</text:p>
          </table:table-cell>
          <table:table-cell office:value-type="float" office:value="0.496621719765615" calcext:value-type="float">
            <text:p>0.4966217198</text:p>
          </table:table-cell>
          <table:table-cell office:value-type="float" office:value="0.49661992837115" calcext:value-type="float">
            <text:p>0.4966199284</text:p>
          </table:table-cell>
          <table:table-cell office:value-type="float" office:value="-0.496526446722643" calcext:value-type="float">
            <text:p>-0.4965264467</text:p>
          </table:table-cell>
          <table:table-cell table:formula="of:=MAX([.C101:.E101])" office:value-type="float" office:value="0.496621719765615" calcext:value-type="float">
            <text:p>0.496621719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1]=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067368" calcext:value-type="float">
            <text:p>30.067368</text:p>
          </table:table-cell>
          <table:table-cell table:formula="of:=NUMBERVALUE(RIGHT(IF([.F102]=[.C102];[.$C$1];IF([.F102]=[.D102];[.$D$1];IF([.F102]=[.E102];[.$E$1];0)))))" office:value-type="float" office:value="2" calcext:value-type="float">
            <text:p>2</text:p>
          </table:table-cell>
          <table:table-cell office:value-type="float" office:value="0.367035275351809" calcext:value-type="float">
            <text:p>0.3670352754</text:p>
          </table:table-cell>
          <table:table-cell office:value-type="float" office:value="0.497249578287776" calcext:value-type="float">
            <text:p>0.4972495783</text:p>
          </table:table-cell>
          <table:table-cell office:value-type="float" office:value="-0.497249576757274" calcext:value-type="float">
            <text:p>-0.4972495768</text:p>
          </table:table-cell>
          <table:table-cell table:formula="of:=MAX([.C102:.E102])" office:value-type="float" office:value="0.497249578287776" calcext:value-type="float">
            <text:p>0.497249578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2]=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.3696711" calcext:value-type="float">
            <text:p>30.3696711</text:p>
          </table:table-cell>
          <table:table-cell table:formula="of:=NUMBERVALUE(RIGHT(IF([.F103]=[.C103];[.$C$1];IF([.F103]=[.D103];[.$D$1];IF([.F103]=[.E103];[.$E$1];0)))))" office:value-type="float" office:value="2" calcext:value-type="float">
            <text:p>2</text:p>
          </table:table-cell>
          <table:table-cell office:value-type="float" office:value="0.121774855688877" calcext:value-type="float">
            <text:p>0.1217748557</text:p>
          </table:table-cell>
          <table:table-cell office:value-type="float" office:value="0.494050439545151" calcext:value-type="float">
            <text:p>0.4940504395</text:p>
          </table:table-cell>
          <table:table-cell office:value-type="float" office:value="-0.494050440685286" calcext:value-type="float">
            <text:p>-0.4940504407</text:p>
          </table:table-cell>
          <table:table-cell table:formula="of:=MAX([.C103:.E103])" office:value-type="float" office:value="0.494050439545151" calcext:value-type="float">
            <text:p>0.494050439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3]=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.6709706" calcext:value-type="float">
            <text:p>30.6709706</text:p>
          </table:table-cell>
          <table:table-cell table:formula="of:=NUMBERVALUE(RIGHT(IF([.F104]=[.C104];[.$C$1];IF([.F104]=[.D104];[.$D$1];IF([.F104]=[.E104];[.$E$1];0)))))" office:value-type="float" office:value="2" calcext:value-type="float">
            <text:p>2</text:p>
          </table:table-cell>
          <table:table-cell office:value-type="float" office:value="-0.127037147543996" calcext:value-type="float">
            <text:p>-0.1270371475</text:p>
          </table:table-cell>
          <table:table-cell office:value-type="float" office:value="0.493496269342186" calcext:value-type="float">
            <text:p>0.4934962693</text:p>
          </table:table-cell>
          <table:table-cell office:value-type="float" office:value="-0.493496270450712" calcext:value-type="float">
            <text:p>-0.4934962705</text:p>
          </table:table-cell>
          <table:table-cell table:formula="of:=MAX([.C104:.E104])" office:value-type="float" office:value="0.493496269342186" calcext:value-type="float">
            <text:p>0.493496269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4]=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.9717689" calcext:value-type="float">
            <text:p>30.9717689</text:p>
          </table:table-cell>
          <table:table-cell table:formula="of:=NUMBERVALUE(RIGHT(IF([.F105]=[.C105];[.$C$1];IF([.F105]=[.D105];[.$D$1];IF([.F105]=[.E105];[.$E$1];0)))))" office:value-type="float" office:value="2" calcext:value-type="float">
            <text:p>2</text:p>
          </table:table-cell>
          <table:table-cell office:value-type="float" office:value="-0.37564116520216" calcext:value-type="float">
            <text:p>-0.3756411652</text:p>
          </table:table-cell>
          <table:table-cell office:value-type="float" office:value="0.493394734046649" calcext:value-type="float">
            <text:p>0.493394734</text:p>
          </table:table-cell>
          <table:table-cell office:value-type="float" office:value="-0.493394735152774" calcext:value-type="float">
            <text:p>-0.4933947352</text:p>
          </table:table-cell>
          <table:table-cell table:formula="of:=MAX([.C105:.E105])" office:value-type="float" office:value="0.493394734046649" calcext:value-type="float">
            <text:p>0.49339473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5]=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.2740763" calcext:value-type="float">
            <text:p>31.2740763</text:p>
          </table:table-cell>
          <table:table-cell table:formula="of:=NUMBERVALUE(RIGHT(IF([.F106]=[.C106];[.$C$1];IF([.F106]=[.D106];[.$D$1];IF([.F106]=[.E106];[.$E$1];0)))))" office:value-type="float" office:value="2" calcext:value-type="float">
            <text:p>2</text:p>
          </table:table-cell>
          <table:table-cell office:value-type="float" office:value="-0.493598001489467" calcext:value-type="float">
            <text:p>-0.4935980015</text:p>
          </table:table-cell>
          <table:table-cell office:value-type="float" office:value="0.493598007998261" calcext:value-type="float">
            <text:p>0.493598008</text:p>
          </table:table-cell>
          <table:table-cell office:value-type="float" office:value="-0.493598013099057" calcext:value-type="float">
            <text:p>-0.4935980131</text:p>
          </table:table-cell>
          <table:table-cell table:formula="of:=MAX([.C106:.E106])" office:value-type="float" office:value="0.493598007998261" calcext:value-type="float">
            <text:p>0.49359800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6]=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.5753759" calcext:value-type="float">
            <text:p>31.5753759</text:p>
          </table:table-cell>
          <table:table-cell table:formula="of:=NUMBERVALUE(RIGHT(IF([.F107]=[.C107];[.$C$1];IF([.F107]=[.D107];[.$D$1];IF([.F107]=[.E107];[.$E$1];0)))))" office:value-type="float" office:value="2" calcext:value-type="float">
            <text:p>2</text:p>
          </table:table-cell>
          <table:table-cell office:value-type="float" office:value="-0.484550965572629" calcext:value-type="float">
            <text:p>-0.4845509656</text:p>
          </table:table-cell>
          <table:table-cell office:value-type="float" office:value="0.484550989904264" calcext:value-type="float">
            <text:p>0.4845509899</text:p>
          </table:table-cell>
          <table:table-cell office:value-type="float" office:value="-0.484550956867741" calcext:value-type="float">
            <text:p>-0.4845509569</text:p>
          </table:table-cell>
          <table:table-cell table:formula="of:=MAX([.C107:.E107])" office:value-type="float" office:value="0.484550989904264" calcext:value-type="float">
            <text:p>0.48455098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7]=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.8771767" calcext:value-type="float">
            <text:p>31.8771767</text:p>
          </table:table-cell>
          <table:table-cell table:formula="of:=NUMBERVALUE(RIGHT(IF([.F108]=[.C108];[.$C$1];IF([.F108]=[.D108];[.$D$1];IF([.F108]=[.E108];[.$E$1];0)))))" office:value-type="float" office:value="2" calcext:value-type="float">
            <text:p>2</text:p>
          </table:table-cell>
          <table:table-cell office:value-type="float" office:value="-0.484875370866138" calcext:value-type="float">
            <text:p>-0.4848753709</text:p>
          </table:table-cell>
          <table:table-cell office:value-type="float" office:value="0.484875395609754" calcext:value-type="float">
            <text:p>0.4848753956</text:p>
          </table:table-cell>
          <table:table-cell office:value-type="float" office:value="-0.484875359473754" calcext:value-type="float">
            <text:p>-0.4848753595</text:p>
          </table:table-cell>
          <table:table-cell table:formula="of:=MAX([.C108:.E108])" office:value-type="float" office:value="0.484875395609754" calcext:value-type="float">
            <text:p>0.484875395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8]=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.1829881" calcext:value-type="float">
            <text:p>32.1829881</text:p>
          </table:table-cell>
          <table:table-cell table:formula="of:=NUMBERVALUE(RIGHT(IF([.F109]=[.C109];[.$C$1];IF([.F109]=[.D109];[.$D$1];IF([.F109]=[.E109];[.$E$1];0)))))" office:value-type="float" office:value="2" calcext:value-type="float">
            <text:p>2</text:p>
          </table:table-cell>
          <table:table-cell office:value-type="float" office:value="-0.472554869141543" calcext:value-type="float">
            <text:p>-0.4725548691</text:p>
          </table:table-cell>
          <table:table-cell office:value-type="float" office:value="0.472554936966811" calcext:value-type="float">
            <text:p>0.472554937</text:p>
          </table:table-cell>
          <table:table-cell office:value-type="float" office:value="-0.472554875687532" calcext:value-type="float">
            <text:p>-0.4725548757</text:p>
          </table:table-cell>
          <table:table-cell table:formula="of:=MAX([.C109:.E109])" office:value-type="float" office:value="0.472554936966811" calcext:value-type="float">
            <text:p>0.47255493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09]=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.4968208" calcext:value-type="float">
            <text:p>32.4968208</text:p>
          </table:table-cell>
          <table:table-cell table:formula="of:=NUMBERVALUE(RIGHT(IF([.F110]=[.C110];[.$C$1];IF([.F110]=[.D110];[.$D$1];IF([.F110]=[.E110];[.$E$1];0)))))" office:value-type="float" office:value="2" calcext:value-type="float">
            <text:p>2</text:p>
          </table:table-cell>
          <table:table-cell office:value-type="float" office:value="-0.432706448778481" calcext:value-type="float">
            <text:p>-0.4327064488</text:p>
          </table:table-cell>
          <table:table-cell office:value-type="float" office:value="0.461142345090121" calcext:value-type="float">
            <text:p>0.4611423451</text:p>
          </table:table-cell>
          <table:table-cell office:value-type="float" office:value="-0.265400183273615" calcext:value-type="float">
            <text:p>-0.2654001833</text:p>
          </table:table-cell>
          <table:table-cell table:formula="of:=MAX([.C110:.E110])" office:value-type="float" office:value="0.461142345090121" calcext:value-type="float">
            <text:p>0.461142345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0]=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.808147" calcext:value-type="float">
            <text:p>32.808147</text:p>
          </table:table-cell>
          <table:table-cell table:formula="of:=NUMBERVALUE(RIGHT(IF([.F111]=[.C111];[.$C$1];IF([.F111]=[.D111];[.$D$1];IF([.F111]=[.E111];[.$E$1];0)))))" office:value-type="float" office:value="2" calcext:value-type="float">
            <text:p>2</text:p>
          </table:table-cell>
          <table:table-cell office:value-type="float" office:value="-0.204899793307298" calcext:value-type="float">
            <text:p>-0.2048997933</text:p>
          </table:table-cell>
          <table:table-cell office:value-type="float" office:value="0.464981808889791" calcext:value-type="float">
            <text:p>0.4649818089</text:p>
          </table:table-cell>
          <table:table-cell office:value-type="float" office:value="-0.0375935553328116" calcext:value-type="float">
            <text:p>-0.0375935553</text:p>
          </table:table-cell>
          <table:table-cell table:formula="of:=MAX([.C111:.E111])" office:value-type="float" office:value="0.464981808889791" calcext:value-type="float">
            <text:p>0.46498180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1]=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.12198" calcext:value-type="float">
            <text:p>33.12198</text:p>
          </table:table-cell>
          <table:table-cell table:formula="of:=NUMBERVALUE(RIGHT(IF([.F112]=[.C112];[.$C$1];IF([.F112]=[.D112];[.$D$1];IF([.F112]=[.E112];[.$E$1];0)))))" office:value-type="float" office:value="2" calcext:value-type="float">
            <text:p>2</text:p>
          </table:table-cell>
          <table:table-cell office:value-type="float" office:value="0.021300956583024" calcext:value-type="float">
            <text:p>0.0213009566</text:p>
          </table:table-cell>
          <table:table-cell office:value-type="float" office:value="0.237780341741535" calcext:value-type="float">
            <text:p>0.2377803417</text:p>
          </table:table-cell>
          <table:table-cell office:value-type="float" office:value="0.188607206805283" calcext:value-type="float">
            <text:p>0.1886072068</text:p>
          </table:table-cell>
          <table:table-cell table:formula="of:=MAX([.C112:.E112])" office:value-type="float" office:value="0.237780341741535" calcext:value-type="float">
            <text:p>0.237780341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2]=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.4338079" calcext:value-type="float">
            <text:p>33.4338079</text:p>
          </table:table-cell>
          <table:table-cell table:formula="of:=NUMBERVALUE(RIGHT(IF([.F113]=[.C113];[.$C$1];IF([.F113]=[.D113];[.$D$1];IF([.F113]=[.E113];[.$E$1];0)))))" office:value-type="float" office:value="2" calcext:value-type="float">
            <text:p>2</text:p>
          </table:table-cell>
          <table:table-cell office:value-type="float" office:value="0.00872402915681589" calcext:value-type="float">
            <text:p>0.0087240292</text:p>
          </table:table-cell>
          <table:table-cell office:value-type="float" office:value="0.250357228062397" calcext:value-type="float">
            <text:p>0.2503572281</text:p>
          </table:table-cell>
          <table:table-cell office:value-type="float" office:value="0.176030294335172" calcext:value-type="float">
            <text:p>0.1760302943</text:p>
          </table:table-cell>
          <table:table-cell table:formula="of:=MAX([.C113:.E113])" office:value-type="float" office:value="0.250357228062397" calcext:value-type="float">
            <text:p>0.250357228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3]=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.7471394" calcext:value-type="float">
            <text:p>33.7471394</text:p>
          </table:table-cell>
          <table:table-cell table:formula="of:=NUMBERVALUE(RIGHT(IF([.F114]=[.C114];[.$C$1];IF([.F114]=[.D114];[.$D$1];IF([.F114]=[.E114];[.$E$1];0)))))" office:value-type="float" office:value="2" calcext:value-type="float">
            <text:p>2</text:p>
          </table:table-cell>
          <table:table-cell office:value-type="float" office:value="-0.0315464232395147" calcext:value-type="float">
            <text:p>-0.0315464232</text:p>
          </table:table-cell>
          <table:table-cell office:value-type="float" office:value="0.26219185631905" calcext:value-type="float">
            <text:p>0.2621918563</text:p>
          </table:table-cell>
          <table:table-cell office:value-type="float" office:value="-0.0315464295305607" calcext:value-type="float">
            <text:p>-0.0315464295</text:p>
          </table:table-cell>
          <table:table-cell table:formula="of:=MAX([.C114:.E114])" office:value-type="float" office:value="0.26219185631905" calcext:value-type="float">
            <text:p>0.262191856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4]=[.B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0594681" calcext:value-type="float">
            <text:p>34.0594681</text:p>
          </table:table-cell>
          <table:table-cell table:formula="of:=NUMBERVALUE(RIGHT(IF([.F115]=[.C115];[.$C$1];IF([.F115]=[.D115];[.$D$1];IF([.F115]=[.E115];[.$E$1];0)))))" office:value-type="float" office:value="2" calcext:value-type="float">
            <text:p>2</text:p>
          </table:table-cell>
          <table:table-cell office:value-type="float" office:value="-0.184100329990212" calcext:value-type="float">
            <text:p>-0.18410033</text:p>
          </table:table-cell>
          <table:table-cell office:value-type="float" office:value="0.18309958168551" calcext:value-type="float">
            <text:p>0.1830995817</text:p>
          </table:table-cell>
          <table:table-cell office:value-type="float" office:value="-0.184100300474941" calcext:value-type="float">
            <text:p>-0.1841003005</text:p>
          </table:table-cell>
          <table:table-cell table:formula="of:=MAX([.C115:.E115])" office:value-type="float" office:value="0.18309958168551" calcext:value-type="float">
            <text:p>0.183099581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5]=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3727993" calcext:value-type="float">
            <text:p>34.3727993</text:p>
          </table:table-cell>
          <table:table-cell table:formula="of:=NUMBERVALUE(RIGHT(IF([.F116]=[.C116];[.$C$1];IF([.F116]=[.D116];[.$D$1];IF([.F116]=[.E116];[.$E$1];0)))))" office:value-type="float" office:value="2" calcext:value-type="float">
            <text:p>2</text:p>
          </table:table-cell>
          <table:table-cell office:value-type="float" office:value="-0.410509277300367" calcext:value-type="float">
            <text:p>-0.4105092773</text:p>
          </table:table-cell>
          <table:table-cell office:value-type="float" office:value="0.410509243718205" calcext:value-type="float">
            <text:p>0.4105092437</text:p>
          </table:table-cell>
          <table:table-cell office:value-type="float" office:value="-0.41050926237516" calcext:value-type="float">
            <text:p>-0.4105092624</text:p>
          </table:table-cell>
          <table:table-cell table:formula="of:=MAX([.C116:.E116])" office:value-type="float" office:value="0.410509243718205" calcext:value-type="float">
            <text:p>0.410509243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6]=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6846272" calcext:value-type="float">
            <text:p>34.6846272</text:p>
          </table:table-cell>
          <table:table-cell table:formula="of:=NUMBERVALUE(RIGHT(IF([.F117]=[.C117];[.$C$1];IF([.F117]=[.D117];[.$D$1];IF([.F117]=[.E117];[.$E$1];0)))))" office:value-type="float" office:value="2" calcext:value-type="float">
            <text:p>2</text:p>
          </table:table-cell>
          <table:table-cell office:value-type="float" office:value="-0.40414088618771" calcext:value-type="float">
            <text:p>-0.4041408862</text:p>
          </table:table-cell>
          <table:table-cell office:value-type="float" office:value="0.404140836174561" calcext:value-type="float">
            <text:p>0.4041408362</text:p>
          </table:table-cell>
          <table:table-cell office:value-type="float" office:value="-0.404140867561147" calcext:value-type="float">
            <text:p>-0.4041408676</text:p>
          </table:table-cell>
          <table:table-cell table:formula="of:=MAX([.C117:.E117])" office:value-type="float" office:value="0.404140836174561" calcext:value-type="float">
            <text:p>0.404140836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7]=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9829207" calcext:value-type="float">
            <text:p>34.9829207</text:p>
          </table:table-cell>
          <table:table-cell table:formula="of:=NUMBERVALUE(RIGHT(IF([.F118]=[.C118];[.$C$1];IF([.F118]=[.D118];[.$D$1];IF([.F118]=[.E118];[.$E$1];0)))))" office:value-type="float" office:value="2" calcext:value-type="float">
            <text:p>2</text:p>
          </table:table-cell>
          <table:table-cell office:value-type="float" office:value="-0.399419588375296" calcext:value-type="float">
            <text:p>-0.3994195884</text:p>
          </table:table-cell>
          <table:table-cell office:value-type="float" office:value="0.403773059539628" calcext:value-type="float">
            <text:p>0.4037730595</text:p>
          </table:table-cell>
          <table:table-cell office:value-type="float" office:value="-0.403773095119127" calcext:value-type="float">
            <text:p>-0.4037730951</text:p>
          </table:table-cell>
          <table:table-cell table:formula="of:=MAX([.C118:.E118])" office:value-type="float" office:value="0.403773059539628" calcext:value-type="float">
            <text:p>0.403773059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8]=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2837174" calcext:value-type="float">
            <text:p>35.2837174</text:p>
          </table:table-cell>
          <table:table-cell table:formula="of:=NUMBERVALUE(RIGHT(IF([.F119]=[.C119];[.$C$1];IF([.F119]=[.D119];[.$D$1];IF([.F119]=[.E119];[.$E$1];0)))))" office:value-type="float" office:value="2" calcext:value-type="float">
            <text:p>2</text:p>
          </table:table-cell>
          <table:table-cell office:value-type="float" office:value="-0.238024683713274" calcext:value-type="float">
            <text:p>-0.2380246837</text:p>
          </table:table-cell>
          <table:table-cell office:value-type="float" office:value="0.491706299971039" calcext:value-type="float">
            <text:p>0.4917063</text:p>
          </table:table-cell>
          <table:table-cell office:value-type="float" office:value="-0.491706318457508" calcext:value-type="float">
            <text:p>-0.4917063185</text:p>
          </table:table-cell>
          <table:table-cell table:formula="of:=MAX([.C119:.E119])" office:value-type="float" office:value="0.491706299971039" calcext:value-type="float">
            <text:p>0.491706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19]=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5850167" calcext:value-type="float">
            <text:p>35.5850167</text:p>
          </table:table-cell>
          <table:table-cell table:formula="of:=NUMBERVALUE(RIGHT(IF([.F120]=[.C120];[.$C$1];IF([.F120]=[.D120];[.$D$1];IF([.F120]=[.E120];[.$E$1];0)))))" office:value-type="float" office:value="2" calcext:value-type="float">
            <text:p>2</text:p>
          </table:table-cell>
          <table:table-cell office:value-type="float" office:value="0.0113240825184087" calcext:value-type="float">
            <text:p>0.0113240825</text:p>
          </table:table-cell>
          <table:table-cell office:value-type="float" office:value="0.491732028865077" calcext:value-type="float">
            <text:p>0.4917320289</text:p>
          </table:table-cell>
          <table:table-cell office:value-type="float" office:value="-0.491732042392476" calcext:value-type="float">
            <text:p>-0.4917320424</text:p>
          </table:table-cell>
          <table:table-cell table:formula="of:=MAX([.C120:.E120])" office:value-type="float" office:value="0.491732028865077" calcext:value-type="float">
            <text:p>0.49173202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0]=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8878203" calcext:value-type="float">
            <text:p>35.8878203</text:p>
          </table:table-cell>
          <table:table-cell table:formula="of:=NUMBERVALUE(RIGHT(IF([.F121]=[.C121];[.$C$1];IF([.F121]=[.D121];[.$D$1];IF([.F121]=[.E121];[.$E$1];0)))))" office:value-type="float" office:value="2" calcext:value-type="float">
            <text:p>2</text:p>
          </table:table-cell>
          <table:table-cell office:value-type="float" office:value="0.253954796308737" calcext:value-type="float">
            <text:p>0.2539547963</text:p>
          </table:table-cell>
          <table:table-cell office:value-type="float" office:value="0.498084205210048" calcext:value-type="float">
            <text:p>0.4980842052</text:p>
          </table:table-cell>
          <table:table-cell office:value-type="float" office:value="-0.498084203857004" calcext:value-type="float">
            <text:p>-0.4980842039</text:p>
          </table:table-cell>
          <table:table-cell table:formula="of:=MAX([.C121:.E121])" office:value-type="float" office:value="0.498084205210048" calcext:value-type="float">
            <text:p>0.498084205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1]=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.1886188" calcext:value-type="float">
            <text:p>36.1886188</text:p>
          </table:table-cell>
          <table:table-cell table:formula="of:=NUMBERVALUE(RIGHT(IF([.F122]=[.C122];[.$C$1];IF([.F122]=[.D122];[.$D$1];IF([.F122]=[.E122];[.$E$1];0)))))" office:value-type="float" office:value="1" calcext:value-type="float">
            <text:p>1</text:p>
          </table:table-cell>
          <table:table-cell office:value-type="float" office:value="0.498341759899983" calcext:value-type="float">
            <text:p>0.4983417599</text:p>
          </table:table-cell>
          <table:table-cell office:value-type="float" office:value="0.498341759383794" calcext:value-type="float">
            <text:p>0.4983417594</text:p>
          </table:table-cell>
          <table:table-cell office:value-type="float" office:value="-0.470605157640891" calcext:value-type="float">
            <text:p>-0.4706051576</text:p>
          </table:table-cell>
          <table:table-cell table:formula="of:=MAX([.C122:.E122])" office:value-type="float" office:value="0.498341759899983" calcext:value-type="float">
            <text:p>0.49834175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2]=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4899181" calcext:value-type="float">
            <text:p>36.4899181</text:p>
          </table:table-cell>
          <table:table-cell table:formula="of:=NUMBERVALUE(RIGHT(IF([.F123]=[.C123];[.$C$1];IF([.F123]=[.D123];[.$D$1];IF([.F123]=[.E123];[.$E$1];0)))))" office:value-type="float" office:value="1" calcext:value-type="float">
            <text:p>1</text:p>
          </table:table-cell>
          <table:table-cell office:value-type="float" office:value="0.497173806501457" calcext:value-type="float">
            <text:p>0.4971738065</text:p>
          </table:table-cell>
          <table:table-cell office:value-type="float" office:value="0.4971738061423" calcext:value-type="float">
            <text:p>0.4971738061</text:p>
          </table:table-cell>
          <table:table-cell office:value-type="float" office:value="-0.222444995409501" calcext:value-type="float">
            <text:p>-0.2224449954</text:p>
          </table:table-cell>
          <table:table-cell table:formula="of:=MAX([.C123:.E123])" office:value-type="float" office:value="0.497173806501457" calcext:value-type="float">
            <text:p>0.497173806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3]=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7917191" calcext:value-type="float">
            <text:p>36.7917191</text:p>
          </table:table-cell>
          <table:table-cell table:formula="of:=NUMBERVALUE(RIGHT(IF([.F124]=[.C124];[.$C$1];IF([.F124]=[.D124];[.$D$1];IF([.F124]=[.E124];[.$E$1];0)))))" office:value-type="float" office:value="1" calcext:value-type="float">
            <text:p>1</text:p>
          </table:table-cell>
          <table:table-cell office:value-type="float" office:value="0.496243481355766" calcext:value-type="float">
            <text:p>0.4962434814</text:p>
          </table:table-cell>
          <table:table-cell office:value-type="float" office:value="0.496243362563697" calcext:value-type="float">
            <text:p>0.4962433626</text:p>
          </table:table-cell>
          <table:table-cell office:value-type="float" office:value="0.0259990486453532" calcext:value-type="float">
            <text:p>0.0259990486</text:p>
          </table:table-cell>
          <table:table-cell table:formula="of:=MAX([.C124:.E124])" office:value-type="float" office:value="0.496243481355766" calcext:value-type="float">
            <text:p>0.496243481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4]=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930184" calcext:value-type="float">
            <text:p>37.0930184</text:p>
          </table:table-cell>
          <table:table-cell table:formula="of:=NUMBERVALUE(RIGHT(IF([.F125]=[.C125];[.$C$1];IF([.F125]=[.D125];[.$D$1];IF([.F125]=[.E125];[.$E$1];0)))))" office:value-type="float" office:value="1" calcext:value-type="float">
            <text:p>1</text:p>
          </table:table-cell>
          <table:table-cell office:value-type="float" office:value="0.491425196475846" calcext:value-type="float">
            <text:p>0.4914251965</text:p>
          </table:table-cell>
          <table:table-cell office:value-type="float" office:value="0.491425093934621" calcext:value-type="float">
            <text:p>0.4914250939</text:p>
          </table:table-cell>
          <table:table-cell office:value-type="float" office:value="0.270163644579508" calcext:value-type="float">
            <text:p>0.2701636446</text:p>
          </table:table-cell>
          <table:table-cell table:formula="of:=MAX([.C125:.E125])" office:value-type="float" office:value="0.491425196475846" calcext:value-type="float">
            <text:p>0.491425196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5]=[.B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39482" calcext:value-type="float">
            <text:p>37.39482</text:p>
          </table:table-cell>
          <table:table-cell table:formula="of:=NUMBERVALUE(RIGHT(IF([.F126]=[.C126];[.$C$1];IF([.F126]=[.D126];[.$D$1];IF([.F126]=[.E126];[.$E$1];0)))))" office:value-type="float" office:value="1" calcext:value-type="float">
            <text:p>1</text:p>
          </table:table-cell>
          <table:table-cell office:value-type="float" office:value="0.491085086577769" calcext:value-type="float">
            <text:p>0.4910850866</text:p>
          </table:table-cell>
          <table:table-cell office:value-type="float" office:value="0.49108498952653" calcext:value-type="float">
            <text:p>0.4910849895</text:p>
          </table:table-cell>
          <table:table-cell office:value-type="float" office:value="0.491084976701314" calcext:value-type="float">
            <text:p>0.4910849767</text:p>
          </table:table-cell>
          <table:table-cell table:formula="of:=MAX([.C126:.E126])" office:value-type="float" office:value="0.491085086577769" calcext:value-type="float">
            <text:p>0.491085086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6]=[.B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6966205" calcext:value-type="float">
            <text:p>37.6966205</text:p>
          </table:table-cell>
          <table:table-cell table:formula="of:=NUMBERVALUE(RIGHT(IF([.F127]=[.C127];[.$C$1];IF([.F127]=[.D127];[.$D$1];IF([.F127]=[.E127];[.$E$1];0)))))" office:value-type="float" office:value="2" calcext:value-type="float">
            <text:p>2</text:p>
          </table:table-cell>
          <table:table-cell office:value-type="float" office:value="0.251255984761812" calcext:value-type="float">
            <text:p>0.2512559848</text:p>
          </table:table-cell>
          <table:table-cell office:value-type="float" office:value="0.490131037737461" calcext:value-type="float">
            <text:p>0.4901310377</text:p>
          </table:table-cell>
          <table:table-cell office:value-type="float" office:value="0.490130988788452" calcext:value-type="float">
            <text:p>0.4901309888</text:p>
          </table:table-cell>
          <table:table-cell table:formula="of:=MAX([.C127:.E127])" office:value-type="float" office:value="0.490131037737461" calcext:value-type="float">
            <text:p>0.490131037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7]=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.9984216" calcext:value-type="float">
            <text:p>37.9984216</text:p>
          </table:table-cell>
          <table:table-cell table:formula="of:=NUMBERVALUE(RIGHT(IF([.F128]=[.C128];[.$C$1];IF([.F128]=[.D128];[.$D$1];IF([.F128]=[.E128];[.$E$1];0)))))" office:value-type="float" office:value="2" calcext:value-type="float">
            <text:p>2</text:p>
          </table:table-cell>
          <table:table-cell office:value-type="float" office:value="0.00456930870243627" calcext:value-type="float">
            <text:p>0.0045693087</text:p>
          </table:table-cell>
          <table:table-cell office:value-type="float" office:value="0.489303988950291" calcext:value-type="float">
            <text:p>0.489303989</text:p>
          </table:table-cell>
          <table:table-cell office:value-type="float" office:value="0.48930395192279" calcext:value-type="float">
            <text:p>0.4893039519</text:p>
          </table:table-cell>
          <table:table-cell table:formula="of:=MAX([.C128:.E128])" office:value-type="float" office:value="0.489303988950291" calcext:value-type="float">
            <text:p>0.48930398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8]=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.2997211" calcext:value-type="float">
            <text:p>38.2997211</text:p>
          </table:table-cell>
          <table:table-cell table:formula="of:=NUMBERVALUE(RIGHT(IF([.F129]=[.C129];[.$C$1];IF([.F129]=[.D129];[.$D$1];IF([.F129]=[.E129];[.$E$1];0)))))" office:value-type="float" office:value="2" calcext:value-type="float">
            <text:p>2</text:p>
          </table:table-cell>
          <table:table-cell office:value-type="float" office:value="-0.235712348350721" calcext:value-type="float">
            <text:p>-0.2357123484</text:p>
          </table:table-cell>
          <table:table-cell office:value-type="float" office:value="0.490239342622544" calcext:value-type="float">
            <text:p>0.4902393426</text:p>
          </table:table-cell>
          <table:table-cell office:value-type="float" office:value="0.490239294748626" calcext:value-type="float">
            <text:p>0.4902392947</text:p>
          </table:table-cell>
          <table:table-cell table:formula="of:=MAX([.C129:.E129])" office:value-type="float" office:value="0.490239342622544" calcext:value-type="float">
            <text:p>0.490239342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29]=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.6015219" calcext:value-type="float">
            <text:p>38.6015219</text:p>
          </table:table-cell>
          <table:table-cell table:formula="of:=NUMBERVALUE(RIGHT(IF([.F130]=[.C130];[.$C$1];IF([.F130]=[.D130];[.$D$1];IF([.F130]=[.E130];[.$E$1];0)))))" office:value-type="float" office:value="2" calcext:value-type="float">
            <text:p>2</text:p>
          </table:table-cell>
          <table:table-cell office:value-type="float" office:value="-0.48255370058719" calcext:value-type="float">
            <text:p>-0.4825537006</text:p>
          </table:table-cell>
          <table:table-cell office:value-type="float" office:value="0.488762874448678" calcext:value-type="float">
            <text:p>0.4887628744</text:p>
          </table:table-cell>
          <table:table-cell office:value-type="float" office:value="0.488762825735719" calcext:value-type="float">
            <text:p>0.4887628257</text:p>
          </table:table-cell>
          <table:table-cell table:formula="of:=MAX([.C130:.E130])" office:value-type="float" office:value="0.488762874448678" calcext:value-type="float">
            <text:p>0.488762874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0]=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.9073337" calcext:value-type="float">
            <text:p>38.9073337</text:p>
          </table:table-cell>
          <table:table-cell table:formula="of:=NUMBERVALUE(RIGHT(IF([.F131]=[.C131];[.$C$1];IF([.F131]=[.D131];[.$D$1];IF([.F131]=[.E131];[.$E$1];0)))))" office:value-type="float" office:value="2" calcext:value-type="float">
            <text:p>2</text:p>
          </table:table-cell>
          <table:table-cell office:value-type="float" office:value="-0.487920733095448" calcext:value-type="float">
            <text:p>-0.4879207331</text:p>
          </table:table-cell>
          <table:table-cell office:value-type="float" office:value="0.489297808318722" calcext:value-type="float">
            <text:p>0.4892978083</text:p>
          </table:table-cell>
          <table:table-cell office:value-type="float" office:value="0.487920738006297" calcext:value-type="float">
            <text:p>0.487920738</text:p>
          </table:table-cell>
          <table:table-cell table:formula="of:=MAX([.C131:.E131])" office:value-type="float" office:value="0.489297808318722" calcext:value-type="float">
            <text:p>0.489297808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1]=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.2046225" calcext:value-type="float">
            <text:p>39.2046225</text:p>
          </table:table-cell>
          <table:table-cell table:formula="of:=NUMBERVALUE(RIGHT(IF([.F132]=[.C132];[.$C$1];IF([.F132]=[.D132];[.$D$1];IF([.F132]=[.E132];[.$E$1];0)))))" office:value-type="float" office:value="3" calcext:value-type="float">
            <text:p>3</text:p>
          </table:table-cell>
          <table:table-cell office:value-type="float" office:value="-0.455326658190445" calcext:value-type="float">
            <text:p>-0.4553266582</text:p>
          </table:table-cell>
          <table:table-cell office:value-type="float" office:value="0.276032348031687" calcext:value-type="float">
            <text:p>0.276032348</text:p>
          </table:table-cell>
          <table:table-cell office:value-type="float" office:value="0.455326660795859" calcext:value-type="float">
            <text:p>0.4553266608</text:p>
          </table:table-cell>
          <table:table-cell table:formula="of:=MAX([.C132:.E132])" office:value-type="float" office:value="0.455326660795859" calcext:value-type="float">
            <text:p>0.455326660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2]=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5059223" calcext:value-type="float">
            <text:p>39.5059223</text:p>
          </table:table-cell>
          <table:table-cell table:formula="of:=NUMBERVALUE(RIGHT(IF([.F133]=[.C133];[.$C$1];IF([.F133]=[.D133];[.$D$1];IF([.F133]=[.E133];[.$E$1];0)))))" office:value-type="float" office:value="2" calcext:value-type="float">
            <text:p>2</text:p>
          </table:table-cell>
          <table:table-cell office:value-type="float" office:value="-0.211465917090345" calcext:value-type="float">
            <text:p>-0.2114659171</text:p>
          </table:table-cell>
          <table:table-cell office:value-type="float" office:value="0.278676057512599" calcext:value-type="float">
            <text:p>0.2786760575</text:p>
          </table:table-cell>
          <table:table-cell office:value-type="float" office:value="0.211465926325334" calcext:value-type="float">
            <text:p>0.2114659263</text:p>
          </table:table-cell>
          <table:table-cell table:formula="of:=MAX([.C133:.E133])" office:value-type="float" office:value="0.278676057512599" calcext:value-type="float">
            <text:p>0.278676057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3]=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.8072219" calcext:value-type="float">
            <text:p>39.8072219</text:p>
          </table:table-cell>
          <table:table-cell table:formula="of:=NUMBERVALUE(RIGHT(IF([.F134]=[.C134];[.$C$1];IF([.F134]=[.D134];[.$D$1];IF([.F134]=[.E134];[.$E$1];0)))))" office:value-type="float" office:value="2" calcext:value-type="float">
            <text:p>2</text:p>
          </table:table-cell>
          <table:table-cell office:value-type="float" office:value="0.0306332112218745" calcext:value-type="float">
            <text:p>0.0306332112</text:p>
          </table:table-cell>
          <table:table-cell office:value-type="float" office:value="0.275410261239315" calcext:value-type="float">
            <text:p>0.2754102612</text:p>
          </table:table-cell>
          <table:table-cell office:value-type="float" office:value="-0.0306331414396443" calcext:value-type="float">
            <text:p>-0.0306331414</text:p>
          </table:table-cell>
          <table:table-cell table:formula="of:=MAX([.C134:.E134])" office:value-type="float" office:value="0.275410261239315" calcext:value-type="float">
            <text:p>0.275410261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4]=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.1095247" calcext:value-type="float">
            <text:p>40.1095247</text:p>
          </table:table-cell>
          <table:table-cell table:formula="of:=NUMBERVALUE(RIGHT(IF([.F135]=[.C135];[.$C$1];IF([.F135]=[.D135];[.$D$1];IF([.F135]=[.E135];[.$E$1];0)))))" office:value-type="float" office:value="2" calcext:value-type="float">
            <text:p>2</text:p>
          </table:table-cell>
          <table:table-cell office:value-type="float" office:value="0.148604196282709" calcext:value-type="float">
            <text:p>0.1486041963</text:p>
          </table:table-cell>
          <table:table-cell office:value-type="float" office:value="0.276618300372339" calcext:value-type="float">
            <text:p>0.2766183004</text:p>
          </table:table-cell>
          <table:table-cell office:value-type="float" office:value="-0.0358022485351081" calcext:value-type="float">
            <text:p>-0.0358022485</text:p>
          </table:table-cell>
          <table:table-cell table:formula="of:=MAX([.C135:.E135])" office:value-type="float" office:value="0.276618300372339" calcext:value-type="float">
            <text:p>0.276618300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5]=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.4103227" calcext:value-type="float">
            <text:p>40.4103227</text:p>
          </table:table-cell>
          <table:table-cell table:formula="of:=NUMBERVALUE(RIGHT(IF([.F136]=[.C136];[.$C$1];IF([.F136]=[.D136];[.$D$1];IF([.F136]=[.E136];[.$E$1];0)))))" office:value-type="float" office:value="2" calcext:value-type="float">
            <text:p>2</text:p>
          </table:table-cell>
          <table:table-cell office:value-type="float" office:value="0.115026319023842" calcext:value-type="float">
            <text:p>0.115026319</text:p>
          </table:table-cell>
          <table:table-cell office:value-type="float" office:value="0.490867563612532" calcext:value-type="float">
            <text:p>0.4908675636</text:p>
          </table:table-cell>
          <table:table-cell office:value-type="float" office:value="-0.00222437518500866" calcext:value-type="float">
            <text:p>-0.0022243752</text:p>
          </table:table-cell>
          <table:table-cell table:formula="of:=MAX([.C136:.E136])" office:value-type="float" office:value="0.490867563612532" calcext:value-type="float">
            <text:p>0.490867563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6]=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.7121233" calcext:value-type="float">
            <text:p>40.7121233</text:p>
          </table:table-cell>
          <table:table-cell table:formula="of:=NUMBERVALUE(RIGHT(IF([.F137]=[.C137];[.$C$1];IF([.F137]=[.D137];[.$D$1];IF([.F137]=[.E137];[.$E$1];0)))))" office:value-type="float" office:value="2" calcext:value-type="float">
            <text:p>2</text:p>
          </table:table-cell>
          <table:table-cell office:value-type="float" office:value="-0.132074021234712" calcext:value-type="float">
            <text:p>-0.1320740212</text:p>
          </table:table-cell>
          <table:table-cell office:value-type="float" office:value="0.491463438362787" calcext:value-type="float">
            <text:p>0.4914634384</text:p>
          </table:table-cell>
          <table:table-cell office:value-type="float" office:value="0.244875961596176" calcext:value-type="float">
            <text:p>0.2448759616</text:p>
          </table:table-cell>
          <table:table-cell table:formula="of:=MAX([.C137:.E137])" office:value-type="float" office:value="0.491463438362787" calcext:value-type="float">
            <text:p>0.491463438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7]=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.0139241" calcext:value-type="float">
            <text:p>41.0139241</text:p>
          </table:table-cell>
          <table:table-cell table:formula="of:=NUMBERVALUE(RIGHT(IF([.F138]=[.C138];[.$C$1];IF([.F138]=[.D138];[.$D$1];IF([.F138]=[.E138];[.$E$1];0)))))" office:value-type="float" office:value="2" calcext:value-type="float">
            <text:p>2</text:p>
          </table:table-cell>
          <table:table-cell office:value-type="float" office:value="-0.375387773214499" calcext:value-type="float">
            <text:p>-0.3753877732</text:p>
          </table:table-cell>
          <table:table-cell office:value-type="float" office:value="0.495943855901475" calcext:value-type="float">
            <text:p>0.4959438559</text:p>
          </table:table-cell>
          <table:table-cell office:value-type="float" office:value="0.488189653978139" calcext:value-type="float">
            <text:p>0.488189654</text:p>
          </table:table-cell>
          <table:table-cell table:formula="of:=MAX([.C138:.E138])" office:value-type="float" office:value="0.495943855901475" calcext:value-type="float">
            <text:p>0.495943855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8]=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.3157254" calcext:value-type="float">
            <text:p>41.3157254</text:p>
          </table:table-cell>
          <table:table-cell table:formula="of:=NUMBERVALUE(RIGHT(IF([.F139]=[.C139];[.$C$1];IF([.F139]=[.D139];[.$D$1];IF([.F139]=[.E139];[.$E$1];0)))))" office:value-type="float" office:value="3" calcext:value-type="float">
            <text:p>3</text:p>
          </table:table-cell>
          <table:table-cell office:value-type="float" office:value="-0.496086774013588" calcext:value-type="float">
            <text:p>-0.496086774</text:p>
          </table:table-cell>
          <table:table-cell office:value-type="float" office:value="0.496086778621781" calcext:value-type="float">
            <text:p>0.4960867786</text:p>
          </table:table-cell>
          <table:table-cell office:value-type="float" office:value="0.496086778718112" calcext:value-type="float">
            <text:p>0.4960867787</text:p>
          </table:table-cell>
          <table:table-cell table:formula="of:=MAX([.C139:.E139])" office:value-type="float" office:value="0.496086778718112" calcext:value-type="float">
            <text:p>0.496086778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39]=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.6170249" calcext:value-type="float">
            <text:p>41.6170249</text:p>
          </table:table-cell>
          <table:table-cell table:formula="of:=NUMBERVALUE(RIGHT(IF([.F140]=[.C140];[.$C$1];IF([.F140]=[.D140];[.$D$1];IF([.F140]=[.E140];[.$E$1];0)))))" office:value-type="float" office:value="2" calcext:value-type="float">
            <text:p>2</text:p>
          </table:table-cell>
          <table:table-cell office:value-type="float" office:value="-0.496573190511274" calcext:value-type="float">
            <text:p>-0.4965731905</text:p>
          </table:table-cell>
          <table:table-cell office:value-type="float" office:value="0.49657319558912" calcext:value-type="float">
            <text:p>0.4965731956</text:p>
          </table:table-cell>
          <table:table-cell office:value-type="float" office:value="0.49657319302474" calcext:value-type="float">
            <text:p>0.496573193</text:p>
          </table:table-cell>
          <table:table-cell table:formula="of:=MAX([.C140:.E140])" office:value-type="float" office:value="0.49657319558912" calcext:value-type="float">
            <text:p>0.496573195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0]=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.9188354" calcext:value-type="float">
            <text:p>41.9188354</text:p>
          </table:table-cell>
          <table:table-cell table:formula="of:=NUMBERVALUE(RIGHT(IF([.F141]=[.C141];[.$C$1];IF([.F141]=[.D141];[.$D$1];IF([.F141]=[.E141];[.$E$1];0)))))" office:value-type="float" office:value="2" calcext:value-type="float">
            <text:p>2</text:p>
          </table:table-cell>
          <table:table-cell office:value-type="float" office:value="-0.497162204267832" calcext:value-type="float">
            <text:p>-0.4971622043</text:p>
          </table:table-cell>
          <table:table-cell office:value-type="float" office:value="0.497162205484114" calcext:value-type="float">
            <text:p>0.4971622055</text:p>
          </table:table-cell>
          <table:table-cell office:value-type="float" office:value="0.49716220456807" calcext:value-type="float">
            <text:p>0.4971622046</text:p>
          </table:table-cell>
          <table:table-cell table:formula="of:=MAX([.C141:.E141])" office:value-type="float" office:value="0.497162205484114" calcext:value-type="float">
            <text:p>0.497162205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1]=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.2201352" calcext:value-type="float">
            <text:p>42.2201352</text:p>
          </table:table-cell>
          <table:table-cell table:formula="of:=NUMBERVALUE(RIGHT(IF([.F142]=[.C142];[.$C$1];IF([.F142]=[.D142];[.$D$1];IF([.F142]=[.E142];[.$E$1];0)))))" office:value-type="float" office:value="3" calcext:value-type="float">
            <text:p>3</text:p>
          </table:table-cell>
          <table:table-cell office:value-type="float" office:value="-0.495555567021235" calcext:value-type="float">
            <text:p>-0.495555567</text:p>
          </table:table-cell>
          <table:table-cell office:value-type="float" office:value="0.495555558812781" calcext:value-type="float">
            <text:p>0.4955555588</text:p>
          </table:table-cell>
          <table:table-cell office:value-type="float" office:value="0.495555562372218" calcext:value-type="float">
            <text:p>0.4955555624</text:p>
          </table:table-cell>
          <table:table-cell table:formula="of:=MAX([.C142:.E142])" office:value-type="float" office:value="0.495555562372218" calcext:value-type="float">
            <text:p>0.495555562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2]=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5224463" calcext:value-type="float">
            <text:p>42.5224463</text:p>
          </table:table-cell>
          <table:table-cell table:formula="of:=NUMBERVALUE(RIGHT(IF([.F143]=[.C143];[.$C$1];IF([.F143]=[.D143];[.$D$1];IF([.F143]=[.E143];[.$E$1];0)))))" office:value-type="float" office:value="3" calcext:value-type="float">
            <text:p>3</text:p>
          </table:table-cell>
          <table:table-cell office:value-type="float" office:value="-0.490200325637936" calcext:value-type="float">
            <text:p>-0.4902003256</text:p>
          </table:table-cell>
          <table:table-cell office:value-type="float" office:value="0.495161106280995" calcext:value-type="float">
            <text:p>0.4951611063</text:p>
          </table:table-cell>
          <table:table-cell office:value-type="float" office:value="0.495161108409508" calcext:value-type="float">
            <text:p>0.4951611084</text:p>
          </table:table-cell>
          <table:table-cell table:formula="of:=MAX([.C143:.E143])" office:value-type="float" office:value="0.495161108409508" calcext:value-type="float">
            <text:p>0.495161108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3]=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.8232448" calcext:value-type="float">
            <text:p>42.8232448</text:p>
          </table:table-cell>
          <table:table-cell table:formula="of:=NUMBERVALUE(RIGHT(IF([.F144]=[.C144];[.$C$1];IF([.F144]=[.D144];[.$D$1];IF([.F144]=[.E144];[.$E$1];0)))))" office:value-type="float" office:value="3" calcext:value-type="float">
            <text:p>3</text:p>
          </table:table-cell>
          <table:table-cell office:value-type="float" office:value="-0.241325082686232" calcext:value-type="float">
            <text:p>-0.2413250827</text:p>
          </table:table-cell>
          <table:table-cell office:value-type="float" office:value="0.495236401366313" calcext:value-type="float">
            <text:p>0.4952364014</text:p>
          </table:table-cell>
          <table:table-cell office:value-type="float" office:value="0.495236402862476" calcext:value-type="float">
            <text:p>0.4952364029</text:p>
          </table:table-cell>
          <table:table-cell table:formula="of:=MAX([.C144:.E144])" office:value-type="float" office:value="0.495236402862476" calcext:value-type="float">
            <text:p>0.495236402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4]=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1295572" calcext:value-type="float">
            <text:p>43.1295572</text:p>
          </table:table-cell>
          <table:table-cell table:formula="of:=NUMBERVALUE(RIGHT(IF([.F145]=[.C145];[.$C$1];IF([.F145]=[.D145];[.$D$1];IF([.F145]=[.E145];[.$E$1];0)))))" office:value-type="float" office:value="3" calcext:value-type="float">
            <text:p>3</text:p>
          </table:table-cell>
          <table:table-cell office:value-type="float" office:value="0.00598563749083808" calcext:value-type="float">
            <text:p>0.0059856375</text:p>
          </table:table-cell>
          <table:table-cell office:value-type="float" office:value="0.493672882226941" calcext:value-type="float">
            <text:p>0.4936728822</text:p>
          </table:table-cell>
          <table:table-cell office:value-type="float" office:value="0.493672896444369" calcext:value-type="float">
            <text:p>0.4936728964</text:p>
          </table:table-cell>
          <table:table-cell table:formula="of:=MAX([.C145:.E145])" office:value-type="float" office:value="0.493672896444369" calcext:value-type="float">
            <text:p>0.493672896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5]=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4283504" calcext:value-type="float">
            <text:p>43.4283504</text:p>
          </table:table-cell>
          <table:table-cell table:formula="of:=NUMBERVALUE(RIGHT(IF([.F146]=[.C146];[.$C$1];IF([.F146]=[.D146];[.$D$1];IF([.F146]=[.E146];[.$E$1];0)))))" office:value-type="float" office:value="3" calcext:value-type="float">
            <text:p>3</text:p>
          </table:table-cell>
          <table:table-cell office:value-type="float" office:value="0.252437272731877" calcext:value-type="float">
            <text:p>0.2524372727</text:p>
          </table:table-cell>
          <table:table-cell office:value-type="float" office:value="0.495543671362884" calcext:value-type="float">
            <text:p>0.4955436714</text:p>
          </table:table-cell>
          <table:table-cell office:value-type="float" office:value="0.495543675256525" calcext:value-type="float">
            <text:p>0.4955436753</text:p>
          </table:table-cell>
          <table:table-cell table:formula="of:=MAX([.C146:.E146])" office:value-type="float" office:value="0.495543675256525" calcext:value-type="float">
            <text:p>0.495543675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6]=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.7281462" calcext:value-type="float">
            <text:p>43.7281462</text:p>
          </table:table-cell>
          <table:table-cell table:formula="of:=NUMBERVALUE(RIGHT(IF([.F147]=[.C147];[.$C$1];IF([.F147]=[.D147];[.$D$1];IF([.F147]=[.E147];[.$E$1];0)))))" office:value-type="float" office:value="2" calcext:value-type="float">
            <text:p>2</text:p>
          </table:table-cell>
          <table:table-cell office:value-type="float" office:value="0.49210533892932" calcext:value-type="float">
            <text:p>0.4921053389</text:p>
          </table:table-cell>
          <table:table-cell office:value-type="float" office:value="0.492105340295462" calcext:value-type="float">
            <text:p>0.4921053403</text:p>
          </table:table-cell>
          <table:table-cell office:value-type="float" office:value="0.461647318567933" calcext:value-type="float">
            <text:p>0.4616473186</text:p>
          </table:table-cell>
          <table:table-cell table:formula="of:=MAX([.C147:.E147])" office:value-type="float" office:value="0.492105340295462" calcext:value-type="float">
            <text:p>0.492105340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7]=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.0299472" calcext:value-type="float">
            <text:p>44.0299472</text:p>
          </table:table-cell>
          <table:table-cell table:formula="of:=NUMBERVALUE(RIGHT(IF([.F148]=[.C148];[.$C$1];IF([.F148]=[.D148];[.$D$1];IF([.F148]=[.E148];[.$E$1];0)))))" office:value-type="float" office:value="1" calcext:value-type="float">
            <text:p>1</text:p>
          </table:table-cell>
          <table:table-cell office:value-type="float" office:value="0.487432448840398" calcext:value-type="float">
            <text:p>0.4874324488</text:p>
          </table:table-cell>
          <table:table-cell office:value-type="float" office:value="0.487432445773458" calcext:value-type="float">
            <text:p>0.4874324458</text:p>
          </table:table-cell>
          <table:table-cell office:value-type="float" office:value="0.21736967602223" calcext:value-type="float">
            <text:p>0.217369676</text:p>
          </table:table-cell>
          <table:table-cell table:formula="of:=MAX([.C148:.E148])" office:value-type="float" office:value="0.487432448840398" calcext:value-type="float">
            <text:p>0.487432448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8]=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.3312468" calcext:value-type="float">
            <text:p>44.3312468</text:p>
          </table:table-cell>
          <table:table-cell table:formula="of:=NUMBERVALUE(RIGHT(IF([.F149]=[.C149];[.$C$1];IF([.F149]=[.D149];[.$D$1];IF([.F149]=[.E149];[.$E$1];0)))))" office:value-type="float" office:value="2" calcext:value-type="float">
            <text:p>2</text:p>
          </table:table-cell>
          <table:table-cell office:value-type="float" office:value="0.319498519550325" calcext:value-type="float">
            <text:p>0.3194985196</text:p>
          </table:table-cell>
          <table:table-cell office:value-type="float" office:value="0.319498543083207" calcext:value-type="float">
            <text:p>0.3194985431</text:p>
          </table:table-cell>
          <table:table-cell office:value-type="float" office:value="0.139556430365942" calcext:value-type="float">
            <text:p>0.1395564304</text:p>
          </table:table-cell>
          <table:table-cell table:formula="of:=MAX([.C149:.E149])" office:value-type="float" office:value="0.319498543083207" calcext:value-type="float">
            <text:p>0.319498543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49]=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.6330476" calcext:value-type="float">
            <text:p>44.6330476</text:p>
          </table:table-cell>
          <table:table-cell table:formula="of:=NUMBERVALUE(RIGHT(IF([.F150]=[.C150];[.$C$1];IF([.F150]=[.D150];[.$D$1];IF([.F150]=[.E150];[.$E$1];0)))))" office:value-type="float" office:value="2" calcext:value-type="float">
            <text:p>2</text:p>
          </table:table-cell>
          <table:table-cell office:value-type="float" office:value="0.30205718276429" calcext:value-type="float">
            <text:p>0.3020571828</text:p>
          </table:table-cell>
          <table:table-cell office:value-type="float" office:value="0.302057193313109" calcext:value-type="float">
            <text:p>0.3020571933</text:p>
          </table:table-cell>
          <table:table-cell office:value-type="float" office:value="-0.0913246524257834" calcext:value-type="float">
            <text:p>-0.0913246524</text:p>
          </table:table-cell>
          <table:table-cell table:formula="of:=MAX([.C150:.E150])" office:value-type="float" office:value="0.302057193313109" calcext:value-type="float">
            <text:p>0.302057193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0]=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.9343476" calcext:value-type="float">
            <text:p>44.9343476</text:p>
          </table:table-cell>
          <table:table-cell table:formula="of:=NUMBERVALUE(RIGHT(IF([.F151]=[.C151];[.$C$1];IF([.F151]=[.D151];[.$D$1];IF([.F151]=[.E151];[.$E$1];0)))))" office:value-type="float" office:value="1" calcext:value-type="float">
            <text:p>1</text:p>
          </table:table-cell>
          <table:table-cell office:value-type="float" office:value="0.305798616499981" calcext:value-type="float">
            <text:p>0.3057986165</text:p>
          </table:table-cell>
          <table:table-cell office:value-type="float" office:value="0.30281151587912" calcext:value-type="float">
            <text:p>0.3028115159</text:p>
          </table:table-cell>
          <table:table-cell office:value-type="float" office:value="-0.30579858370984" calcext:value-type="float">
            <text:p>-0.3057985837</text:p>
          </table:table-cell>
          <table:table-cell table:formula="of:=MAX([.C151:.E151])" office:value-type="float" office:value="0.305798616499981" calcext:value-type="float">
            <text:p>0.305798616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1]=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2361477" calcext:value-type="float">
            <text:p>45.2361477</text:p>
          </table:table-cell>
          <table:table-cell table:formula="of:=NUMBERVALUE(RIGHT(IF([.F152]=[.C152];[.$C$1];IF([.F152]=[.D152];[.$D$1];IF([.F152]=[.E152];[.$E$1];0)))))" office:value-type="float" office:value="1" calcext:value-type="float">
            <text:p>1</text:p>
          </table:table-cell>
          <table:table-cell office:value-type="float" office:value="0.17061858808431" calcext:value-type="float">
            <text:p>0.1706185881</text:p>
          </table:table-cell>
          <table:table-cell office:value-type="float" office:value="0.152649280672605" calcext:value-type="float">
            <text:p>0.1526492807</text:p>
          </table:table-cell>
          <table:table-cell office:value-type="float" office:value="-0.21635602371402" calcext:value-type="float">
            <text:p>-0.2163560237</text:p>
          </table:table-cell>
          <table:table-cell table:formula="of:=MAX([.C152:.E152])" office:value-type="float" office:value="0.17061858808431" calcext:value-type="float">
            <text:p>0.170618588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2]=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537949" calcext:value-type="float">
            <text:p>45.537949</text:p>
          </table:table-cell>
          <table:table-cell table:formula="of:=NUMBERVALUE(RIGHT(IF([.F153]=[.C153];[.$C$1];IF([.F153]=[.D153];[.$D$1];IF([.F153]=[.E153];[.$E$1];0)))))" office:value-type="float" office:value="1" calcext:value-type="float">
            <text:p>1</text:p>
          </table:table-cell>
          <table:table-cell office:value-type="float" office:value="0.339991280547529" calcext:value-type="float">
            <text:p>0.3399912805</text:p>
          </table:table-cell>
          <table:table-cell office:value-type="float" office:value="0.322021946150708" calcext:value-type="float">
            <text:p>0.3220219462</text:p>
          </table:table-cell>
          <table:table-cell office:value-type="float" office:value="-0.137104020767517" calcext:value-type="float">
            <text:p>-0.1371040208</text:p>
          </table:table-cell>
          <table:table-cell table:formula="of:=MAX([.C153:.E153])" office:value-type="float" office:value="0.339991280547529" calcext:value-type="float">
            <text:p>0.339991280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3]=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.8392493" calcext:value-type="float">
            <text:p>45.8392493</text:p>
          </table:table-cell>
          <table:table-cell table:formula="of:=NUMBERVALUE(RIGHT(IF([.F154]=[.C154];[.$C$1];IF([.F154]=[.D154];[.$D$1];IF([.F154]=[.E154];[.$E$1];0)))))" office:value-type="float" office:value="1" calcext:value-type="float">
            <text:p>1</text:p>
          </table:table-cell>
          <table:table-cell office:value-type="float" office:value="0.357913605353459" calcext:value-type="float">
            <text:p>0.3579136054</text:p>
          </table:table-cell>
          <table:table-cell office:value-type="float" office:value="0.339944278717447" calcext:value-type="float">
            <text:p>0.3399442787</text:p>
          </table:table-cell>
          <table:table-cell office:value-type="float" office:value="0.0942580545942096" calcext:value-type="float">
            <text:p>0.0942580546</text:p>
          </table:table-cell>
          <table:table-cell table:formula="of:=MAX([.C154:.E154])" office:value-type="float" office:value="0.357913605353459" calcext:value-type="float">
            <text:p>0.357913605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4]=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1410585" calcext:value-type="float">
            <text:p>46.1410585</text:p>
          </table:table-cell>
          <table:table-cell table:formula="of:=NUMBERVALUE(RIGHT(IF([.F155]=[.C155];[.$C$1];IF([.F155]=[.D155];[.$D$1];IF([.F155]=[.E155];[.$E$1];0)))))" office:value-type="float" office:value="1" calcext:value-type="float">
            <text:p>1</text:p>
          </table:table-cell>
          <table:table-cell office:value-type="float" office:value="0.358128996583332" calcext:value-type="float">
            <text:p>0.3581289966</text:p>
          </table:table-cell>
          <table:table-cell office:value-type="float" office:value="0.343146775427149" calcext:value-type="float">
            <text:p>0.3431467754</text:p>
          </table:table-cell>
          <table:table-cell office:value-type="float" office:value="0.343146833812576" calcext:value-type="float">
            <text:p>0.3431468338</text:p>
          </table:table-cell>
          <table:table-cell table:formula="of:=MAX([.C155:.E155])" office:value-type="float" office:value="0.358128996583332" calcext:value-type="float">
            <text:p>0.358128996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5]=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4423583" calcext:value-type="float">
            <text:p>46.4423583</text:p>
          </table:table-cell>
          <table:table-cell table:formula="of:=NUMBERVALUE(RIGHT(IF([.F156]=[.C156];[.$C$1];IF([.F156]=[.D156];[.$D$1];IF([.F156]=[.E156];[.$E$1];0)))))" office:value-type="float" office:value="3" calcext:value-type="float">
            <text:p>3</text:p>
          </table:table-cell>
          <table:table-cell office:value-type="float" office:value="0.49391994303863" calcext:value-type="float">
            <text:p>0.493919943</text:p>
          </table:table-cell>
          <table:table-cell office:value-type="float" office:value="0.493919926460125" calcext:value-type="float">
            <text:p>0.4939199265</text:p>
          </table:table-cell>
          <table:table-cell office:value-type="float" office:value="0.493919955146657" calcext:value-type="float">
            <text:p>0.4939199551</text:p>
          </table:table-cell>
          <table:table-cell table:formula="of:=MAX([.C156:.E156])" office:value-type="float" office:value="0.493919955146657" calcext:value-type="float">
            <text:p>0.493919955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6]=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.7441594" calcext:value-type="float">
            <text:p>46.7441594</text:p>
          </table:table-cell>
          <table:table-cell table:formula="of:=NUMBERVALUE(RIGHT(IF([.F157]=[.C157];[.$C$1];IF([.F157]=[.D157];[.$D$1];IF([.F157]=[.E157];[.$E$1];0)))))" office:value-type="float" office:value="3" calcext:value-type="float">
            <text:p>3</text:p>
          </table:table-cell>
          <table:table-cell office:value-type="float" office:value="0.493715584048487" calcext:value-type="float">
            <text:p>0.493715584</text:p>
          </table:table-cell>
          <table:table-cell office:value-type="float" office:value="0.493715573059251" calcext:value-type="float">
            <text:p>0.4937155731</text:p>
          </table:table-cell>
          <table:table-cell office:value-type="float" office:value="0.493715590396488" calcext:value-type="float">
            <text:p>0.4937155904</text:p>
          </table:table-cell>
          <table:table-cell table:formula="of:=MAX([.C157:.E157])" office:value-type="float" office:value="0.493715590396488" calcext:value-type="float">
            <text:p>0.493715590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7]=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.0459602" calcext:value-type="float">
            <text:p>47.0459602</text:p>
          </table:table-cell>
          <table:table-cell table:formula="of:=NUMBERVALUE(RIGHT(IF([.F158]=[.C158];[.$C$1];IF([.F158]=[.D158];[.$D$1];IF([.F158]=[.E158];[.$E$1];0)))))" office:value-type="float" office:value="2" calcext:value-type="float">
            <text:p>2</text:p>
          </table:table-cell>
          <table:table-cell office:value-type="float" office:value="0.472451238707214" calcext:value-type="float">
            <text:p>0.4724512387</text:p>
          </table:table-cell>
          <table:table-cell office:value-type="float" office:value="0.472451256563693" calcext:value-type="float">
            <text:p>0.4724512566</text:p>
          </table:table-cell>
          <table:table-cell office:value-type="float" office:value="0.472451226654075" calcext:value-type="float">
            <text:p>0.4724512267</text:p>
          </table:table-cell>
          <table:table-cell table:formula="of:=MAX([.C158:.E158])" office:value-type="float" office:value="0.472451256563693" calcext:value-type="float">
            <text:p>0.472451256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8]=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.3472628" calcext:value-type="float">
            <text:p>47.3472628</text:p>
          </table:table-cell>
          <table:table-cell table:formula="of:=NUMBERVALUE(RIGHT(IF([.F159]=[.C159];[.$C$1];IF([.F159]=[.D159];[.$D$1];IF([.F159]=[.E159];[.$E$1];0)))))" office:value-type="float" office:value="2" calcext:value-type="float">
            <text:p>2</text:p>
          </table:table-cell>
          <table:table-cell office:value-type="float" office:value="0.472530374360105" calcext:value-type="float">
            <text:p>0.4725303744</text:p>
          </table:table-cell>
          <table:table-cell office:value-type="float" office:value="0.472530392000867" calcext:value-type="float">
            <text:p>0.472530392</text:p>
          </table:table-cell>
          <table:table-cell office:value-type="float" office:value="0.472530357251341" calcext:value-type="float">
            <text:p>0.4725303573</text:p>
          </table:table-cell>
          <table:table-cell table:formula="of:=MAX([.C159:.E159])" office:value-type="float" office:value="0.472530392000867" calcext:value-type="float">
            <text:p>0.47253039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59]=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.6495654" calcext:value-type="float">
            <text:p>47.6495654</text:p>
          </table:table-cell>
          <table:table-cell table:formula="of:=NUMBERVALUE(RIGHT(IF([.F160]=[.C160];[.$C$1];IF([.F160]=[.D160];[.$D$1];IF([.F160]=[.E160];[.$E$1];0)))))" office:value-type="float" office:value="2" calcext:value-type="float">
            <text:p>2</text:p>
          </table:table-cell>
          <table:table-cell office:value-type="float" office:value="0.323449133502268" calcext:value-type="float">
            <text:p>0.3234491335</text:p>
          </table:table-cell>
          <table:table-cell office:value-type="float" office:value="0.476252378660241" calcext:value-type="float">
            <text:p>0.4762523787</text:p>
          </table:table-cell>
          <table:table-cell office:value-type="float" office:value="0.228438919165315" calcext:value-type="float">
            <text:p>0.2284389192</text:p>
          </table:table-cell>
          <table:table-cell table:formula="of:=MAX([.C160:.E160])" office:value-type="float" office:value="0.476252378660241" calcext:value-type="float">
            <text:p>0.476252378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0]=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.9503636" calcext:value-type="float">
            <text:p>47.9503636</text:p>
          </table:table-cell>
          <table:table-cell table:formula="of:=NUMBERVALUE(RIGHT(IF([.F161]=[.C161];[.$C$1];IF([.F161]=[.D161];[.$D$1];IF([.F161]=[.E161];[.$E$1];0)))))" office:value-type="float" office:value="2" calcext:value-type="float">
            <text:p>2</text:p>
          </table:table-cell>
          <table:table-cell office:value-type="float" office:value="0.0994178227749137" calcext:value-type="float">
            <text:p>0.0994178228</text:p>
          </table:table-cell>
          <table:table-cell office:value-type="float" office:value="0.452086728073394" calcext:value-type="float">
            <text:p>0.4520867281</text:p>
          </table:table-cell>
          <table:table-cell office:value-type="float" office:value="0.00438853206133334" calcext:value-type="float">
            <text:p>0.0043885321</text:p>
          </table:table-cell>
          <table:table-cell table:formula="of:=MAX([.C161:.E161])" office:value-type="float" office:value="0.452086728073394" calcext:value-type="float">
            <text:p>0.452086728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1]=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.2521644" calcext:value-type="float">
            <text:p>48.2521644</text:p>
          </table:table-cell>
          <table:table-cell table:formula="of:=NUMBERVALUE(RIGHT(IF([.F162]=[.C162];[.$C$1];IF([.F162]=[.D162];[.$D$1];IF([.F162]=[.E162];[.$E$1];0)))))" office:value-type="float" office:value="2" calcext:value-type="float">
            <text:p>2</text:p>
          </table:table-cell>
          <table:table-cell office:value-type="float" office:value="-0.128366965900059" calcext:value-type="float">
            <text:p>-0.1283669659</text:p>
          </table:table-cell>
          <table:table-cell office:value-type="float" office:value="0.473085875051397" calcext:value-type="float">
            <text:p>0.4730858751</text:p>
          </table:table-cell>
          <table:table-cell office:value-type="float" office:value="-0.223366323446169" calcext:value-type="float">
            <text:p>-0.2233663234</text:p>
          </table:table-cell>
          <table:table-cell table:formula="of:=MAX([.C162:.E162])" office:value-type="float" office:value="0.473085875051397" calcext:value-type="float">
            <text:p>0.473085875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2]=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.553464" calcext:value-type="float">
            <text:p>48.553464</text:p>
          </table:table-cell>
          <table:table-cell table:formula="of:=NUMBERVALUE(RIGHT(IF([.F163]=[.C163];[.$C$1];IF([.F163]=[.D163];[.$D$1];IF([.F163]=[.E163];[.$E$1];0)))))" office:value-type="float" office:value="2" calcext:value-type="float">
            <text:p>2</text:p>
          </table:table-cell>
          <table:table-cell office:value-type="float" office:value="-0.376473298612576" calcext:value-type="float">
            <text:p>-0.3764732986</text:p>
          </table:table-cell>
          <table:table-cell office:value-type="float" office:value="0.471929771900094" calcext:value-type="float">
            <text:p>0.4719297719</text:p>
          </table:table-cell>
          <table:table-cell office:value-type="float" office:value="-0.471472651985783" calcext:value-type="float">
            <text:p>-0.471472652</text:p>
          </table:table-cell>
          <table:table-cell table:formula="of:=MAX([.C163:.E163])" office:value-type="float" office:value="0.471929771900094" calcext:value-type="float">
            <text:p>0.471929771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3]=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.861281" calcext:value-type="float">
            <text:p>48.861281</text:p>
          </table:table-cell>
          <table:table-cell table:formula="of:=NUMBERVALUE(RIGHT(IF([.F164]=[.C164];[.$C$1];IF([.F164]=[.D164];[.$D$1];IF([.F164]=[.E164];[.$E$1];0)))))" office:value-type="float" office:value="2" calcext:value-type="float">
            <text:p>2</text:p>
          </table:table-cell>
          <table:table-cell office:value-type="float" office:value="-0.470361603575964" calcext:value-type="float">
            <text:p>-0.4703616036</text:p>
          </table:table-cell>
          <table:table-cell office:value-type="float" office:value="0.470320688552824" calcext:value-type="float">
            <text:p>0.4703206886</text:p>
          </table:table-cell>
          <table:table-cell office:value-type="float" office:value="-0.470320710093919" calcext:value-type="float">
            <text:p>-0.4703207101</text:p>
          </table:table-cell>
          <table:table-cell table:formula="of:=MAX([.C164:.E164])" office:value-type="float" office:value="0.470320688552824" calcext:value-type="float">
            <text:p>0.470320688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4]=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.1711033" calcext:value-type="float">
            <text:p>49.1711033</text:p>
          </table:table-cell>
          <table:table-cell table:formula="of:=NUMBERVALUE(RIGHT(IF([.F165]=[.C165];[.$C$1];IF([.F165]=[.D165];[.$D$1];IF([.F165]=[.E165];[.$E$1];0)))))" office:value-type="float" office:value="2" calcext:value-type="float">
            <text:p>2</text:p>
          </table:table-cell>
          <table:table-cell office:value-type="float" office:value="-0.495027572583163" calcext:value-type="float">
            <text:p>-0.4950275726</text:p>
          </table:table-cell>
          <table:table-cell office:value-type="float" office:value="0.494967605685874" calcext:value-type="float">
            <text:p>0.4949676057</text:p>
          </table:table-cell>
          <table:table-cell office:value-type="float" office:value="-0.494967598573248" calcext:value-type="float">
            <text:p>-0.4949675986</text:p>
          </table:table-cell>
          <table:table-cell table:formula="of:=MAX([.C165:.E165])" office:value-type="float" office:value="0.494967605685874" calcext:value-type="float">
            <text:p>0.494967605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5]=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.4693953" calcext:value-type="float">
            <text:p>49.4693953</text:p>
          </table:table-cell>
          <table:table-cell table:formula="of:=NUMBERVALUE(RIGHT(IF([.F166]=[.C166];[.$C$1];IF([.F166]=[.D166];[.$D$1];IF([.F166]=[.E166];[.$E$1];0)))))" office:value-type="float" office:value="2" calcext:value-type="float">
            <text:p>2</text:p>
          </table:table-cell>
          <table:table-cell office:value-type="float" office:value="-0.495106000562404" calcext:value-type="float">
            <text:p>-0.4951060006</text:p>
          </table:table-cell>
          <table:table-cell office:value-type="float" office:value="0.495075948228298" calcext:value-type="float">
            <text:p>0.4950759482</text:p>
          </table:table-cell>
          <table:table-cell office:value-type="float" office:value="-0.49507594218578" calcext:value-type="float">
            <text:p>-0.4950759422</text:p>
          </table:table-cell>
          <table:table-cell table:formula="of:=MAX([.C166:.E166])" office:value-type="float" office:value="0.495075948228298" calcext:value-type="float">
            <text:p>0.495075948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6]=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.7706943" calcext:value-type="float">
            <text:p>49.7706943</text:p>
          </table:table-cell>
          <table:table-cell table:formula="of:=NUMBERVALUE(RIGHT(IF([.F167]=[.C167];[.$C$1];IF([.F167]=[.D167];[.$D$1];IF([.F167]=[.E167];[.$E$1];0)))))" office:value-type="float" office:value="2" calcext:value-type="float">
            <text:p>2</text:p>
          </table:table-cell>
          <table:table-cell office:value-type="float" office:value="-0.496154537094063" calcext:value-type="float">
            <text:p>-0.4961545371</text:p>
          </table:table-cell>
          <table:table-cell office:value-type="float" office:value="0.496124486176822" calcext:value-type="float">
            <text:p>0.4961244862</text:p>
          </table:table-cell>
          <table:table-cell office:value-type="float" office:value="-0.496124481473544" calcext:value-type="float">
            <text:p>-0.4961244815</text:p>
          </table:table-cell>
          <table:table-cell table:formula="of:=MAX([.C167:.E167])" office:value-type="float" office:value="0.496124486176822" calcext:value-type="float">
            <text:p>0.496124486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7]=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.0724954" calcext:value-type="float">
            <text:p>50.0724954</text:p>
          </table:table-cell>
          <table:table-cell table:formula="of:=NUMBERVALUE(RIGHT(IF([.F168]=[.C168];[.$C$1];IF([.F168]=[.D168];[.$D$1];IF([.F168]=[.E168];[.$E$1];0)))))" office:value-type="float" office:value="2" calcext:value-type="float">
            <text:p>2</text:p>
          </table:table-cell>
          <table:table-cell office:value-type="float" office:value="-0.489615990885048" calcext:value-type="float">
            <text:p>-0.4896159909</text:p>
          </table:table-cell>
          <table:table-cell office:value-type="float" office:value="0.497727431320043" calcext:value-type="float">
            <text:p>0.4977274313</text:p>
          </table:table-cell>
          <table:table-cell office:value-type="float" office:value="-0.497727428179869" calcext:value-type="float">
            <text:p>-0.4977274282</text:p>
          </table:table-cell>
          <table:table-cell table:formula="of:=MAX([.C168:.E168])" office:value-type="float" office:value="0.497727431320043" calcext:value-type="float">
            <text:p>0.497727431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8]=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.3742964" calcext:value-type="float">
            <text:p>50.3742964</text:p>
          </table:table-cell>
          <table:table-cell table:formula="of:=NUMBERVALUE(RIGHT(IF([.F169]=[.C169];[.$C$1];IF([.F169]=[.D169];[.$D$1];IF([.F169]=[.E169];[.$E$1];0)))))" office:value-type="float" office:value="2" calcext:value-type="float">
            <text:p>2</text:p>
          </table:table-cell>
          <table:table-cell office:value-type="float" office:value="-0.240534030068507" calcext:value-type="float">
            <text:p>-0.2405340301</text:p>
          </table:table-cell>
          <table:table-cell office:value-type="float" office:value="0.497630849928466" calcext:value-type="float">
            <text:p>0.4976308499</text:p>
          </table:table-cell>
          <table:table-cell office:value-type="float" office:value="-0.497630847130877" calcext:value-type="float">
            <text:p>-0.4976308471</text:p>
          </table:table-cell>
          <table:table-cell table:formula="of:=MAX([.C169:.E169])" office:value-type="float" office:value="0.497630849928466" calcext:value-type="float">
            <text:p>0.497630849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69]=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.6756767" calcext:value-type="float">
            <text:p>50.6756767</text:p>
          </table:table-cell>
          <table:table-cell table:formula="of:=NUMBERVALUE(RIGHT(IF([.F170]=[.C170];[.$C$1];IF([.F170]=[.D170];[.$D$1];IF([.F170]=[.E170];[.$E$1];0)))))" office:value-type="float" office:value="2" calcext:value-type="float">
            <text:p>2</text:p>
          </table:table-cell>
          <table:table-cell office:value-type="float" office:value="-0.0125972117646897" calcext:value-type="float">
            <text:p>-0.0125972118</text:p>
          </table:table-cell>
          <table:table-cell office:value-type="float" office:value="0.476596942347777" calcext:value-type="float">
            <text:p>0.4765969423</text:p>
          </table:table-cell>
          <table:table-cell office:value-type="float" office:value="-0.476596892759784" calcext:value-type="float">
            <text:p>-0.4765968928</text:p>
          </table:table-cell>
          <table:table-cell table:formula="of:=MAX([.C170:.E170])" office:value-type="float" office:value="0.476596942347777" calcext:value-type="float">
            <text:p>0.476596942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0]=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.9774778" calcext:value-type="float">
            <text:p>50.9774778</text:p>
          </table:table-cell>
          <table:table-cell table:formula="of:=NUMBERVALUE(RIGHT(IF([.F171]=[.C171];[.$C$1];IF([.F171]=[.D171];[.$D$1];IF([.F171]=[.E171];[.$E$1];0)))))" office:value-type="float" office:value="2" calcext:value-type="float">
            <text:p>2</text:p>
          </table:table-cell>
          <table:table-cell office:value-type="float" office:value="0.236304687601454" calcext:value-type="float">
            <text:p>0.2363046876</text:p>
          </table:table-cell>
          <table:table-cell office:value-type="float" office:value="0.463681315353494" calcext:value-type="float">
            <text:p>0.4636813154</text:p>
          </table:table-cell>
          <table:table-cell office:value-type="float" office:value="-0.476451480479069" calcext:value-type="float">
            <text:p>-0.4764514805</text:p>
          </table:table-cell>
          <table:table-cell table:formula="of:=MAX([.C171:.E171])" office:value-type="float" office:value="0.463681315353494" calcext:value-type="float">
            <text:p>0.463681315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1]=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.2790898" calcext:value-type="float">
            <text:p>51.2790898</text:p>
          </table:table-cell>
          <table:table-cell table:formula="of:=NUMBERVALUE(RIGHT(IF([.F172]=[.C172];[.$C$1];IF([.F172]=[.D172];[.$D$1];IF([.F172]=[.E172];[.$E$1];0)))))" office:value-type="float" office:value="1" calcext:value-type="float">
            <text:p>1</text:p>
          </table:table-cell>
          <table:table-cell office:value-type="float" office:value="0.360017013960508" calcext:value-type="float">
            <text:p>0.360017014</text:p>
          </table:table-cell>
          <table:table-cell office:value-type="float" office:value="0.331857282672254" calcext:value-type="float">
            <text:p>0.3318572827</text:p>
          </table:table-cell>
          <table:table-cell office:value-type="float" office:value="-0.466190308175298" calcext:value-type="float">
            <text:p>-0.4661903082</text:p>
          </table:table-cell>
          <table:table-cell table:formula="of:=MAX([.C172:.E172])" office:value-type="float" office:value="0.360017013960508" calcext:value-type="float">
            <text:p>0.36001701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2]=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.5808908" calcext:value-type="float">
            <text:p>51.5808908</text:p>
          </table:table-cell>
          <table:table-cell table:formula="of:=NUMBERVALUE(RIGHT(IF([.F173]=[.C173];[.$C$1];IF([.F173]=[.D173];[.$D$1];IF([.F173]=[.E173];[.$E$1];0)))))" office:value-type="float" office:value="2" calcext:value-type="float">
            <text:p>2</text:p>
          </table:table-cell>
          <table:table-cell office:value-type="float" office:value="0.111014070217137" calcext:value-type="float">
            <text:p>0.1110140702</text:p>
          </table:table-cell>
          <table:table-cell office:value-type="float" office:value="0.331874846884973" calcext:value-type="float">
            <text:p>0.3318748469</text:p>
          </table:table-cell>
          <table:table-cell office:value-type="float" office:value="-0.466176596414615" calcext:value-type="float">
            <text:p>-0.4661765964</text:p>
          </table:table-cell>
          <table:table-cell table:formula="of:=MAX([.C173:.E173])" office:value-type="float" office:value="0.331874846884973" calcext:value-type="float">
            <text:p>0.3318748469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3]=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.8821901" calcext:value-type="float">
            <text:p>51.8821901</text:p>
          </table:table-cell>
          <table:table-cell table:formula="of:=NUMBERVALUE(RIGHT(IF([.F174]=[.C174];[.$C$1];IF([.F174]=[.D174];[.$D$1];IF([.F174]=[.E174];[.$E$1];0)))))" office:value-type="float" office:value="2" calcext:value-type="float">
            <text:p>2</text:p>
          </table:table-cell>
          <table:table-cell office:value-type="float" office:value="-0.114239849716109" calcext:value-type="float">
            <text:p>-0.1142398497</text:p>
          </table:table-cell>
          <table:table-cell office:value-type="float" office:value="0.350225851138888" calcext:value-type="float">
            <text:p>0.3502258511</text:p>
          </table:table-cell>
          <table:table-cell office:value-type="float" office:value="-0.484527656362069" calcext:value-type="float">
            <text:p>-0.4845276564</text:p>
          </table:table-cell>
          <table:table-cell table:formula="of:=MAX([.C174:.E174])" office:value-type="float" office:value="0.350225851138888" calcext:value-type="float">
            <text:p>0.350225851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4]=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.1839912" calcext:value-type="float">
            <text:p>52.1839912</text:p>
          </table:table-cell>
          <table:table-cell table:formula="of:=NUMBERVALUE(RIGHT(IF([.F175]=[.C175];[.$C$1];IF([.F175]=[.D175];[.$D$1];IF([.F175]=[.E175];[.$E$1];0)))))" office:value-type="float" office:value="2" calcext:value-type="float">
            <text:p>2</text:p>
          </table:table-cell>
          <table:table-cell office:value-type="float" office:value="-0.362378221361203" calcext:value-type="float">
            <text:p>-0.3623782214</text:p>
          </table:table-cell>
          <table:table-cell office:value-type="float" office:value="0.362377942789828" calcext:value-type="float">
            <text:p>0.3623779428</text:p>
          </table:table-cell>
          <table:table-cell office:value-type="float" office:value="-0.483909539292356" calcext:value-type="float">
            <text:p>-0.4839095393</text:p>
          </table:table-cell>
          <table:table-cell table:formula="of:=MAX([.C175:.E175])" office:value-type="float" office:value="0.362377942789828" calcext:value-type="float">
            <text:p>0.362377942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5]=[.B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.4852907" calcext:value-type="float">
            <text:p>52.4852907</text:p>
          </table:table-cell>
          <table:table-cell table:formula="of:=NUMBERVALUE(RIGHT(IF([.F176]=[.C176];[.$C$1];IF([.F176]=[.D176];[.$D$1];IF([.F176]=[.E176];[.$E$1];0)))))" office:value-type="float" office:value="2" calcext:value-type="float">
            <text:p>2</text:p>
          </table:table-cell>
          <table:table-cell office:value-type="float" office:value="-0.494284825355397" calcext:value-type="float">
            <text:p>-0.4942848254</text:p>
          </table:table-cell>
          <table:table-cell office:value-type="float" office:value="0.494284821577886" calcext:value-type="float">
            <text:p>0.4942848216</text:p>
          </table:table-cell>
          <table:table-cell office:value-type="float" office:value="-0.494253556924502" calcext:value-type="float">
            <text:p>-0.4942535569</text:p>
          </table:table-cell>
          <table:table-cell table:formula="of:=MAX([.C176:.E176])" office:value-type="float" office:value="0.494284821577886" calcext:value-type="float">
            <text:p>0.494284821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6]=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.7870912" calcext:value-type="float">
            <text:p>52.7870912</text:p>
          </table:table-cell>
          <table:table-cell table:formula="of:=NUMBERVALUE(RIGHT(IF([.F177]=[.C177];[.$C$1];IF([.F177]=[.D177];[.$D$1];IF([.F177]=[.E177];[.$E$1];0)))))" office:value-type="float" office:value="2" calcext:value-type="float">
            <text:p>2</text:p>
          </table:table-cell>
          <table:table-cell office:value-type="float" office:value="-0.251944999527973" calcext:value-type="float">
            <text:p>-0.2519449995</text:p>
          </table:table-cell>
          <table:table-cell office:value-type="float" office:value="0.493372772215282" calcext:value-type="float">
            <text:p>0.4933727722</text:p>
          </table:table-cell>
          <table:table-cell office:value-type="float" office:value="-0.493372789724907" calcext:value-type="float">
            <text:p>-0.4933727897</text:p>
          </table:table-cell>
          <table:table-cell table:formula="of:=MAX([.C177:.E177])" office:value-type="float" office:value="0.493372772215282" calcext:value-type="float">
            <text:p>0.493372772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7]=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.088391" calcext:value-type="float">
            <text:p>53.088391</text:p>
          </table:table-cell>
          <table:table-cell table:formula="of:=NUMBERVALUE(RIGHT(IF([.F178]=[.C178];[.$C$1];IF([.F178]=[.D178];[.$D$1];IF([.F178]=[.E178];[.$E$1];0)))))" office:value-type="float" office:value="2" calcext:value-type="float">
            <text:p>2</text:p>
          </table:table-cell>
          <table:table-cell office:value-type="float" office:value="-0.00557674871180441" calcext:value-type="float">
            <text:p>-0.0055767487</text:p>
          </table:table-cell>
          <table:table-cell office:value-type="float" office:value="0.49613609131945" calcext:value-type="float">
            <text:p>0.4961360913</text:p>
          </table:table-cell>
          <table:table-cell office:value-type="float" office:value="-0.496136099462853" calcext:value-type="float">
            <text:p>-0.4961360995</text:p>
          </table:table-cell>
          <table:table-cell table:formula="of:=MAX([.C178:.E178])" office:value-type="float" office:value="0.49613609131945" calcext:value-type="float">
            <text:p>0.496136091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8]=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.3901924" calcext:value-type="float">
            <text:p>53.3901924</text:p>
          </table:table-cell>
          <table:table-cell table:formula="of:=NUMBERVALUE(RIGHT(IF([.F179]=[.C179];[.$C$1];IF([.F179]=[.D179];[.$D$1];IF([.F179]=[.E179];[.$E$1];0)))))" office:value-type="float" office:value="2" calcext:value-type="float">
            <text:p>2</text:p>
          </table:table-cell>
          <table:table-cell office:value-type="float" office:value="0.242765466849233" calcext:value-type="float">
            <text:p>0.2427654668</text:p>
          </table:table-cell>
          <table:table-cell office:value-type="float" office:value="0.496958066800061" calcext:value-type="float">
            <text:p>0.4969580668</text:p>
          </table:table-cell>
          <table:table-cell office:value-type="float" office:value="-0.496958070145658" calcext:value-type="float">
            <text:p>-0.4969580701</text:p>
          </table:table-cell>
          <table:table-cell table:formula="of:=MAX([.C179:.E179])" office:value-type="float" office:value="0.496958066800061" calcext:value-type="float">
            <text:p>0.496958066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79]=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.691451" calcext:value-type="float">
            <text:p>53.691451</text:p>
          </table:table-cell>
          <table:table-cell table:formula="of:=NUMBERVALUE(RIGHT(IF([.F180]=[.C180];[.$C$1];IF([.F180]=[.D180];[.$D$1];IF([.F180]=[.E180];[.$E$1];0)))))" office:value-type="float" office:value="2" calcext:value-type="float">
            <text:p>2</text:p>
          </table:table-cell>
          <table:table-cell office:value-type="float" office:value="0.491433890721475" calcext:value-type="float">
            <text:p>0.4914338907</text:p>
          </table:table-cell>
          <table:table-cell office:value-type="float" office:value="0.497202413108675" calcext:value-type="float">
            <text:p>0.4972024131</text:p>
          </table:table-cell>
          <table:table-cell office:value-type="float" office:value="-0.497202419978524" calcext:value-type="float">
            <text:p>-0.49720242</text:p>
          </table:table-cell>
          <table:table-cell table:formula="of:=MAX([.C180:.E180])" office:value-type="float" office:value="0.497202413108675" calcext:value-type="float">
            <text:p>0.497202413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0]=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.9932518" calcext:value-type="float">
            <text:p>53.9932518</text:p>
          </table:table-cell>
          <table:table-cell table:formula="of:=NUMBERVALUE(RIGHT(IF([.F181]=[.C181];[.$C$1];IF([.F181]=[.D181];[.$D$1];IF([.F181]=[.E181];[.$E$1];0)))))" office:value-type="float" office:value="1" calcext:value-type="float">
            <text:p>1</text:p>
          </table:table-cell>
          <table:table-cell office:value-type="float" office:value="0.498190191637403" calcext:value-type="float">
            <text:p>0.4981901916</text:p>
          </table:table-cell>
          <table:table-cell office:value-type="float" office:value="0.498190078021274" calcext:value-type="float">
            <text:p>0.498190078</text:p>
          </table:table-cell>
          <table:table-cell office:value-type="float" office:value="-0.498190080078279" calcext:value-type="float">
            <text:p>-0.4981900801</text:p>
          </table:table-cell>
          <table:table-cell table:formula="of:=MAX([.C181:.E181])" office:value-type="float" office:value="0.498190191637403" calcext:value-type="float">
            <text:p>0.498190191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1]=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.2945519" calcext:value-type="float">
            <text:p>54.2945519</text:p>
          </table:table-cell>
          <table:table-cell table:formula="of:=NUMBERVALUE(RIGHT(IF([.F182]=[.C182];[.$C$1];IF([.F182]=[.D182];[.$D$1];IF([.F182]=[.E182];[.$E$1];0)))))" office:value-type="float" office:value="1" calcext:value-type="float">
            <text:p>1</text:p>
          </table:table-cell>
          <table:table-cell office:value-type="float" office:value="0.496646497578162" calcext:value-type="float">
            <text:p>0.4966464976</text:p>
          </table:table-cell>
          <table:table-cell office:value-type="float" office:value="0.496646384866167" calcext:value-type="float">
            <text:p>0.4966463849</text:p>
          </table:table-cell>
          <table:table-cell office:value-type="float" office:value="-0.49664638703057" calcext:value-type="float">
            <text:p>-0.496646387</text:p>
          </table:table-cell>
          <table:table-cell table:formula="of:=MAX([.C182:.E182])" office:value-type="float" office:value="0.496646497578162" calcext:value-type="float">
            <text:p>0.496646497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2]=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.5963529" calcext:value-type="float">
            <text:p>54.5963529</text:p>
          </table:table-cell>
          <table:table-cell table:formula="of:=NUMBERVALUE(RIGHT(IF([.F183]=[.C183];[.$C$1];IF([.F183]=[.D183];[.$D$1];IF([.F183]=[.E183];[.$E$1];0)))))" office:value-type="float" office:value="1" calcext:value-type="float">
            <text:p>1</text:p>
          </table:table-cell>
          <table:table-cell office:value-type="float" office:value="0.49602604618978" calcext:value-type="float">
            <text:p>0.4960260462</text:p>
          </table:table-cell>
          <table:table-cell office:value-type="float" office:value="0.496025855363092" calcext:value-type="float">
            <text:p>0.4960258554</text:p>
          </table:table-cell>
          <table:table-cell office:value-type="float" office:value="-0.496025849188105" calcext:value-type="float">
            <text:p>-0.4960258492</text:p>
          </table:table-cell>
          <table:table-cell table:formula="of:=MAX([.C183:.E183])" office:value-type="float" office:value="0.49602604618978" calcext:value-type="float">
            <text:p>0.4960260462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3]=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.897652" calcext:value-type="float">
            <text:p>54.897652</text:p>
          </table:table-cell>
          <table:table-cell table:formula="of:=NUMBERVALUE(RIGHT(IF([.F184]=[.C184];[.$C$1];IF([.F184]=[.D184];[.$D$1];IF([.F184]=[.E184];[.$E$1];0)))))" office:value-type="float" office:value="1" calcext:value-type="float">
            <text:p>1</text:p>
          </table:table-cell>
          <table:table-cell office:value-type="float" office:value="0.495547804801529" calcext:value-type="float">
            <text:p>0.4955478048</text:p>
          </table:table-cell>
          <table:table-cell office:value-type="float" office:value="0.495547724461307" calcext:value-type="float">
            <text:p>0.4955477245</text:p>
          </table:table-cell>
          <table:table-cell office:value-type="float" office:value="-0.495547725747714" calcext:value-type="float">
            <text:p>-0.4955477257</text:p>
          </table:table-cell>
          <table:table-cell table:formula="of:=MAX([.C184:.E184])" office:value-type="float" office:value="0.495547804801529" calcext:value-type="float">
            <text:p>0.495547804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4]=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.1999548" calcext:value-type="float">
            <text:p>55.1999548</text:p>
          </table:table-cell>
          <table:table-cell table:formula="of:=NUMBERVALUE(RIGHT(IF([.F185]=[.C185];[.$C$1];IF([.F185]=[.D185];[.$D$1];IF([.F185]=[.E185];[.$E$1];0)))))" office:value-type="float" office:value="2" calcext:value-type="float">
            <text:p>2</text:p>
          </table:table-cell>
          <table:table-cell office:value-type="float" office:value="0.349798969224919" calcext:value-type="float">
            <text:p>0.3497989692</text:p>
          </table:table-cell>
          <table:table-cell office:value-type="float" office:value="0.493839647084409" calcext:value-type="float">
            <text:p>0.4938396471</text:p>
          </table:table-cell>
          <table:table-cell office:value-type="float" office:value="-0.248252232773979" calcext:value-type="float">
            <text:p>-0.2482522328</text:p>
          </table:table-cell>
          <table:table-cell table:formula="of:=MAX([.C185:.E185])" office:value-type="float" office:value="0.493839647084409" calcext:value-type="float">
            <text:p>0.4938396471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5]=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.5012541" calcext:value-type="float">
            <text:p>55.5012541</text:p>
          </table:table-cell>
          <table:table-cell table:formula="of:=NUMBERVALUE(RIGHT(IF([.F186]=[.C186];[.$C$1];IF([.F186]=[.D186];[.$D$1];IF([.F186]=[.E186];[.$E$1];0)))))" office:value-type="float" office:value="2" calcext:value-type="float">
            <text:p>2</text:p>
          </table:table-cell>
          <table:table-cell office:value-type="float" office:value="0.104327146664361" calcext:value-type="float">
            <text:p>0.1043271467</text:p>
          </table:table-cell>
          <table:table-cell office:value-type="float" office:value="0.493267297315567" calcext:value-type="float">
            <text:p>0.4932672973</text:p>
          </table:table-cell>
          <table:table-cell office:value-type="float" office:value="-0.00278040810181368" calcext:value-type="float">
            <text:p>-0.0027804081</text:p>
          </table:table-cell>
          <table:table-cell table:formula="of:=MAX([.C186:.E186])" office:value-type="float" office:value="0.493267297315567" calcext:value-type="float">
            <text:p>0.493267297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6]=[.B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.8030549" calcext:value-type="float">
            <text:p>55.8030549</text:p>
          </table:table-cell>
          <table:table-cell table:formula="of:=NUMBERVALUE(RIGHT(IF([.F187]=[.C187];[.$C$1];IF([.F187]=[.D187];[.$D$1];IF([.F187]=[.E187];[.$E$1];0)))))" office:value-type="float" office:value="2" calcext:value-type="float">
            <text:p>2</text:p>
          </table:table-cell>
          <table:table-cell office:value-type="float" office:value="-0.139788718103435" calcext:value-type="float">
            <text:p>-0.1397887181</text:p>
          </table:table-cell>
          <table:table-cell office:value-type="float" office:value="0.4894599452753" calcext:value-type="float">
            <text:p>0.4894599453</text:p>
          </table:table-cell>
          <table:table-cell office:value-type="float" office:value="0.241335369688435" calcext:value-type="float">
            <text:p>0.2413353697</text:p>
          </table:table-cell>
          <table:table-cell table:formula="of:=MAX([.C187:.E187])" office:value-type="float" office:value="0.4894599452753" calcext:value-type="float">
            <text:p>0.4894599453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7]=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.1043544" calcext:value-type="float">
            <text:p>56.1043544</text:p>
          </table:table-cell>
          <table:table-cell table:formula="of:=NUMBERVALUE(RIGHT(IF([.F188]=[.C188];[.$C$1];IF([.F188]=[.D188];[.$D$1];IF([.F188]=[.E188];[.$E$1];0)))))" office:value-type="float" office:value="2" calcext:value-type="float">
            <text:p>2</text:p>
          </table:table-cell>
          <table:table-cell office:value-type="float" office:value="-0.388347526782508" calcext:value-type="float">
            <text:p>-0.3883475268</text:p>
          </table:table-cell>
          <table:table-cell office:value-type="float" office:value="0.49006234779717" calcext:value-type="float">
            <text:p>0.4900623478</text:p>
          </table:table-cell>
          <table:table-cell office:value-type="float" office:value="0.489894181851779" calcext:value-type="float">
            <text:p>0.4898941819</text:p>
          </table:table-cell>
          <table:table-cell table:formula="of:=MAX([.C188:.E188])" office:value-type="float" office:value="0.49006234779717" calcext:value-type="float">
            <text:p>0.4900623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8]=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.406156" calcext:value-type="float">
            <text:p>56.406156</text:p>
          </table:table-cell>
          <table:table-cell table:formula="of:=NUMBERVALUE(RIGHT(IF([.F189]=[.C189];[.$C$1];IF([.F189]=[.D189];[.$D$1];IF([.F189]=[.E189];[.$E$1];0)))))" office:value-type="float" office:value="3" calcext:value-type="float">
            <text:p>3</text:p>
          </table:table-cell>
          <table:table-cell office:value-type="float" office:value="-0.480184766080037" calcext:value-type="float">
            <text:p>-0.4801847661</text:p>
          </table:table-cell>
          <table:table-cell office:value-type="float" office:value="0.480184694068533" calcext:value-type="float">
            <text:p>0.4801846941</text:p>
          </table:table-cell>
          <table:table-cell office:value-type="float" office:value="0.480184762512987" calcext:value-type="float">
            <text:p>0.4801847625</text:p>
          </table:table-cell>
          <table:table-cell table:formula="of:=MAX([.C189:.E189])" office:value-type="float" office:value="0.480184762512987" calcext:value-type="float">
            <text:p>0.4801847625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89]=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.7074742" calcext:value-type="float">
            <text:p>56.7074742</text:p>
          </table:table-cell>
          <table:table-cell table:formula="of:=NUMBERVALUE(RIGHT(IF([.F190]=[.C190];[.$C$1];IF([.F190]=[.D190];[.$D$1];IF([.F190]=[.E190];[.$E$1];0)))))" office:value-type="float" office:value="3" calcext:value-type="float">
            <text:p>3</text:p>
          </table:table-cell>
          <table:table-cell office:value-type="float" office:value="-0.479782270629974" calcext:value-type="float">
            <text:p>-0.4797822706</text:p>
          </table:table-cell>
          <table:table-cell office:value-type="float" office:value="0.477836874725427" calcext:value-type="float">
            <text:p>0.4778368747</text:p>
          </table:table-cell>
          <table:table-cell office:value-type="float" office:value="0.477836950695148" calcext:value-type="float">
            <text:p>0.4778369507</text:p>
          </table:table-cell>
          <table:table-cell table:formula="of:=MAX([.C190:.E190])" office:value-type="float" office:value="0.477836950695148" calcext:value-type="float">
            <text:p>0.4778369507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90]=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.009275" calcext:value-type="float">
            <text:p>57.009275</text:p>
          </table:table-cell>
          <table:table-cell table:formula="of:=NUMBERVALUE(RIGHT(IF([.F191]=[.C191];[.$C$1];IF([.F191]=[.D191];[.$D$1];IF([.F191]=[.E191];[.$E$1];0)))))" office:value-type="float" office:value="3" calcext:value-type="float">
            <text:p>3</text:p>
          </table:table-cell>
          <table:table-cell office:value-type="float" office:value="-0.483637208061175" calcext:value-type="float">
            <text:p>-0.4836372081</text:p>
          </table:table-cell>
          <table:table-cell office:value-type="float" office:value="0.461779413812435" calcext:value-type="float">
            <text:p>0.4617794138</text:p>
          </table:table-cell>
          <table:table-cell office:value-type="float" office:value="0.481690995973058" calcext:value-type="float">
            <text:p>0.481690996</text:p>
          </table:table-cell>
          <table:table-cell table:formula="of:=MAX([.C191:.E191])" office:value-type="float" office:value="0.481690995973058" calcext:value-type="float">
            <text:p>0.48169099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91]=[.B1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.3110758" calcext:value-type="float">
            <text:p>57.3110758</text:p>
          </table:table-cell>
          <table:table-cell table:formula="of:=NUMBERVALUE(RIGHT(IF([.F192]=[.C192];[.$C$1];IF([.F192]=[.D192];[.$D$1];IF([.F192]=[.E192];[.$E$1];0)))))" office:value-type="float" office:value="3" calcext:value-type="float">
            <text:p>3</text:p>
          </table:table-cell>
          <table:table-cell office:value-type="float" office:value="-0.382348321823536" calcext:value-type="float">
            <text:p>-0.3823483218</text:p>
          </table:table-cell>
          <table:table-cell office:value-type="float" office:value="0.313907095197025" calcext:value-type="float">
            <text:p>0.3139070952</text:p>
          </table:table-cell>
          <table:table-cell office:value-type="float" office:value="0.380402092378522" calcext:value-type="float">
            <text:p>0.3804020924</text:p>
          </table:table-cell>
          <table:table-cell table:formula="of:=MAX([.C192:.E192])" office:value-type="float" office:value="0.380402092378522" calcext:value-type="float">
            <text:p>0.3804020924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H192]=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.6123758" calcext:value-type="float">
            <text:p>57.6123758</text:p>
          </table:table-cell>
          <table:table-cell table:formula="of:=NUMBERVALUE(RIGHT(IF([.F193]=[.C193];[.$C$1];IF([.F193]=[.D193];[.$D$1];IF([.F193]=[.E193];[.$E$1];0)))))" office:value-type="float" office:value="2" calcext:value-type="float">
            <text:p>2</text:p>
          </table:table-cell>
          <table:table-cell office:value-type="float" office:value="-0.14868099809322" calcext:value-type="float">
            <text:p>-0.1486809981</text:p>
          </table:table-cell>
          <table:table-cell office:value-type="float" office:value="0.32522894826826" calcext:value-type="float">
            <text:p>0.3252289483</text:p>
          </table:table-cell>
          <table:table-cell office:value-type="float" office:value="0.143079897300252" calcext:value-type="float">
            <text:p>0.1430798973</text:p>
          </table:table-cell>
          <table:table-cell table:formula="of:=MAX([.C193:.E193])" office:value-type="float" office:value="0.32522894826826" calcext:value-type="float">
            <text:p>0.325228948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3]=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.9136751" calcext:value-type="float">
            <text:p>57.9136751</text:p>
          </table:table-cell>
          <table:table-cell table:formula="of:=NUMBERVALUE(RIGHT(IF([.F194]=[.C194];[.$C$1];IF([.F194]=[.D194];[.$D$1];IF([.F194]=[.E194];[.$E$1];0)))))" office:value-type="float" office:value="2" calcext:value-type="float">
            <text:p>2</text:p>
          </table:table-cell>
          <table:table-cell office:value-type="float" office:value="-0.15025934538955" calcext:value-type="float">
            <text:p>-0.1502593454</text:p>
          </table:table-cell>
          <table:table-cell office:value-type="float" office:value="0.328752611349936" calcext:value-type="float">
            <text:p>0.3287526113</text:p>
          </table:table-cell>
          <table:table-cell office:value-type="float" office:value="-0.100647609325065" calcext:value-type="float">
            <text:p>-0.1006476093</text:p>
          </table:table-cell>
          <table:table-cell table:formula="of:=MAX([.C194:.E194])" office:value-type="float" office:value="0.328752611349936" calcext:value-type="float">
            <text:p>0.328752611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4]=[.B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2154764" calcext:value-type="float">
            <text:p>58.2154764</text:p>
          </table:table-cell>
          <table:table-cell table:formula="of:=NUMBERVALUE(RIGHT(IF([.F195]=[.C195];[.$C$1];IF([.F195]=[.D195];[.$D$1];IF([.F195]=[.E195];[.$E$1];0)))))" office:value-type="float" office:value="2" calcext:value-type="float">
            <text:p>2</text:p>
          </table:table-cell>
          <table:table-cell office:value-type="float" office:value="-0.14999161707348" calcext:value-type="float">
            <text:p>-0.1499916171</text:p>
          </table:table-cell>
          <table:table-cell office:value-type="float" office:value="0.348397295521605" calcext:value-type="float">
            <text:p>0.3483972955</text:p>
          </table:table-cell>
          <table:table-cell office:value-type="float" office:value="-0.34839730732803" calcext:value-type="float">
            <text:p>-0.3483973073</text:p>
          </table:table-cell>
          <table:table-cell table:formula="of:=MAX([.C195:.E195])" office:value-type="float" office:value="0.348397295521605" calcext:value-type="float">
            <text:p>0.34839729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5]=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5172772" calcext:value-type="float">
            <text:p>58.5172772</text:p>
          </table:table-cell>
          <table:table-cell table:formula="of:=NUMBERVALUE(RIGHT(IF([.F196]=[.C196];[.$C$1];IF([.F196]=[.D196];[.$D$1];IF([.F196]=[.E196];[.$E$1];0)))))" office:value-type="float" office:value="2" calcext:value-type="float">
            <text:p>2</text:p>
          </table:table-cell>
          <table:table-cell office:value-type="float" office:value="-0.248285479019064" calcext:value-type="float">
            <text:p>-0.248285479</text:p>
          </table:table-cell>
          <table:table-cell office:value-type="float" office:value="0.493274588581966" calcext:value-type="float">
            <text:p>0.4932745886</text:p>
          </table:table-cell>
          <table:table-cell office:value-type="float" office:value="-0.4932745987221" calcext:value-type="float">
            <text:p>-0.4932745987</text:p>
          </table:table-cell>
          <table:table-cell table:formula="of:=MAX([.C196:.E196])" office:value-type="float" office:value="0.493274588581966" calcext:value-type="float">
            <text:p>0.493274588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6]=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8185765" calcext:value-type="float">
            <text:p>58.8185765</text:p>
          </table:table-cell>
          <table:table-cell table:formula="of:=NUMBERVALUE(RIGHT(IF([.F197]=[.C197];[.$C$1];IF([.F197]=[.D197];[.$D$1];IF([.F197]=[.E197];[.$E$1];0)))))" office:value-type="float" office:value="2" calcext:value-type="float">
            <text:p>2</text:p>
          </table:table-cell>
          <table:table-cell office:value-type="float" office:value="-0.493053472312954" calcext:value-type="float">
            <text:p>-0.4930534723</text:p>
          </table:table-cell>
          <table:table-cell office:value-type="float" office:value="0.493053467588113" calcext:value-type="float">
            <text:p>0.4930534676</text:p>
          </table:table-cell>
          <table:table-cell office:value-type="float" office:value="-0.369571091447581" calcext:value-type="float">
            <text:p>-0.3695710914</text:p>
          </table:table-cell>
          <table:table-cell table:formula="of:=MAX([.C197:.E197])" office:value-type="float" office:value="0.493053467588113" calcext:value-type="float">
            <text:p>0.493053467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7]=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.1198766" calcext:value-type="float">
            <text:p>59.1198766</text:p>
          </table:table-cell>
          <table:table-cell table:formula="of:=NUMBERVALUE(RIGHT(IF([.F198]=[.C198];[.$C$1];IF([.F198]=[.D198];[.$D$1];IF([.F198]=[.E198];[.$E$1];0)))))" office:value-type="float" office:value="2" calcext:value-type="float">
            <text:p>2</text:p>
          </table:table-cell>
          <table:table-cell office:value-type="float" office:value="-0.49414084021418" calcext:value-type="float">
            <text:p>-0.4941408402</text:p>
          </table:table-cell>
          <table:table-cell office:value-type="float" office:value="0.494140838475141" calcext:value-type="float">
            <text:p>0.4941408385</text:p>
          </table:table-cell>
          <table:table-cell office:value-type="float" office:value="-0.121232553974743" calcext:value-type="float">
            <text:p>-0.121232554</text:p>
          </table:table-cell>
          <table:table-cell table:formula="of:=MAX([.C198:.E198])" office:value-type="float" office:value="0.494140838475141" calcext:value-type="float">
            <text:p>0.49414083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8]=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.4216774" calcext:value-type="float">
            <text:p>59.4216774</text:p>
          </table:table-cell>
          <table:table-cell table:formula="of:=NUMBERVALUE(RIGHT(IF([.F199]=[.C199];[.$C$1];IF([.F199]=[.D199];[.$D$1];IF([.F199]=[.E199];[.$E$1];0)))))" office:value-type="float" office:value="2" calcext:value-type="float">
            <text:p>2</text:p>
          </table:table-cell>
          <table:table-cell office:value-type="float" office:value="-0.49394732526771" calcext:value-type="float">
            <text:p>-0.4939473253</text:p>
          </table:table-cell>
          <table:table-cell office:value-type="float" office:value="0.493947266241749" calcext:value-type="float">
            <text:p>0.4939472662</text:p>
          </table:table-cell>
          <table:table-cell office:value-type="float" office:value="0.126056735080572" calcext:value-type="float">
            <text:p>0.1260567351</text:p>
          </table:table-cell>
          <table:table-cell table:formula="of:=MAX([.C199:.E199])" office:value-type="float" office:value="0.493947266241749" calcext:value-type="float">
            <text:p>0.49394726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199]=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.7234779" calcext:value-type="float">
            <text:p>59.7234779</text:p>
          </table:table-cell>
          <table:table-cell table:formula="of:=NUMBERVALUE(RIGHT(IF([.F200]=[.C200];[.$C$1];IF([.F200]=[.D200];[.$D$1];IF([.F200]=[.E200];[.$E$1];0)))))" office:value-type="float" office:value="2" calcext:value-type="float">
            <text:p>2</text:p>
          </table:table-cell>
          <table:table-cell office:value-type="float" office:value="-0.251897668813311" calcext:value-type="float">
            <text:p>-0.2518976688</text:p>
          </table:table-cell>
          <table:table-cell office:value-type="float" office:value="0.251897648473667" calcext:value-type="float">
            <text:p>0.2518976485</text:p>
          </table:table-cell>
          <table:table-cell office:value-type="float" office:value="0.127178291769609" calcext:value-type="float">
            <text:p>0.1271782918</text:p>
          </table:table-cell>
          <table:table-cell table:formula="of:=MAX([.C200:.E200])" office:value-type="float" office:value="0.251897648473667" calcext:value-type="float">
            <text:p>0.25189764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0]=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.025279" calcext:value-type="float">
            <text:p>60.025279</text:p>
          </table:table-cell>
          <table:table-cell table:formula="of:=NUMBERVALUE(RIGHT(IF([.F201]=[.C201];[.$C$1];IF([.F201]=[.D201];[.$D$1];IF([.F201]=[.E201];[.$E$1];0)))))" office:value-type="float" office:value="2" calcext:value-type="float">
            <text:p>2</text:p>
          </table:table-cell>
          <table:table-cell office:value-type="float" office:value="-0.241444024955984" calcext:value-type="float">
            <text:p>-0.241444025</text:p>
          </table:table-cell>
          <table:table-cell office:value-type="float" office:value="0.24144397313417" calcext:value-type="float">
            <text:p>0.2414439731</text:p>
          </table:table-cell>
          <table:table-cell office:value-type="float" office:value="0.241443964923587" calcext:value-type="float">
            <text:p>0.2414439649</text:p>
          </table:table-cell>
          <table:table-cell table:formula="of:=MAX([.C201:.E201])" office:value-type="float" office:value="0.24144397313417" calcext:value-type="float">
            <text:p>0.241443973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1]=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.3265785" calcext:value-type="float">
            <text:p>60.3265785</text:p>
          </table:table-cell>
          <table:table-cell table:formula="of:=NUMBERVALUE(RIGHT(IF([.F202]=[.C202];[.$C$1];IF([.F202]=[.D202];[.$D$1];IF([.F202]=[.E202];[.$E$1];0)))))" office:value-type="float" office:value="2" calcext:value-type="float">
            <text:p>2</text:p>
          </table:table-cell>
          <table:table-cell office:value-type="float" office:value="0.00253318139800798" calcext:value-type="float">
            <text:p>0.0025331814</text:p>
          </table:table-cell>
          <table:table-cell office:value-type="float" office:value="0.234306879696606" calcext:value-type="float">
            <text:p>0.2343068797</text:p>
          </table:table-cell>
          <table:table-cell office:value-type="float" office:value="0.234306871827441" calcext:value-type="float">
            <text:p>0.2343068718</text:p>
          </table:table-cell>
          <table:table-cell table:formula="of:=MAX([.C202:.E202])" office:value-type="float" office:value="0.234306879696606" calcext:value-type="float">
            <text:p>0.234306879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2]=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.6286593" calcext:value-type="float">
            <text:p>60.6286593</text:p>
          </table:table-cell>
          <table:table-cell table:formula="of:=NUMBERVALUE(RIGHT(IF([.F203]=[.C203];[.$C$1];IF([.F203]=[.D203];[.$D$1];IF([.F203]=[.E203];[.$E$1];0)))))" office:value-type="float" office:value="1" calcext:value-type="float">
            <text:p>1</text:p>
          </table:table-cell>
          <table:table-cell office:value-type="float" office:value="0.248300568948342" calcext:value-type="float">
            <text:p>0.2483005689</text:p>
          </table:table-cell>
          <table:table-cell office:value-type="float" office:value="0.232978488034206" calcext:value-type="float">
            <text:p>0.232978488</text:p>
          </table:table-cell>
          <table:table-cell office:value-type="float" office:value="0.23297848562574" calcext:value-type="float">
            <text:p>0.2329784856</text:p>
          </table:table-cell>
          <table:table-cell table:formula="of:=MAX([.C203:.E203])" office:value-type="float" office:value="0.248300568948342" calcext:value-type="float">
            <text:p>0.248300568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3]=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.9299586" calcext:value-type="float">
            <text:p>60.9299586</text:p>
          </table:table-cell>
          <table:table-cell table:formula="of:=NUMBERVALUE(RIGHT(IF([.F204]=[.C204];[.$C$1];IF([.F204]=[.D204];[.$D$1];IF([.F204]=[.E204];[.$E$1];0)))))" office:value-type="float" office:value="2" calcext:value-type="float">
            <text:p>2</text:p>
          </table:table-cell>
          <table:table-cell office:value-type="float" office:value="0.252378216892758" calcext:value-type="float">
            <text:p>0.2523782169</text:p>
          </table:table-cell>
          <table:table-cell office:value-type="float" office:value="0.4779842493426" calcext:value-type="float">
            <text:p>0.4779842493</text:p>
          </table:table-cell>
          <table:table-cell office:value-type="float" office:value="0.477984240513362" calcext:value-type="float">
            <text:p>0.4779842405</text:p>
          </table:table-cell>
          <table:table-cell table:formula="of:=MAX([.C204:.E204])" office:value-type="float" office:value="0.4779842493426" calcext:value-type="float">
            <text:p>0.477984249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4]=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.2312581" calcext:value-type="float">
            <text:p>61.2312581</text:p>
          </table:table-cell>
          <table:table-cell table:formula="of:=NUMBERVALUE(RIGHT(IF([.F205]=[.C205];[.$C$1];IF([.F205]=[.D205];[.$D$1];IF([.F205]=[.E205];[.$E$1];0)))))" office:value-type="float" office:value="1" calcext:value-type="float">
            <text:p>1</text:p>
          </table:table-cell>
          <table:table-cell office:value-type="float" office:value="0.490617969072099" calcext:value-type="float">
            <text:p>0.4906179691</text:p>
          </table:table-cell>
          <table:table-cell office:value-type="float" office:value="0.48892957525471" calcext:value-type="float">
            <text:p>0.4889295753</text:p>
          </table:table-cell>
          <table:table-cell office:value-type="float" office:value="0.488975781564099" calcext:value-type="float">
            <text:p>0.4889757816</text:p>
          </table:table-cell>
          <table:table-cell table:formula="of:=MAX([.C205:.E205])" office:value-type="float" office:value="0.490617969072099" calcext:value-type="float">
            <text:p>0.490617969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5]=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.5330595" calcext:value-type="float">
            <text:p>61.5330595</text:p>
          </table:table-cell>
          <table:table-cell table:formula="of:=NUMBERVALUE(RIGHT(IF([.F206]=[.C206];[.$C$1];IF([.F206]=[.D206];[.$D$1];IF([.F206]=[.E206];[.$E$1];0)))))" office:value-type="float" office:value="3" calcext:value-type="float">
            <text:p>3</text:p>
          </table:table-cell>
          <table:table-cell office:value-type="float" office:value="0.282461517320372" calcext:value-type="float">
            <text:p>0.2824615173</text:p>
          </table:table-cell>
          <table:table-cell office:value-type="float" office:value="0.282461551974486" calcext:value-type="float">
            <text:p>0.282461552</text:p>
          </table:table-cell>
          <table:table-cell office:value-type="float" office:value="0.282515393410691" calcext:value-type="float">
            <text:p>0.2825153934</text:p>
          </table:table-cell>
          <table:table-cell table:formula="of:=MAX([.C206:.E206])" office:value-type="float" office:value="0.282515393410691" calcext:value-type="float">
            <text:p>0.28251539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6]=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.834359" calcext:value-type="float">
            <text:p>61.834359</text:p>
          </table:table-cell>
          <table:table-cell table:formula="of:=NUMBERVALUE(RIGHT(IF([.F207]=[.C207];[.$C$1];IF([.F207]=[.D207];[.$D$1];IF([.F207]=[.E207];[.$E$1];0)))))" office:value-type="float" office:value="3" calcext:value-type="float">
            <text:p>3</text:p>
          </table:table-cell>
          <table:table-cell office:value-type="float" office:value="0.284886989387767" calcext:value-type="float">
            <text:p>0.2848869894</text:p>
          </table:table-cell>
          <table:table-cell office:value-type="float" office:value="0.284887025765594" calcext:value-type="float">
            <text:p>0.2848870258</text:p>
          </table:table-cell>
          <table:table-cell office:value-type="float" office:value="0.284940864489512" calcext:value-type="float">
            <text:p>0.2849408645</text:p>
          </table:table-cell>
          <table:table-cell table:formula="of:=MAX([.C207:.E207])" office:value-type="float" office:value="0.284940864489512" calcext:value-type="float">
            <text:p>0.28494086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7]=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.1361601" calcext:value-type="float">
            <text:p>62.1361601</text:p>
          </table:table-cell>
          <table:table-cell table:formula="of:=NUMBERVALUE(RIGHT(IF([.F208]=[.C208];[.$C$1];IF([.F208]=[.D208];[.$D$1];IF([.F208]=[.E208];[.$E$1];0)))))" office:value-type="float" office:value="3" calcext:value-type="float">
            <text:p>3</text:p>
          </table:table-cell>
          <table:table-cell office:value-type="float" office:value="0.283150922488557" calcext:value-type="float">
            <text:p>0.2831509225</text:p>
          </table:table-cell>
          <table:table-cell office:value-type="float" office:value="0.283150926978506" calcext:value-type="float">
            <text:p>0.283150927</text:p>
          </table:table-cell>
          <table:table-cell office:value-type="float" office:value="0.283204766646112" calcext:value-type="float">
            <text:p>0.2832047666</text:p>
          </table:table-cell>
          <table:table-cell table:formula="of:=MAX([.C208:.E208])" office:value-type="float" office:value="0.283204766646112" calcext:value-type="float">
            <text:p>0.283204766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8]=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.4374591" calcext:value-type="float">
            <text:p>62.4374591</text:p>
          </table:table-cell>
          <table:table-cell table:formula="of:=NUMBERVALUE(RIGHT(IF([.F209]=[.C209];[.$C$1];IF([.F209]=[.D209];[.$D$1];IF([.F209]=[.E209];[.$E$1];0)))))" office:value-type="float" office:value="3" calcext:value-type="float">
            <text:p>3</text:p>
          </table:table-cell>
          <table:table-cell office:value-type="float" office:value="0.283135205445748" calcext:value-type="float">
            <text:p>0.2831352054</text:p>
          </table:table-cell>
          <table:table-cell office:value-type="float" office:value="0.283135208163591" calcext:value-type="float">
            <text:p>0.2831352082</text:p>
          </table:table-cell>
          <table:table-cell office:value-type="float" office:value="0.283142846522268" calcext:value-type="float">
            <text:p>0.2831428465</text:p>
          </table:table-cell>
          <table:table-cell table:formula="of:=MAX([.C209:.E209])" office:value-type="float" office:value="0.283142846522268" calcext:value-type="float">
            <text:p>0.283142846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09]=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.7392601" calcext:value-type="float">
            <text:p>62.7392601</text:p>
          </table:table-cell>
          <table:table-cell table:formula="of:=NUMBERVALUE(RIGHT(IF([.F210]=[.C210];[.$C$1];IF([.F210]=[.D210];[.$D$1];IF([.F210]=[.E210];[.$E$1];0)))))" office:value-type="float" office:value="2" calcext:value-type="float">
            <text:p>2</text:p>
          </table:table-cell>
          <table:table-cell office:value-type="float" office:value="0.358979493401231" calcext:value-type="float">
            <text:p>0.3589794934</text:p>
          </table:table-cell>
          <table:table-cell office:value-type="float" office:value="0.496676412983354" calcext:value-type="float">
            <text:p>0.496676413</text:p>
          </table:table-cell>
          <table:table-cell office:value-type="float" office:value="0.247468654306868" calcext:value-type="float">
            <text:p>0.2474686543</text:p>
          </table:table-cell>
          <table:table-cell table:formula="of:=MAX([.C210:.E210])" office:value-type="float" office:value="0.496676412983354" calcext:value-type="float">
            <text:p>0.49667641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0]=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.0405597" calcext:value-type="float">
            <text:p>63.0405597</text:p>
          </table:table-cell>
          <table:table-cell table:formula="of:=NUMBERVALUE(RIGHT(IF([.F211]=[.C211];[.$C$1];IF([.F211]=[.D211];[.$D$1];IF([.F211]=[.E211];[.$E$1];0)))))" office:value-type="float" office:value="1" calcext:value-type="float">
            <text:p>1</text:p>
          </table:table-cell>
          <table:table-cell office:value-type="float" office:value="0.355099445390409" calcext:value-type="float">
            <text:p>0.3550994454</text:p>
          </table:table-cell>
          <table:table-cell office:value-type="float" office:value="0.277961206789425" calcext:value-type="float">
            <text:p>0.2779612068</text:p>
          </table:table-cell>
          <table:table-cell office:value-type="float" office:value="0.243588600979574" calcext:value-type="float">
            <text:p>0.243588601</text:p>
          </table:table-cell>
          <table:table-cell table:formula="of:=MAX([.C211:.E211])" office:value-type="float" office:value="0.355099445390409" calcext:value-type="float">
            <text:p>0.35509944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1]=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.342361" calcext:value-type="float">
            <text:p>63.342361</text:p>
          </table:table-cell>
          <table:table-cell table:formula="of:=NUMBERVALUE(RIGHT(IF([.F212]=[.C212];[.$C$1];IF([.F212]=[.D212];[.$D$1];IF([.F212]=[.E212];[.$E$1];0)))))" office:value-type="float" office:value="1" calcext:value-type="float">
            <text:p>1</text:p>
          </table:table-cell>
          <table:table-cell office:value-type="float" office:value="0.356806981591805" calcext:value-type="float">
            <text:p>0.3568069816</text:p>
          </table:table-cell>
          <table:table-cell office:value-type="float" office:value="0.279668776221701" calcext:value-type="float">
            <text:p>0.2796687762</text:p>
          </table:table-cell>
          <table:table-cell office:value-type="float" office:value="0.245296170261771" calcext:value-type="float">
            <text:p>0.2452961703</text:p>
          </table:table-cell>
          <table:table-cell table:formula="of:=MAX([.C212:.E212])" office:value-type="float" office:value="0.356806981591805" calcext:value-type="float">
            <text:p>0.356806981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2]=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.6441615" calcext:value-type="float">
            <text:p>63.6441615</text:p>
          </table:table-cell>
          <table:table-cell table:formula="of:=NUMBERVALUE(RIGHT(IF([.F213]=[.C213];[.$C$1];IF([.F213]=[.D213];[.$D$1];IF([.F213]=[.E213];[.$E$1];0)))))" office:value-type="float" office:value="1" calcext:value-type="float">
            <text:p>1</text:p>
          </table:table-cell>
          <table:table-cell office:value-type="float" office:value="0.356791015159717" calcext:value-type="float">
            <text:p>0.3567910152</text:p>
          </table:table-cell>
          <table:table-cell office:value-type="float" office:value="0.279652808883102" calcext:value-type="float">
            <text:p>0.2796528089</text:p>
          </table:table-cell>
          <table:table-cell office:value-type="float" office:value="0.24528020112114" calcext:value-type="float">
            <text:p>0.2452802011</text:p>
          </table:table-cell>
          <table:table-cell table:formula="of:=MAX([.C213:.E213])" office:value-type="float" office:value="0.356791015159717" calcext:value-type="float">
            <text:p>0.35679101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3]=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.9454616" calcext:value-type="float">
            <text:p>63.9454616</text:p>
          </table:table-cell>
          <table:table-cell table:formula="of:=NUMBERVALUE(RIGHT(IF([.F214]=[.C214];[.$C$1];IF([.F214]=[.D214];[.$D$1];IF([.F214]=[.E214];[.$E$1];0)))))" office:value-type="float" office:value="1" calcext:value-type="float">
            <text:p>1</text:p>
          </table:table-cell>
          <table:table-cell office:value-type="float" office:value="0.494499442447997" calcext:value-type="float">
            <text:p>0.4944994424</text:p>
          </table:table-cell>
          <table:table-cell office:value-type="float" office:value="0.279616397610365" calcext:value-type="float">
            <text:p>0.2796163976</text:p>
          </table:table-cell>
          <table:table-cell office:value-type="float" office:value="0.494451553644545" calcext:value-type="float">
            <text:p>0.4944515536</text:p>
          </table:table-cell>
          <table:table-cell table:formula="of:=MAX([.C214:.E214])" office:value-type="float" office:value="0.494499442447997" calcext:value-type="float">
            <text:p>0.494499442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4]=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.2472621" calcext:value-type="float">
            <text:p>64.2472621</text:p>
          </table:table-cell>
          <table:table-cell table:formula="of:=NUMBERVALUE(RIGHT(IF([.F215]=[.C215];[.$C$1];IF([.F215]=[.D215];[.$D$1];IF([.F215]=[.E215];[.$E$1];0)))))" office:value-type="float" office:value="1" calcext:value-type="float">
            <text:p>1</text:p>
          </table:table-cell>
          <table:table-cell office:value-type="float" office:value="0.490822394559673" calcext:value-type="float">
            <text:p>0.4908223946</text:p>
          </table:table-cell>
          <table:table-cell office:value-type="float" office:value="0.490774516140209" calcext:value-type="float">
            <text:p>0.4907745161</text:p>
          </table:table-cell>
          <table:table-cell office:value-type="float" office:value="0.490774509862649" calcext:value-type="float">
            <text:p>0.4907745099</text:p>
          </table:table-cell>
          <table:table-cell table:formula="of:=MAX([.C215:.E215])" office:value-type="float" office:value="0.490822394559673" calcext:value-type="float">
            <text:p>0.49082239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5]=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.5380341" calcext:value-type="float">
            <text:p>64.5380341</text:p>
          </table:table-cell>
          <table:table-cell table:formula="of:=NUMBERVALUE(RIGHT(IF([.F216]=[.C216];[.$C$1];IF([.F216]=[.D216];[.$D$1];IF([.F216]=[.E216];[.$E$1];0)))))" office:value-type="float" office:value="1" calcext:value-type="float">
            <text:p>1</text:p>
          </table:table-cell>
          <table:table-cell office:value-type="float" office:value="0.486899493527844" calcext:value-type="float">
            <text:p>0.4868994935</text:p>
          </table:table-cell>
          <table:table-cell office:value-type="float" office:value="0.486851643490454" calcext:value-type="float">
            <text:p>0.4868516435</text:p>
          </table:table-cell>
          <table:table-cell office:value-type="float" office:value="0.486851610208927" calcext:value-type="float">
            <text:p>0.4868516102</text:p>
          </table:table-cell>
          <table:table-cell table:formula="of:=MAX([.C216:.E216])" office:value-type="float" office:value="0.486899493527844" calcext:value-type="float">
            <text:p>0.48689949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6]=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.8393336" calcext:value-type="float">
            <text:p>64.8393336</text:p>
          </table:table-cell>
          <table:table-cell table:formula="of:=NUMBERVALUE(RIGHT(IF([.F217]=[.C217];[.$C$1];IF([.F217]=[.D217];[.$D$1];IF([.F217]=[.E217];[.$E$1];0)))))" office:value-type="float" office:value="1" calcext:value-type="float">
            <text:p>1</text:p>
          </table:table-cell>
          <table:table-cell office:value-type="float" office:value="0.478655541561305" calcext:value-type="float">
            <text:p>0.4786555416</text:p>
          </table:table-cell>
          <table:table-cell office:value-type="float" office:value="0.478607687915249" calcext:value-type="float">
            <text:p>0.4786076879</text:p>
          </table:table-cell>
          <table:table-cell office:value-type="float" office:value="0.478607647734055" calcext:value-type="float">
            <text:p>0.4786076477</text:p>
          </table:table-cell>
          <table:table-cell table:formula="of:=MAX([.C217:.E217])" office:value-type="float" office:value="0.478655541561305" calcext:value-type="float">
            <text:p>0.478655541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7]=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.1406329" calcext:value-type="float">
            <text:p>65.1406329</text:p>
          </table:table-cell>
          <table:table-cell table:formula="of:=NUMBERVALUE(RIGHT(IF([.F218]=[.C218];[.$C$1];IF([.F218]=[.D218];[.$D$1];IF([.F218]=[.E218];[.$E$1];0)))))" office:value-type="float" office:value="2" calcext:value-type="float">
            <text:p>2</text:p>
          </table:table-cell>
          <table:table-cell office:value-type="float" office:value="0.413699747737432" calcext:value-type="float">
            <text:p>0.4136997477</text:p>
          </table:table-cell>
          <table:table-cell office:value-type="float" office:value="0.442170006858612" calcext:value-type="float">
            <text:p>0.4421700069</text:p>
          </table:table-cell>
          <table:table-cell office:value-type="float" office:value="0.442169949190822" calcext:value-type="float">
            <text:p>0.4421699492</text:p>
          </table:table-cell>
          <table:table-cell table:formula="of:=MAX([.C218:.E218])" office:value-type="float" office:value="0.442170006858612" calcext:value-type="float">
            <text:p>0.442170006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8]=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.4424337" calcext:value-type="float">
            <text:p>65.4424337</text:p>
          </table:table-cell>
          <table:table-cell table:formula="of:=NUMBERVALUE(RIGHT(IF([.F219]=[.C219];[.$C$1];IF([.F219]=[.D219];[.$D$1];IF([.F219]=[.E219];[.$E$1];0)))))" office:value-type="float" office:value="1" calcext:value-type="float">
            <text:p>1</text:p>
          </table:table-cell>
          <table:table-cell office:value-type="float" office:value="0.362357813457384" calcext:value-type="float">
            <text:p>0.3623578135</text:p>
          </table:table-cell>
          <table:table-cell office:value-type="float" office:value="0.259336226450714" calcext:value-type="float">
            <text:p>0.2593362265</text:p>
          </table:table-cell>
          <table:table-cell office:value-type="float" office:value="0.259336209828692" calcext:value-type="float">
            <text:p>0.2593362098</text:p>
          </table:table-cell>
          <table:table-cell table:formula="of:=MAX([.C219:.E219])" office:value-type="float" office:value="0.362357813457384" calcext:value-type="float">
            <text:p>0.36235781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19]=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.7442347" calcext:value-type="float">
            <text:p>65.7442347</text:p>
          </table:table-cell>
          <table:table-cell table:formula="of:=NUMBERVALUE(RIGHT(IF([.F220]=[.C220];[.$C$1];IF([.F220]=[.D220];[.$D$1];IF([.F220]=[.E220];[.$E$1];0)))))" office:value-type="float" office:value="1" calcext:value-type="float">
            <text:p>1</text:p>
          </table:table-cell>
          <table:table-cell office:value-type="float" office:value="0.365599264458389" calcext:value-type="float">
            <text:p>0.3655992645</text:p>
          </table:table-cell>
          <table:table-cell office:value-type="float" office:value="0.0149141655518562" calcext:value-type="float">
            <text:p>0.0149141656</text:p>
          </table:table-cell>
          <table:table-cell office:value-type="float" office:value="0.0149141725124376" calcext:value-type="float">
            <text:p>0.0149141725</text:p>
          </table:table-cell>
          <table:table-cell table:formula="of:=MAX([.C220:.E220])" office:value-type="float" office:value="0.365599264458389" calcext:value-type="float">
            <text:p>0.36559926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0]=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.0455343" calcext:value-type="float">
            <text:p>66.0455343</text:p>
          </table:table-cell>
          <table:table-cell table:formula="of:=NUMBERVALUE(RIGHT(IF([.F221]=[.C221];[.$C$1];IF([.F221]=[.D221];[.$D$1];IF([.F221]=[.E221];[.$E$1];0)))))" office:value-type="float" office:value="1" calcext:value-type="float">
            <text:p>1</text:p>
          </table:table-cell>
          <table:table-cell office:value-type="float" office:value="0.367691493278355" calcext:value-type="float">
            <text:p>0.3676914933</text:p>
          </table:table-cell>
          <table:table-cell office:value-type="float" office:value="-0.219811837181302" calcext:value-type="float">
            <text:p>-0.2198118372</text:p>
          </table:table-cell>
          <table:table-cell office:value-type="float" office:value="-0.21981181678785" calcext:value-type="float">
            <text:p>-0.2198118168</text:p>
          </table:table-cell>
          <table:table-cell table:formula="of:=MAX([.C221:.E221])" office:value-type="float" office:value="0.367691493278355" calcext:value-type="float">
            <text:p>0.36769149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1]=[.B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.3468338" calcext:value-type="float">
            <text:p>66.3468338</text:p>
          </table:table-cell>
          <table:table-cell table:formula="of:=NUMBERVALUE(RIGHT(IF([.F222]=[.C222];[.$C$1];IF([.F222]=[.D222];[.$D$1];IF([.F222]=[.E222];[.$E$1];0)))))" office:value-type="float" office:value="1" calcext:value-type="float">
            <text:p>1</text:p>
          </table:table-cell>
          <table:table-cell office:value-type="float" office:value="0.431926406906203" calcext:value-type="float">
            <text:p>0.4319264069</text:p>
          </table:table-cell>
          <table:table-cell office:value-type="float" office:value="-0.431926422236561" calcext:value-type="float">
            <text:p>-0.4319264222</text:p>
          </table:table-cell>
          <table:table-cell office:value-type="float" office:value="-0.309554869505451" calcext:value-type="float">
            <text:p>-0.3095548695</text:p>
          </table:table-cell>
          <table:table-cell table:formula="of:=MAX([.C222:.E222])" office:value-type="float" office:value="0.431926406906203" calcext:value-type="float">
            <text:p>0.431926406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2]=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.6486356" calcext:value-type="float">
            <text:p>66.6486356</text:p>
          </table:table-cell>
          <table:table-cell table:formula="of:=NUMBERVALUE(RIGHT(IF([.F223]=[.C223];[.$C$1];IF([.F223]=[.D223];[.$D$1];IF([.F223]=[.E223];[.$E$1];0)))))" office:value-type="float" office:value="1" calcext:value-type="float">
            <text:p>1</text:p>
          </table:table-cell>
          <table:table-cell office:value-type="float" office:value="0.490636473389843" calcext:value-type="float">
            <text:p>0.4906364734</text:p>
          </table:table-cell>
          <table:table-cell office:value-type="float" office:value="-0.490636477791794" calcext:value-type="float">
            <text:p>-0.4906364778</text:p>
          </table:table-cell>
          <table:table-cell office:value-type="float" office:value="-0.119352994483195" calcext:value-type="float">
            <text:p>-0.1193529945</text:p>
          </table:table-cell>
          <table:table-cell table:formula="of:=MAX([.C223:.E223])" office:value-type="float" office:value="0.490636473389843" calcext:value-type="float">
            <text:p>0.49063647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3]=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.9504362" calcext:value-type="float">
            <text:p>66.9504362</text:p>
          </table:table-cell>
          <table:table-cell table:formula="of:=NUMBERVALUE(RIGHT(IF([.F224]=[.C224];[.$C$1];IF([.F224]=[.D224];[.$D$1];IF([.F224]=[.E224];[.$E$1];0)))))" office:value-type="float" office:value="1" calcext:value-type="float">
            <text:p>1</text:p>
          </table:table-cell>
          <table:table-cell office:value-type="float" office:value="0.491229638510813" calcext:value-type="float">
            <text:p>0.4912296385</text:p>
          </table:table-cell>
          <table:table-cell office:value-type="float" office:value="-0.491229639071856" calcext:value-type="float">
            <text:p>-0.4912296391</text:p>
          </table:table-cell>
          <table:table-cell office:value-type="float" office:value="0.128903655706389" calcext:value-type="float">
            <text:p>0.1289036557</text:p>
          </table:table-cell>
          <table:table-cell table:formula="of:=MAX([.C224:.E224])" office:value-type="float" office:value="0.491229638510813" calcext:value-type="float">
            <text:p>0.49122963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4]=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.2517352" calcext:value-type="float">
            <text:p>67.2517352</text:p>
          </table:table-cell>
          <table:table-cell table:formula="of:=NUMBERVALUE(RIGHT(IF([.F225]=[.C225];[.$C$1];IF([.F225]=[.D225];[.$D$1];IF([.F225]=[.E225];[.$E$1];0)))))" office:value-type="float" office:value="1" calcext:value-type="float">
            <text:p>1</text:p>
          </table:table-cell>
          <table:table-cell office:value-type="float" office:value="0.495099805687782" calcext:value-type="float">
            <text:p>0.4950998057</text:p>
          </table:table-cell>
          <table:table-cell office:value-type="float" office:value="-0.495099803406833" calcext:value-type="float">
            <text:p>-0.4950998034</text:p>
          </table:table-cell>
          <table:table-cell office:value-type="float" office:value="0.369592058968667" calcext:value-type="float">
            <text:p>0.369592059</text:p>
          </table:table-cell>
          <table:table-cell table:formula="of:=MAX([.C225:.E225])" office:value-type="float" office:value="0.495099805687782" calcext:value-type="float">
            <text:p>0.495099805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5]=[.B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.5425076" calcext:value-type="float">
            <text:p>67.5425076</text:p>
          </table:table-cell>
          <table:table-cell table:formula="of:=NUMBERVALUE(RIGHT(IF([.F226]=[.C226];[.$C$1];IF([.F226]=[.D226];[.$D$1];IF([.F226]=[.E226];[.$E$1];0)))))" office:value-type="float" office:value="3" calcext:value-type="float">
            <text:p>3</text:p>
          </table:table-cell>
          <table:table-cell office:value-type="float" office:value="0.494889551559003" calcext:value-type="float">
            <text:p>0.4948895516</text:p>
          </table:table-cell>
          <table:table-cell office:value-type="float" office:value="-0.494889543352565" calcext:value-type="float">
            <text:p>-0.4948895434</text:p>
          </table:table-cell>
          <table:table-cell office:value-type="float" office:value="0.494889556758954" calcext:value-type="float">
            <text:p>0.4948895568</text:p>
          </table:table-cell>
          <table:table-cell table:formula="of:=MAX([.C226:.E226])" office:value-type="float" office:value="0.494889556758954" calcext:value-type="float">
            <text:p>0.494889556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6]=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.8438069" calcext:value-type="float">
            <text:p>67.8438069</text:p>
          </table:table-cell>
          <table:table-cell table:formula="of:=NUMBERVALUE(RIGHT(IF([.F227]=[.C227];[.$C$1];IF([.F227]=[.D227];[.$D$1];IF([.F227]=[.E227];[.$E$1];0)))))" office:value-type="float" office:value="3" calcext:value-type="float">
            <text:p>3</text:p>
          </table:table-cell>
          <table:table-cell office:value-type="float" office:value="0.297031847831368" calcext:value-type="float">
            <text:p>0.2970318478</text:p>
          </table:table-cell>
          <table:table-cell office:value-type="float" office:value="-0.464298432713123" calcext:value-type="float">
            <text:p>-0.4642984327</text:p>
          </table:table-cell>
          <table:table-cell office:value-type="float" office:value="0.464298430608922" calcext:value-type="float">
            <text:p>0.4642984306</text:p>
          </table:table-cell>
          <table:table-cell table:formula="of:=MAX([.C227:.E227])" office:value-type="float" office:value="0.464298430608922" calcext:value-type="float">
            <text:p>0.464298430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7]=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.1461093" calcext:value-type="float">
            <text:p>68.1461093</text:p>
          </table:table-cell>
          <table:table-cell table:formula="of:=NUMBERVALUE(RIGHT(IF([.F228]=[.C228];[.$C$1];IF([.F228]=[.D228];[.$D$1];IF([.F228]=[.E228];[.$E$1];0)))))" office:value-type="float" office:value="1" calcext:value-type="float">
            <text:p>1</text:p>
          </table:table-cell>
          <table:table-cell office:value-type="float" office:value="0.29603292895114" calcext:value-type="float">
            <text:p>0.296032929</text:p>
          </table:table-cell>
          <table:table-cell office:value-type="float" office:value="-0.216447547608137" calcext:value-type="float">
            <text:p>-0.2164475476</text:p>
          </table:table-cell>
          <table:table-cell office:value-type="float" office:value="0.216447535435513" calcext:value-type="float">
            <text:p>0.2164475354</text:p>
          </table:table-cell>
          <table:table-cell table:formula="of:=MAX([.C228:.E228])" office:value-type="float" office:value="0.29603292895114" calcext:value-type="float">
            <text:p>0.2960329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8]=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.4474088" calcext:value-type="float">
            <text:p>68.4474088</text:p>
          </table:table-cell>
          <table:table-cell table:formula="of:=NUMBERVALUE(RIGHT(IF([.F229]=[.C229];[.$C$1];IF([.F229]=[.D229];[.$D$1];IF([.F229]=[.E229];[.$E$1];0)))))" office:value-type="float" office:value="1" calcext:value-type="float">
            <text:p>1</text:p>
          </table:table-cell>
          <table:table-cell office:value-type="float" office:value="0.297446386191088" calcext:value-type="float">
            <text:p>0.2974463862</text:p>
          </table:table-cell>
          <table:table-cell office:value-type="float" office:value="0.0295244728417391" calcext:value-type="float">
            <text:p>0.0295244728</text:p>
          </table:table-cell>
          <table:table-cell office:value-type="float" office:value="-0.0295244950915529" calcext:value-type="float">
            <text:p>-0.0295244951</text:p>
          </table:table-cell>
          <table:table-cell table:formula="of:=MAX([.C229:.E229])" office:value-type="float" office:value="0.297446386191088" calcext:value-type="float">
            <text:p>0.29744638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29]=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.7487081" calcext:value-type="float">
            <text:p>68.7487081</text:p>
          </table:table-cell>
          <table:table-cell table:formula="of:=NUMBERVALUE(RIGHT(IF([.F230]=[.C230];[.$C$1];IF([.F230]=[.D230];[.$D$1];IF([.F230]=[.E230];[.$E$1];0)))))" office:value-type="float" office:value="1" calcext:value-type="float">
            <text:p>1</text:p>
          </table:table-cell>
          <table:table-cell office:value-type="float" office:value="0.298303392232475" calcext:value-type="float">
            <text:p>0.2983033922</text:p>
          </table:table-cell>
          <table:table-cell office:value-type="float" office:value="0.277840236112163" calcext:value-type="float">
            <text:p>0.2778402361</text:p>
          </table:table-cell>
          <table:table-cell office:value-type="float" office:value="-0.277840262065336" calcext:value-type="float">
            <text:p>-0.2778402621</text:p>
          </table:table-cell>
          <table:table-cell table:formula="of:=MAX([.C230:.E230])" office:value-type="float" office:value="0.298303392232475" calcext:value-type="float">
            <text:p>0.298303392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0]=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.0500079" calcext:value-type="float">
            <text:p>69.0500079</text:p>
          </table:table-cell>
          <table:table-cell table:formula="of:=NUMBERVALUE(RIGHT(IF([.F231]=[.C231];[.$C$1];IF([.F231]=[.D231];[.$D$1];IF([.F231]=[.E231];[.$E$1];0)))))" office:value-type="float" office:value="1" calcext:value-type="float">
            <text:p>1</text:p>
          </table:table-cell>
          <table:table-cell office:value-type="float" office:value="0.496233457194378" calcext:value-type="float">
            <text:p>0.4962334572</text:p>
          </table:table-cell>
          <table:table-cell office:value-type="float" office:value="0.480913942931258" calcext:value-type="float">
            <text:p>0.4809139429</text:p>
          </table:table-cell>
          <table:table-cell office:value-type="float" office:value="-0.496233370830846" calcext:value-type="float">
            <text:p>-0.4962333708</text:p>
          </table:table-cell>
          <table:table-cell table:formula="of:=MAX([.C231:.E231])" office:value-type="float" office:value="0.496233457194378" calcext:value-type="float">
            <text:p>0.496233457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1]=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.3518087" calcext:value-type="float">
            <text:p>69.3518087</text:p>
          </table:table-cell>
          <table:table-cell table:formula="of:=NUMBERVALUE(RIGHT(IF([.F232]=[.C232];[.$C$1];IF([.F232]=[.D232];[.$D$1];IF([.F232]=[.E232];[.$E$1];0)))))" office:value-type="float" office:value="1" calcext:value-type="float">
            <text:p>1</text:p>
          </table:table-cell>
          <table:table-cell office:value-type="float" office:value="0.497392675507013" calcext:value-type="float">
            <text:p>0.4973926755</text:p>
          </table:table-cell>
          <table:table-cell office:value-type="float" office:value="0.232902771873679" calcext:value-type="float">
            <text:p>0.2329027719</text:p>
          </table:table-cell>
          <table:table-cell office:value-type="float" office:value="-0.49739256411778" calcext:value-type="float">
            <text:p>-0.4973925641</text:p>
          </table:table-cell>
          <table:table-cell table:formula="of:=MAX([.C232:.E232])" office:value-type="float" office:value="0.497392675507013" calcext:value-type="float">
            <text:p>0.497392675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2]=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.6536102" calcext:value-type="float">
            <text:p>69.6536102</text:p>
          </table:table-cell>
          <table:table-cell table:formula="of:=NUMBERVALUE(RIGHT(IF([.F233]=[.C233];[.$C$1];IF([.F233]=[.D233];[.$D$1];IF([.F233]=[.E233];[.$E$1];0)))))" office:value-type="float" office:value="1" calcext:value-type="float">
            <text:p>1</text:p>
          </table:table-cell>
          <table:table-cell office:value-type="float" office:value="0.478772850636703" calcext:value-type="float">
            <text:p>0.4787728506</text:p>
          </table:table-cell>
          <table:table-cell office:value-type="float" office:value="0.0041371047226066" calcext:value-type="float">
            <text:p>0.0041371047</text:p>
          </table:table-cell>
          <table:table-cell office:value-type="float" office:value="-0.478772749184728" calcext:value-type="float">
            <text:p>-0.4787727492</text:p>
          </table:table-cell>
          <table:table-cell table:formula="of:=MAX([.C233:.E233])" office:value-type="float" office:value="0.478772850636703" calcext:value-type="float">
            <text:p>0.478772850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3]=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.9549093" calcext:value-type="float">
            <text:p>69.9549093</text:p>
          </table:table-cell>
          <table:table-cell table:formula="of:=NUMBERVALUE(RIGHT(IF([.F234]=[.C234];[.$C$1];IF([.F234]=[.D234];[.$D$1];IF([.F234]=[.E234];[.$E$1];0)))))" office:value-type="float" office:value="1" calcext:value-type="float">
            <text:p>1</text:p>
          </table:table-cell>
          <table:table-cell office:value-type="float" office:value="0.478799066305201" calcext:value-type="float">
            <text:p>0.4787990663</text:p>
          </table:table-cell>
          <table:table-cell office:value-type="float" office:value="-0.245061886121167" calcext:value-type="float">
            <text:p>-0.2450618861</text:p>
          </table:table-cell>
          <table:table-cell office:value-type="float" office:value="-0.478798966288601" calcext:value-type="float">
            <text:p>-0.4787989663</text:p>
          </table:table-cell>
          <table:table-cell table:formula="of:=MAX([.C234:.E234])" office:value-type="float" office:value="0.478799066305201" calcext:value-type="float">
            <text:p>0.478799066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4]=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.2567103" calcext:value-type="float">
            <text:p>70.2567103</text:p>
          </table:table-cell>
          <table:table-cell table:formula="of:=NUMBERVALUE(RIGHT(IF([.F235]=[.C235];[.$C$1];IF([.F235]=[.D235];[.$D$1];IF([.F235]=[.E235];[.$E$1];0)))))" office:value-type="float" office:value="1" calcext:value-type="float">
            <text:p>1</text:p>
          </table:table-cell>
          <table:table-cell office:value-type="float" office:value="0.430282024843105" calcext:value-type="float">
            <text:p>0.4302820248</text:p>
          </table:table-cell>
          <table:table-cell office:value-type="float" office:value="-0.456994085847805" calcext:value-type="float">
            <text:p>-0.4569940858</text:p>
          </table:table-cell>
          <table:table-cell office:value-type="float" office:value="-0.251558165688813" calcext:value-type="float">
            <text:p>-0.2515581657</text:p>
          </table:table-cell>
          <table:table-cell table:formula="of:=MAX([.C235:.E235])" office:value-type="float" office:value="0.430282024843105" calcext:value-type="float">
            <text:p>0.430282024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5]=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.5584534" calcext:value-type="float">
            <text:p>70.5584534</text:p>
          </table:table-cell>
          <table:table-cell table:formula="of:=NUMBERVALUE(RIGHT(IF([.F236]=[.C236];[.$C$1];IF([.F236]=[.D236];[.$D$1];IF([.F236]=[.E236];[.$E$1];0)))))" office:value-type="float" office:value="1" calcext:value-type="float">
            <text:p>1</text:p>
          </table:table-cell>
          <table:table-cell office:value-type="float" office:value="0.430131176651216" calcext:value-type="float">
            <text:p>0.4301311767</text:p>
          </table:table-cell>
          <table:table-cell office:value-type="float" office:value="-0.207974539702102" calcext:value-type="float">
            <text:p>-0.2079745397</text:p>
          </table:table-cell>
          <table:table-cell office:value-type="float" office:value="-0.251407338085796" calcext:value-type="float">
            <text:p>-0.2514073381</text:p>
          </table:table-cell>
          <table:table-cell table:formula="of:=MAX([.C236:.E236])" office:value-type="float" office:value="0.430131176651216" calcext:value-type="float">
            <text:p>0.430131176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6]=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.8597619" calcext:value-type="float">
            <text:p>70.8597619</text:p>
          </table:table-cell>
          <table:table-cell table:formula="of:=NUMBERVALUE(RIGHT(IF([.F237]=[.C237];[.$C$1];IF([.F237]=[.D237];[.$D$1];IF([.F237]=[.E237];[.$E$1];0)))))" office:value-type="float" office:value="1" calcext:value-type="float">
            <text:p>1</text:p>
          </table:table-cell>
          <table:table-cell office:value-type="float" office:value="0.441938185277969" calcext:value-type="float">
            <text:p>0.4419381853</text:p>
          </table:table-cell>
          <table:table-cell office:value-type="float" office:value="0.0139783145332935" calcext:value-type="float">
            <text:p>0.0139783145</text:p>
          </table:table-cell>
          <table:table-cell office:value-type="float" office:value="-0.263214309761739" calcext:value-type="float">
            <text:p>-0.2632143098</text:p>
          </table:table-cell>
          <table:table-cell table:formula="of:=MAX([.C237:.E237])" office:value-type="float" office:value="0.441938185277969" calcext:value-type="float">
            <text:p>0.44193818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7]=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.1615624" calcext:value-type="float">
            <text:p>71.1615624</text:p>
          </table:table-cell>
          <table:table-cell table:formula="of:=NUMBERVALUE(RIGHT(IF([.F238]=[.C238];[.$C$1];IF([.F238]=[.D238];[.$D$1];IF([.F238]=[.E238];[.$E$1];0)))))" office:value-type="float" office:value="1" calcext:value-type="float">
            <text:p>1</text:p>
          </table:table-cell>
          <table:table-cell office:value-type="float" office:value="0.440721990109775" calcext:value-type="float">
            <text:p>0.4407219901</text:p>
          </table:table-cell>
          <table:table-cell office:value-type="float" office:value="0.262001067473729" calcext:value-type="float">
            <text:p>0.2620010675</text:p>
          </table:table-cell>
          <table:table-cell office:value-type="float" office:value="-0.262011854243132" calcext:value-type="float">
            <text:p>-0.2620118542</text:p>
          </table:table-cell>
          <table:table-cell table:formula="of:=MAX([.C238:.E238])" office:value-type="float" office:value="0.440721990109775" calcext:value-type="float">
            <text:p>0.440721990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8]=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.4628625" calcext:value-type="float">
            <text:p>71.4628625</text:p>
          </table:table-cell>
          <table:table-cell table:formula="of:=NUMBERVALUE(RIGHT(IF([.F239]=[.C239];[.$C$1];IF([.F239]=[.D239];[.$D$1];IF([.F239]=[.E239];[.$E$1];0)))))" office:value-type="float" office:value="2" calcext:value-type="float">
            <text:p>2</text:p>
          </table:table-cell>
          <table:table-cell office:value-type="float" office:value="0.489445800134494" calcext:value-type="float">
            <text:p>0.4894458001</text:p>
          </table:table-cell>
          <table:table-cell office:value-type="float" office:value="0.489459538654138" calcext:value-type="float">
            <text:p>0.4894595387</text:p>
          </table:table-cell>
          <table:table-cell office:value-type="float" office:value="-0.489459510856293" calcext:value-type="float">
            <text:p>-0.4894595109</text:p>
          </table:table-cell>
          <table:table-cell table:formula="of:=MAX([.C239:.E239])" office:value-type="float" office:value="0.489459538654138" calcext:value-type="float">
            <text:p>0.489459538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39]=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.7641617" calcext:value-type="float">
            <text:p>71.7641617</text:p>
          </table:table-cell>
          <table:table-cell table:formula="of:=NUMBERVALUE(RIGHT(IF([.F240]=[.C240];[.$C$1];IF([.F240]=[.D240];[.$D$1];IF([.F240]=[.E240];[.$E$1];0)))))" office:value-type="float" office:value="2" calcext:value-type="float">
            <text:p>2</text:p>
          </table:table-cell>
          <table:table-cell office:value-type="float" office:value="0.489517810756935" calcext:value-type="float">
            <text:p>0.4895178108</text:p>
          </table:table-cell>
          <table:table-cell office:value-type="float" office:value="0.489532408519318" calcext:value-type="float">
            <text:p>0.4895324085</text:p>
          </table:table-cell>
          <table:table-cell office:value-type="float" office:value="-0.489532382959386" calcext:value-type="float">
            <text:p>-0.489532383</text:p>
          </table:table-cell>
          <table:table-cell table:formula="of:=MAX([.C240:.E240])" office:value-type="float" office:value="0.489532408519318" calcext:value-type="float">
            <text:p>0.48953240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0]=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.0664643" calcext:value-type="float">
            <text:p>72.0664643</text:p>
          </table:table-cell>
          <table:table-cell table:formula="of:=NUMBERVALUE(RIGHT(IF([.F241]=[.C241];[.$C$1];IF([.F241]=[.D241];[.$D$1];IF([.F241]=[.E241];[.$E$1];0)))))" office:value-type="float" office:value="2" calcext:value-type="float">
            <text:p>2</text:p>
          </table:table-cell>
          <table:table-cell office:value-type="float" office:value="0.496598287263029" calcext:value-type="float">
            <text:p>0.4965982873</text:p>
          </table:table-cell>
          <table:table-cell office:value-type="float" office:value="0.49661288904527" calcext:value-type="float">
            <text:p>0.496612889</text:p>
          </table:table-cell>
          <table:table-cell office:value-type="float" office:value="-0.496612896889063" calcext:value-type="float">
            <text:p>-0.4966128969</text:p>
          </table:table-cell>
          <table:table-cell table:formula="of:=MAX([.C241:.E241])" office:value-type="float" office:value="0.49661288904527" calcext:value-type="float">
            <text:p>0.49661288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1]=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.3677636" calcext:value-type="float">
            <text:p>72.3677636</text:p>
          </table:table-cell>
          <table:table-cell table:formula="of:=NUMBERVALUE(RIGHT(IF([.F242]=[.C242];[.$C$1];IF([.F242]=[.D242];[.$D$1];IF([.F242]=[.E242];[.$E$1];0)))))" office:value-type="float" office:value="2" calcext:value-type="float">
            <text:p>2</text:p>
          </table:table-cell>
          <table:table-cell office:value-type="float" office:value="0.497264065424911" calcext:value-type="float">
            <text:p>0.4972640654</text:p>
          </table:table-cell>
          <table:table-cell office:value-type="float" office:value="0.497264925824449" calcext:value-type="float">
            <text:p>0.4972649258</text:p>
          </table:table-cell>
          <table:table-cell office:value-type="float" office:value="-0.497264934216849" calcext:value-type="float">
            <text:p>-0.4972649342</text:p>
          </table:table-cell>
          <table:table-cell table:formula="of:=MAX([.C242:.E242])" office:value-type="float" office:value="0.497264925824449" calcext:value-type="float">
            <text:p>0.497264925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2]=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.6690631" calcext:value-type="float">
            <text:p>72.6690631</text:p>
          </table:table-cell>
          <table:table-cell table:formula="of:=NUMBERVALUE(RIGHT(IF([.F243]=[.C243];[.$C$1];IF([.F243]=[.D243];[.$D$1];IF([.F243]=[.E243];[.$E$1];0)))))" office:value-type="float" office:value="2" calcext:value-type="float">
            <text:p>2</text:p>
          </table:table-cell>
          <table:table-cell office:value-type="float" office:value="0.495576080494281" calcext:value-type="float">
            <text:p>0.4955760805</text:p>
          </table:table-cell>
          <table:table-cell office:value-type="float" office:value="0.496746029364129" calcext:value-type="float">
            <text:p>0.4967460294</text:p>
          </table:table-cell>
          <table:table-cell office:value-type="float" office:value="-0.496746036655589" calcext:value-type="float">
            <text:p>-0.4967460367</text:p>
          </table:table-cell>
          <table:table-cell table:formula="of:=MAX([.C243:.E243])" office:value-type="float" office:value="0.496746029364129" calcext:value-type="float">
            <text:p>0.496746029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3]=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.9708642" calcext:value-type="float">
            <text:p>72.9708642</text:p>
          </table:table-cell>
          <table:table-cell table:formula="of:=NUMBERVALUE(RIGHT(IF([.F244]=[.C244];[.$C$1];IF([.F244]=[.D244];[.$D$1];IF([.F244]=[.E244];[.$E$1];0)))))" office:value-type="float" office:value="2" calcext:value-type="float">
            <text:p>2</text:p>
          </table:table-cell>
          <table:table-cell office:value-type="float" office:value="0.301369024338611" calcext:value-type="float">
            <text:p>0.3013690243</text:p>
          </table:table-cell>
          <table:table-cell office:value-type="float" office:value="0.441939460041059" calcext:value-type="float">
            <text:p>0.44193946</text:p>
          </table:table-cell>
          <table:table-cell office:value-type="float" office:value="-0.441939467312997" calcext:value-type="float">
            <text:p>-0.4419394673</text:p>
          </table:table-cell>
          <table:table-cell table:formula="of:=MAX([.C244:.E244])" office:value-type="float" office:value="0.441939460041059" calcext:value-type="float">
            <text:p>0.441939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4]=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.272665" calcext:value-type="float">
            <text:p>73.272665</text:p>
          </table:table-cell>
          <table:table-cell table:formula="of:=NUMBERVALUE(RIGHT(IF([.F245]=[.C245];[.$C$1];IF([.F245]=[.D245];[.$D$1];IF([.F245]=[.E245];[.$E$1];0)))))" office:value-type="float" office:value="1" calcext:value-type="float">
            <text:p>1</text:p>
          </table:table-cell>
          <table:table-cell office:value-type="float" office:value="0.295764885311768" calcext:value-type="float">
            <text:p>0.2957648853</text:p>
          </table:table-cell>
          <table:table-cell office:value-type="float" office:value="0.199622791382646" calcext:value-type="float">
            <text:p>0.1996227914</text:p>
          </table:table-cell>
          <table:table-cell office:value-type="float" office:value="-0.199622796739961" calcext:value-type="float">
            <text:p>-0.1996227967</text:p>
          </table:table-cell>
          <table:table-cell table:formula="of:=MAX([.C245:.E245])" office:value-type="float" office:value="0.295764885311768" calcext:value-type="float">
            <text:p>0.29576488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5]=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.5739648" calcext:value-type="float">
            <text:p>73.5739648</text:p>
          </table:table-cell>
          <table:table-cell table:formula="of:=NUMBERVALUE(RIGHT(IF([.F246]=[.C246];[.$C$1];IF([.F246]=[.D246];[.$D$1];IF([.F246]=[.E246];[.$E$1];0)))))" office:value-type="float" office:value="1" calcext:value-type="float">
            <text:p>1</text:p>
          </table:table-cell>
          <table:table-cell office:value-type="float" office:value="0.296398075370363" calcext:value-type="float">
            <text:p>0.2963980754</text:p>
          </table:table-cell>
          <table:table-cell office:value-type="float" office:value="-0.0491347712614837" calcext:value-type="float">
            <text:p>-0.0491347713</text:p>
          </table:table-cell>
          <table:table-cell office:value-type="float" office:value="0.0491347663678836" calcext:value-type="float">
            <text:p>0.0491347664</text:p>
          </table:table-cell>
          <table:table-cell table:formula="of:=MAX([.C246:.E246])" office:value-type="float" office:value="0.296398075370363" calcext:value-type="float">
            <text:p>0.296398075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6]=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.8757661" calcext:value-type="float">
            <text:p>73.8757661</text:p>
          </table:table-cell>
          <table:table-cell table:formula="of:=NUMBERVALUE(RIGHT(IF([.F247]=[.C247];[.$C$1];IF([.F247]=[.D247];[.$D$1];IF([.F247]=[.E247];[.$E$1];0)))))" office:value-type="float" office:value="1" calcext:value-type="float">
            <text:p>1</text:p>
          </table:table-cell>
          <table:table-cell office:value-type="float" office:value="0.297688766204405" calcext:value-type="float">
            <text:p>0.2976887662</text:p>
          </table:table-cell>
          <table:table-cell office:value-type="float" office:value="-0.297688798951565" calcext:value-type="float">
            <text:p>-0.297688799</text:p>
          </table:table-cell>
          <table:table-cell office:value-type="float" office:value="0.17958872726514" calcext:value-type="float">
            <text:p>0.1795887273</text:p>
          </table:table-cell>
          <table:table-cell table:formula="of:=MAX([.C247:.E247])" office:value-type="float" office:value="0.297688766204405" calcext:value-type="float">
            <text:p>0.297688766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7]=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.1770654" calcext:value-type="float">
            <text:p>74.1770654</text:p>
          </table:table-cell>
          <table:table-cell table:formula="of:=NUMBERVALUE(RIGHT(IF([.F248]=[.C248];[.$C$1];IF([.F248]=[.D248];[.$D$1];IF([.F248]=[.E248];[.$E$1];0)))))" office:value-type="float" office:value="1" calcext:value-type="float">
            <text:p>1</text:p>
          </table:table-cell>
          <table:table-cell office:value-type="float" office:value="0.492058903260165" calcext:value-type="float">
            <text:p>0.4920589033</text:p>
          </table:table-cell>
          <table:table-cell office:value-type="float" office:value="-0.492058907184184" calcext:value-type="float">
            <text:p>-0.4920589072</text:p>
          </table:table-cell>
          <table:table-cell office:value-type="float" office:value="0.124619437678645" calcext:value-type="float">
            <text:p>0.1246194377</text:p>
          </table:table-cell>
          <table:table-cell table:formula="of:=MAX([.C248:.E248])" office:value-type="float" office:value="0.492058903260165" calcext:value-type="float">
            <text:p>0.49205890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8]=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.4793682" calcext:value-type="float">
            <text:p>74.4793682</text:p>
          </table:table-cell>
          <table:table-cell table:formula="of:=NUMBERVALUE(RIGHT(IF([.F249]=[.C249];[.$C$1];IF([.F249]=[.D249];[.$D$1];IF([.F249]=[.E249];[.$E$1];0)))))" office:value-type="float" office:value="1" calcext:value-type="float">
            <text:p>1</text:p>
          </table:table-cell>
          <table:table-cell office:value-type="float" office:value="0.495531927192906" calcext:value-type="float">
            <text:p>0.4955319272</text:p>
          </table:table-cell>
          <table:table-cell office:value-type="float" office:value="-0.49553192144422" calcext:value-type="float">
            <text:p>-0.4955319214</text:p>
          </table:table-cell>
          <table:table-cell office:value-type="float" office:value="-0.115566103621179" calcext:value-type="float">
            <text:p>-0.1155661036</text:p>
          </table:table-cell>
          <table:table-cell table:formula="of:=MAX([.C249:.E249])" office:value-type="float" office:value="0.495531927192906" calcext:value-type="float">
            <text:p>0.495531927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49]=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.780667" calcext:value-type="float">
            <text:p>74.780667</text:p>
          </table:table-cell>
          <table:table-cell table:formula="of:=NUMBERVALUE(RIGHT(IF([.F250]=[.C250];[.$C$1];IF([.F250]=[.D250];[.$D$1];IF([.F250]=[.E250];[.$E$1];0)))))" office:value-type="float" office:value="1" calcext:value-type="float">
            <text:p>1</text:p>
          </table:table-cell>
          <table:table-cell office:value-type="float" office:value="0.494165274846904" calcext:value-type="float">
            <text:p>0.4941652748</text:p>
          </table:table-cell>
          <table:table-cell office:value-type="float" office:value="-0.494165258643746" calcext:value-type="float">
            <text:p>-0.4941652586</text:p>
          </table:table-cell>
          <table:table-cell office:value-type="float" office:value="-0.363590205916908" calcext:value-type="float">
            <text:p>-0.3635902059</text:p>
          </table:table-cell>
          <table:table-cell table:formula="of:=MAX([.C250:.E250])" office:value-type="float" office:value="0.494165274846904" calcext:value-type="float">
            <text:p>0.494165274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0]=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.0819673" calcext:value-type="float">
            <text:p>75.0819673</text:p>
          </table:table-cell>
          <table:table-cell table:formula="of:=NUMBERVALUE(RIGHT(IF([.F251]=[.C251];[.$C$1];IF([.F251]=[.D251];[.$D$1];IF([.F251]=[.E251];[.$E$1];0)))))" office:value-type="float" office:value="1" calcext:value-type="float">
            <text:p>1</text:p>
          </table:table-cell>
          <table:table-cell office:value-type="float" office:value="0.473986644567914" calcext:value-type="float">
            <text:p>0.4739866446</text:p>
          </table:table-cell>
          <table:table-cell office:value-type="float" office:value="-0.491997315304551" calcext:value-type="float">
            <text:p>-0.4919973153</text:p>
          </table:table-cell>
          <table:table-cell office:value-type="float" office:value="-0.473987172069192" calcext:value-type="float">
            <text:p>-0.4739871721</text:p>
          </table:table-cell>
          <table:table-cell table:formula="of:=MAX([.C251:.E251])" office:value-type="float" office:value="0.473986644567914" calcext:value-type="float">
            <text:p>0.473986644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1]=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.3837679" calcext:value-type="float">
            <text:p>75.3837679</text:p>
          </table:table-cell>
          <table:table-cell table:formula="of:=NUMBERVALUE(RIGHT(IF([.F252]=[.C252];[.$C$1];IF([.F252]=[.D252];[.$D$1];IF([.F252]=[.E252];[.$E$1];0)))))" office:value-type="float" office:value="1" calcext:value-type="float">
            <text:p>1</text:p>
          </table:table-cell>
          <table:table-cell office:value-type="float" office:value="0.275610829774833" calcext:value-type="float">
            <text:p>0.2756108298</text:p>
          </table:table-cell>
          <table:table-cell office:value-type="float" office:value="-0.289224982178333" calcext:value-type="float">
            <text:p>-0.2892249822</text:p>
          </table:table-cell>
          <table:table-cell office:value-type="float" office:value="-0.427420015103916" calcext:value-type="float">
            <text:p>-0.4274200151</text:p>
          </table:table-cell>
          <table:table-cell table:formula="of:=MAX([.C252:.E252])" office:value-type="float" office:value="0.275610829774833" calcext:value-type="float">
            <text:p>0.275610829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2]=[.B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.6850674" calcext:value-type="float">
            <text:p>75.6850674</text:p>
          </table:table-cell>
          <table:table-cell table:formula="of:=NUMBERVALUE(RIGHT(IF([.F253]=[.C253];[.$C$1];IF([.F253]=[.D253];[.$D$1];IF([.F253]=[.E253];[.$E$1];0)))))" office:value-type="float" office:value="1" calcext:value-type="float">
            <text:p>1</text:p>
          </table:table-cell>
          <table:table-cell office:value-type="float" office:value="0.276349355280342" calcext:value-type="float">
            <text:p>0.2763493553</text:p>
          </table:table-cell>
          <table:table-cell office:value-type="float" office:value="-0.289963523759959" calcext:value-type="float">
            <text:p>-0.2899635238</text:p>
          </table:table-cell>
          <table:table-cell office:value-type="float" office:value="-0.183022919206279" calcext:value-type="float">
            <text:p>-0.1830229192</text:p>
          </table:table-cell>
          <table:table-cell table:formula="of:=MAX([.C253:.E253])" office:value-type="float" office:value="0.276349355280342" calcext:value-type="float">
            <text:p>0.276349355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3]=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.9868687" calcext:value-type="float">
            <text:p>75.9868687</text:p>
          </table:table-cell>
          <table:table-cell table:formula="of:=NUMBERVALUE(RIGHT(IF([.F254]=[.C254];[.$C$1];IF([.F254]=[.D254];[.$D$1];IF([.F254]=[.E254];[.$E$1];0)))))" office:value-type="float" office:value="1" calcext:value-type="float">
            <text:p>1</text:p>
          </table:table-cell>
          <table:table-cell office:value-type="float" office:value="0.267005990295998" calcext:value-type="float">
            <text:p>0.2670059903</text:p>
          </table:table-cell>
          <table:table-cell office:value-type="float" office:value="-0.280620160836599" calcext:value-type="float">
            <text:p>-0.2806201608</text:p>
          </table:table-cell>
          <table:table-cell office:value-type="float" office:value="0.0542911486299898" calcext:value-type="float">
            <text:p>0.0542911486</text:p>
          </table:table-cell>
          <table:table-cell table:formula="of:=MAX([.C254:.E254])" office:value-type="float" office:value="0.267005990295998" calcext:value-type="float">
            <text:p>0.2670059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4]=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.288669" calcext:value-type="float">
            <text:p>76.288669</text:p>
          </table:table-cell>
          <table:table-cell table:formula="of:=NUMBERVALUE(RIGHT(IF([.F255]=[.C255];[.$C$1];IF([.F255]=[.D255];[.$D$1];IF([.F255]=[.E255];[.$E$1];0)))))" office:value-type="float" office:value="1" calcext:value-type="float">
            <text:p>1</text:p>
          </table:table-cell>
          <table:table-cell office:value-type="float" office:value="0.287532897580625" calcext:value-type="float">
            <text:p>0.2875328976</text:p>
          </table:table-cell>
          <table:table-cell office:value-type="float" office:value="-0.283136382987297" calcext:value-type="float">
            <text:p>-0.283136383</text:p>
          </table:table-cell>
          <table:table-cell office:value-type="float" office:value="0.283136457737678" calcext:value-type="float">
            <text:p>0.2831364577</text:p>
          </table:table-cell>
          <table:table-cell table:formula="of:=MAX([.C255:.E255])" office:value-type="float" office:value="0.287532897580625" calcext:value-type="float">
            <text:p>0.287532897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5]=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.5904793" calcext:value-type="float">
            <text:p>76.5904793</text:p>
          </table:table-cell>
          <table:table-cell table:formula="of:=NUMBERVALUE(RIGHT(IF([.F256]=[.C256];[.$C$1];IF([.F256]=[.D256];[.$D$1];IF([.F256]=[.E256];[.$E$1];0)))))" office:value-type="float" office:value="1" calcext:value-type="float">
            <text:p>1</text:p>
          </table:table-cell>
          <table:table-cell office:value-type="float" office:value="0.483711138711967" calcext:value-type="float">
            <text:p>0.4837111387</text:p>
          </table:table-cell>
          <table:table-cell office:value-type="float" office:value="-0.483711132745648" calcext:value-type="float">
            <text:p>-0.4837111327</text:p>
          </table:table-cell>
          <table:table-cell office:value-type="float" office:value="0.483711121172511" calcext:value-type="float">
            <text:p>0.4837111212</text:p>
          </table:table-cell>
          <table:table-cell table:formula="of:=MAX([.C256:.E256])" office:value-type="float" office:value="0.483711138711967" calcext:value-type="float">
            <text:p>0.483711138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6]=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.8802481" calcext:value-type="float">
            <text:p>76.8802481</text:p>
          </table:table-cell>
          <table:table-cell table:formula="of:=NUMBERVALUE(RIGHT(IF([.F257]=[.C257];[.$C$1];IF([.F257]=[.D257];[.$D$1];IF([.F257]=[.E257];[.$E$1];0)))))" office:value-type="float" office:value="1" calcext:value-type="float">
            <text:p>1</text:p>
          </table:table-cell>
          <table:table-cell office:value-type="float" office:value="0.485769173498101" calcext:value-type="float">
            <text:p>0.4857691735</text:p>
          </table:table-cell>
          <table:table-cell office:value-type="float" office:value="-0.485769156779911" calcext:value-type="float">
            <text:p>-0.4857691568</text:p>
          </table:table-cell>
          <table:table-cell office:value-type="float" office:value="0.485769154725175" calcext:value-type="float">
            <text:p>0.4857691547</text:p>
          </table:table-cell>
          <table:table-cell table:formula="of:=MAX([.C257:.E257])" office:value-type="float" office:value="0.485769173498101" calcext:value-type="float">
            <text:p>0.48576917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7]=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.1825589" calcext:value-type="float">
            <text:p>77.1825589</text:p>
          </table:table-cell>
          <table:table-cell table:formula="of:=NUMBERVALUE(RIGHT(IF([.F258]=[.C258];[.$C$1];IF([.F258]=[.D258];[.$D$1];IF([.F258]=[.E258];[.$E$1];0)))))" office:value-type="float" office:value="1" calcext:value-type="float">
            <text:p>1</text:p>
          </table:table-cell>
          <table:table-cell office:value-type="float" office:value="0.496454384494626" calcext:value-type="float">
            <text:p>0.4964543845</text:p>
          </table:table-cell>
          <table:table-cell office:value-type="float" office:value="-0.496399089223742" calcext:value-type="float">
            <text:p>-0.4963990892</text:p>
          </table:table-cell>
          <table:table-cell office:value-type="float" office:value="0.496399091207606" calcext:value-type="float">
            <text:p>0.4963990912</text:p>
          </table:table-cell>
          <table:table-cell table:formula="of:=MAX([.C258:.E258])" office:value-type="float" office:value="0.496454384494626" calcext:value-type="float">
            <text:p>0.496454384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8]=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.4833572" calcext:value-type="float">
            <text:p>77.4833572</text:p>
          </table:table-cell>
          <table:table-cell table:formula="of:=NUMBERVALUE(RIGHT(IF([.F259]=[.C259];[.$C$1];IF([.F259]=[.D259];[.$D$1];IF([.F259]=[.E259];[.$E$1];0)))))" office:value-type="float" office:value="1" calcext:value-type="float">
            <text:p>1</text:p>
          </table:table-cell>
          <table:table-cell office:value-type="float" office:value="0.496487655702764" calcext:value-type="float">
            <text:p>0.4964876557</text:p>
          </table:table-cell>
          <table:table-cell office:value-type="float" office:value="-0.496432362023992" calcext:value-type="float">
            <text:p>-0.496432362</text:p>
          </table:table-cell>
          <table:table-cell office:value-type="float" office:value="0.496432364470275" calcext:value-type="float">
            <text:p>0.4964323645</text:p>
          </table:table-cell>
          <table:table-cell table:formula="of:=MAX([.C259:.E259])" office:value-type="float" office:value="0.496487655702764" calcext:value-type="float">
            <text:p>0.496487655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59]=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.7856592" calcext:value-type="float">
            <text:p>77.7856592</text:p>
          </table:table-cell>
          <table:table-cell table:formula="of:=NUMBERVALUE(RIGHT(IF([.F260]=[.C260];[.$C$1];IF([.F260]=[.D260];[.$D$1];IF([.F260]=[.E260];[.$E$1];0)))))" office:value-type="float" office:value="1" calcext:value-type="float">
            <text:p>1</text:p>
          </table:table-cell>
          <table:table-cell office:value-type="float" office:value="0.379044663350256" calcext:value-type="float">
            <text:p>0.3790446634</text:p>
          </table:table-cell>
          <table:table-cell office:value-type="float" office:value="-0.487973236627282" calcext:value-type="float">
            <text:p>-0.4879732366</text:p>
          </table:table-cell>
          <table:table-cell office:value-type="float" office:value="0.259736613243097" calcext:value-type="float">
            <text:p>0.2597366132</text:p>
          </table:table-cell>
          <table:table-cell table:formula="of:=MAX([.C260:.E260])" office:value-type="float" office:value="0.379044663350256" calcext:value-type="float">
            <text:p>0.37904466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0]=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.086959" calcext:value-type="float">
            <text:p>78.086959</text:p>
          </table:table-cell>
          <table:table-cell table:formula="of:=NUMBERVALUE(RIGHT(IF([.F261]=[.C261];[.$C$1];IF([.F261]=[.D261];[.$D$1];IF([.F261]=[.E261];[.$E$1];0)))))" office:value-type="float" office:value="1" calcext:value-type="float">
            <text:p>1</text:p>
          </table:table-cell>
          <table:table-cell office:value-type="float" office:value="0.376214853465205" calcext:value-type="float">
            <text:p>0.3762148535</text:p>
          </table:table-cell>
          <table:table-cell office:value-type="float" office:value="-0.241551357469376" calcext:value-type="float">
            <text:p>-0.2415513575</text:p>
          </table:table-cell>
          <table:table-cell office:value-type="float" office:value="0.256906794272176" calcext:value-type="float">
            <text:p>0.2569067943</text:p>
          </table:table-cell>
          <table:table-cell table:formula="of:=MAX([.C261:.E261])" office:value-type="float" office:value="0.376214853465205" calcext:value-type="float">
            <text:p>0.376214853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1]=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.3882583" calcext:value-type="float">
            <text:p>78.3882583</text:p>
          </table:table-cell>
          <table:table-cell table:formula="of:=NUMBERVALUE(RIGHT(IF([.F262]=[.C262];[.$C$1];IF([.F262]=[.D262];[.$D$1];IF([.F262]=[.E262];[.$E$1];0)))))" office:value-type="float" office:value="1" calcext:value-type="float">
            <text:p>1</text:p>
          </table:table-cell>
          <table:table-cell office:value-type="float" office:value="0.376092011011248" calcext:value-type="float">
            <text:p>0.376092011</text:p>
          </table:table-cell>
          <table:table-cell office:value-type="float" office:value="0.00761165207699589" calcext:value-type="float">
            <text:p>0.0076116521</text:p>
          </table:table-cell>
          <table:table-cell office:value-type="float" office:value="0.256839243175314" calcext:value-type="float">
            <text:p>0.2568392432</text:p>
          </table:table-cell>
          <table:table-cell table:formula="of:=MAX([.C262:.E262])" office:value-type="float" office:value="0.376092011011248" calcext:value-type="float">
            <text:p>0.37609201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2]=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.6900596" calcext:value-type="float">
            <text:p>78.6900596</text:p>
          </table:table-cell>
          <table:table-cell table:formula="of:=NUMBERVALUE(RIGHT(IF([.F263]=[.C263];[.$C$1];IF([.F263]=[.D263];[.$D$1];IF([.F263]=[.E263];[.$E$1];0)))))" office:value-type="float" office:value="1" calcext:value-type="float">
            <text:p>1</text:p>
          </table:table-cell>
          <table:table-cell office:value-type="float" office:value="0.375974851954293" calcext:value-type="float">
            <text:p>0.375974852</text:p>
          </table:table-cell>
          <table:table-cell office:value-type="float" office:value="0.256933223309967" calcext:value-type="float">
            <text:p>0.2569332233</text:p>
          </table:table-cell>
          <table:table-cell office:value-type="float" office:value="0.25672208253156" calcext:value-type="float">
            <text:p>0.2567220825</text:p>
          </table:table-cell>
          <table:table-cell table:formula="of:=MAX([.C263:.E263])" office:value-type="float" office:value="0.375974851954293" calcext:value-type="float">
            <text:p>0.37597485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3]=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.9918604" calcext:value-type="float">
            <text:p>78.9918604</text:p>
          </table:table-cell>
          <table:table-cell table:formula="of:=NUMBERVALUE(RIGHT(IF([.F264]=[.C264];[.$C$1];IF([.F264]=[.D264];[.$D$1];IF([.F264]=[.E264];[.$E$1];0)))))" office:value-type="float" office:value="1" calcext:value-type="float">
            <text:p>1</text:p>
          </table:table-cell>
          <table:table-cell office:value-type="float" office:value="0.492685191832103" calcext:value-type="float">
            <text:p>0.4926851918</text:p>
          </table:table-cell>
          <table:table-cell office:value-type="float" office:value="0.492685187618318" calcext:value-type="float">
            <text:p>0.4926851876</text:p>
          </table:table-cell>
          <table:table-cell office:value-type="float" office:value="0.492685185855198" calcext:value-type="float">
            <text:p>0.4926851859</text:p>
          </table:table-cell>
          <table:table-cell table:formula="of:=MAX([.C264:.E264])" office:value-type="float" office:value="0.492685191832103" calcext:value-type="float">
            <text:p>0.492685191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4]=[.B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.2931597" calcext:value-type="float">
            <text:p>79.2931597</text:p>
          </table:table-cell>
          <table:table-cell table:formula="of:=NUMBERVALUE(RIGHT(IF([.F265]=[.C265];[.$C$1];IF([.F265]=[.D265];[.$D$1];IF([.F265]=[.E265];[.$E$1];0)))))" office:value-type="float" office:value="3" calcext:value-type="float">
            <text:p>3</text:p>
          </table:table-cell>
          <table:table-cell office:value-type="float" office:value="0.495279383153238" calcext:value-type="float">
            <text:p>0.4952793832</text:p>
          </table:table-cell>
          <table:table-cell office:value-type="float" office:value="0.495279382471645" calcext:value-type="float">
            <text:p>0.4952793825</text:p>
          </table:table-cell>
          <table:table-cell office:value-type="float" office:value="0.495279385124363" calcext:value-type="float">
            <text:p>0.4952793851</text:p>
          </table:table-cell>
          <table:table-cell table:formula="of:=MAX([.C265:.E265])" office:value-type="float" office:value="0.495279385124363" calcext:value-type="float">
            <text:p>0.49527938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5]=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.595462" calcext:value-type="float">
            <text:p>79.595462</text:p>
          </table:table-cell>
          <table:table-cell table:formula="of:=NUMBERVALUE(RIGHT(IF([.F266]=[.C266];[.$C$1];IF([.F266]=[.D266];[.$D$1];IF([.F266]=[.E266];[.$E$1];0)))))" office:value-type="float" office:value="3" calcext:value-type="float">
            <text:p>3</text:p>
          </table:table-cell>
          <table:table-cell office:value-type="float" office:value="0.495223485905981" calcext:value-type="float">
            <text:p>0.4952234859</text:p>
          </table:table-cell>
          <table:table-cell office:value-type="float" office:value="0.495223484096658" calcext:value-type="float">
            <text:p>0.4952234841</text:p>
          </table:table-cell>
          <table:table-cell office:value-type="float" office:value="0.495223488513777" calcext:value-type="float">
            <text:p>0.4952234885</text:p>
          </table:table-cell>
          <table:table-cell table:formula="of:=MAX([.C266:.E266])" office:value-type="float" office:value="0.495223488513777" calcext:value-type="float">
            <text:p>0.495223488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6]=[.B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.8962606" calcext:value-type="float">
            <text:p>79.8962606</text:p>
          </table:table-cell>
          <table:table-cell table:formula="of:=NUMBERVALUE(RIGHT(IF([.F267]=[.C267];[.$C$1];IF([.F267]=[.D267];[.$D$1];IF([.F267]=[.E267];[.$E$1];0)))))" office:value-type="float" office:value="3" calcext:value-type="float">
            <text:p>3</text:p>
          </table:table-cell>
          <table:table-cell office:value-type="float" office:value="0.493913025862057" calcext:value-type="float">
            <text:p>0.4939130259</text:p>
          </table:table-cell>
          <table:table-cell office:value-type="float" office:value="0.49391301972973" calcext:value-type="float">
            <text:p>0.4939130197</text:p>
          </table:table-cell>
          <table:table-cell office:value-type="float" office:value="0.493913028101962" calcext:value-type="float">
            <text:p>0.4939130281</text:p>
          </table:table-cell>
          <table:table-cell table:formula="of:=MAX([.C267:.E267])" office:value-type="float" office:value="0.493913028101962" calcext:value-type="float">
            <text:p>0.493913028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7]=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.1980614" calcext:value-type="float">
            <text:p>80.1980614</text:p>
          </table:table-cell>
          <table:table-cell table:formula="of:=NUMBERVALUE(RIGHT(IF([.F268]=[.C268];[.$C$1];IF([.F268]=[.D268];[.$D$1];IF([.F268]=[.E268];[.$E$1];0)))))" office:value-type="float" office:value="1" calcext:value-type="float">
            <text:p>1</text:p>
          </table:table-cell>
          <table:table-cell office:value-type="float" office:value="0.495937684909829" calcext:value-type="float">
            <text:p>0.4959376849</text:p>
          </table:table-cell>
          <table:table-cell office:value-type="float" office:value="0.495739836967735" calcext:value-type="float">
            <text:p>0.495739837</text:p>
          </table:table-cell>
          <table:table-cell office:value-type="float" office:value="0.49573984257182" calcext:value-type="float">
            <text:p>0.4957398426</text:p>
          </table:table-cell>
          <table:table-cell table:formula="of:=MAX([.C268:.E268])" office:value-type="float" office:value="0.495937684909829" calcext:value-type="float">
            <text:p>0.495937684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8]=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.4993617" calcext:value-type="float">
            <text:p>80.4993617</text:p>
          </table:table-cell>
          <table:table-cell table:formula="of:=NUMBERVALUE(RIGHT(IF([.F269]=[.C269];[.$C$1];IF([.F269]=[.D269];[.$D$1];IF([.F269]=[.E269];[.$E$1];0)))))" office:value-type="float" office:value="2" calcext:value-type="float">
            <text:p>2</text:p>
          </table:table-cell>
          <table:table-cell office:value-type="float" office:value="0.2680195572118" calcext:value-type="float">
            <text:p>0.2680195572</text:p>
          </table:table-cell>
          <table:table-cell office:value-type="float" office:value="0.474876431201277" calcext:value-type="float">
            <text:p>0.4748764312</text:p>
          </table:table-cell>
          <table:table-cell office:value-type="float" office:value="0.474876405310926" calcext:value-type="float">
            <text:p>0.4748764053</text:p>
          </table:table-cell>
          <table:table-cell table:formula="of:=MAX([.C269:.E269])" office:value-type="float" office:value="0.474876431201277" calcext:value-type="float">
            <text:p>0.47487643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69]=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.8011622" calcext:value-type="float">
            <text:p>80.8011622</text:p>
          </table:table-cell>
          <table:table-cell table:formula="of:=NUMBERVALUE(RIGHT(IF([.F270]=[.C270];[.$C$1];IF([.F270]=[.D270];[.$D$1];IF([.F270]=[.E270];[.$E$1];0)))))" office:value-type="float" office:value="1" calcext:value-type="float">
            <text:p>1</text:p>
          </table:table-cell>
          <table:table-cell office:value-type="float" office:value="0.264880505551779" calcext:value-type="float">
            <text:p>0.2648805056</text:p>
          </table:table-cell>
          <table:table-cell office:value-type="float" office:value="0.229031817941515" calcext:value-type="float">
            <text:p>0.2290318179</text:p>
          </table:table-cell>
          <table:table-cell office:value-type="float" office:value="0.229031771776518" calcext:value-type="float">
            <text:p>0.2290317718</text:p>
          </table:table-cell>
          <table:table-cell table:formula="of:=MAX([.C270:.E270])" office:value-type="float" office:value="0.264880505551779" calcext:value-type="float">
            <text:p>0.2648805056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0]=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.1024615" calcext:value-type="float">
            <text:p>81.1024615</text:p>
          </table:table-cell>
          <table:table-cell table:formula="of:=NUMBERVALUE(RIGHT(IF([.F271]=[.C271];[.$C$1];IF([.F271]=[.D271];[.$D$1];IF([.F271]=[.E271];[.$E$1];0)))))" office:value-type="float" office:value="1" calcext:value-type="float">
            <text:p>1</text:p>
          </table:table-cell>
          <table:table-cell office:value-type="float" office:value="0.265783317744622" calcext:value-type="float">
            <text:p>0.2657833177</text:p>
          </table:table-cell>
          <table:table-cell office:value-type="float" office:value="0.0015485908081492" calcext:value-type="float">
            <text:p>0.0015485908</text:p>
          </table:table-cell>
          <table:table-cell office:value-type="float" office:value="-0.0184545341545382" calcext:value-type="float">
            <text:p>-0.0184545342</text:p>
          </table:table-cell>
          <table:table-cell table:formula="of:=MAX([.C271:.E271])" office:value-type="float" office:value="0.265783317744622" calcext:value-type="float">
            <text:p>0.265783317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1]=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.4047641" calcext:value-type="float">
            <text:p>81.4047641</text:p>
          </table:table-cell>
          <table:table-cell table:formula="of:=NUMBERVALUE(RIGHT(IF([.F272]=[.C272];[.$C$1];IF([.F272]=[.D272];[.$D$1];IF([.F272]=[.E272];[.$E$1];0)))))" office:value-type="float" office:value="1" calcext:value-type="float">
            <text:p>1</text:p>
          </table:table-cell>
          <table:table-cell office:value-type="float" office:value="0.258315830420596" calcext:value-type="float">
            <text:p>0.2583158304</text:p>
          </table:table-cell>
          <table:table-cell office:value-type="float" office:value="-0.00572103699410115" calcext:value-type="float">
            <text:p>-0.005721037</text:p>
          </table:table-cell>
          <table:table-cell office:value-type="float" office:value="-0.0874540471584144" calcext:value-type="float">
            <text:p>-0.0874540472</text:p>
          </table:table-cell>
          <table:table-cell table:formula="of:=MAX([.C272:.E272])" office:value-type="float" office:value="0.258315830420596" calcext:value-type="float">
            <text:p>0.258315830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2]=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.7060634" calcext:value-type="float">
            <text:p>81.7060634</text:p>
          </table:table-cell>
          <table:table-cell table:formula="of:=NUMBERVALUE(RIGHT(IF([.F273]=[.C273];[.$C$1];IF([.F273]=[.D273];[.$D$1];IF([.F273]=[.E273];[.$E$1];0)))))" office:value-type="float" office:value="1" calcext:value-type="float">
            <text:p>1</text:p>
          </table:table-cell>
          <table:table-cell office:value-type="float" office:value="0.485879877651584" calcext:value-type="float">
            <text:p>0.4858798777</text:p>
          </table:table-cell>
          <table:table-cell office:value-type="float" office:value="0.0147899118163837" calcext:value-type="float">
            <text:p>0.0147899118</text:p>
          </table:table-cell>
          <table:table-cell office:value-type="float" office:value="-0.0669430613021368" calcext:value-type="float">
            <text:p>-0.0669430613</text:p>
          </table:table-cell>
          <table:table-cell table:formula="of:=MAX([.C273:.E273])" office:value-type="float" office:value="0.485879877651584" calcext:value-type="float">
            <text:p>0.485879877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3]=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.0073629" calcext:value-type="float">
            <text:p>82.0073629</text:p>
          </table:table-cell>
          <table:table-cell table:formula="of:=NUMBERVALUE(RIGHT(IF([.F274]=[.C274];[.$C$1];IF([.F274]=[.D274];[.$D$1];IF([.F274]=[.E274];[.$E$1];0)))))" office:value-type="float" office:value="1" calcext:value-type="float">
            <text:p>1</text:p>
          </table:table-cell>
          <table:table-cell office:value-type="float" office:value="0.489194630508182" calcext:value-type="float">
            <text:p>0.4891946305</text:p>
          </table:table-cell>
          <table:table-cell office:value-type="float" office:value="0.260810227820234" calcext:value-type="float">
            <text:p>0.2608102278</text:p>
          </table:table-cell>
          <table:table-cell office:value-type="float" office:value="0.179077265863711" calcext:value-type="float">
            <text:p>0.1790772659</text:p>
          </table:table-cell>
          <table:table-cell table:formula="of:=MAX([.C274:.E274])" office:value-type="float" office:value="0.489194630508182" calcext:value-type="float">
            <text:p>0.489194630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4]=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.3086624" calcext:value-type="float">
            <text:p>82.3086624</text:p>
          </table:table-cell>
          <table:table-cell table:formula="of:=NUMBERVALUE(RIGHT(IF([.F275]=[.C275];[.$C$1];IF([.F275]=[.D275];[.$D$1];IF([.F275]=[.E275];[.$E$1];0)))))" office:value-type="float" office:value="2" calcext:value-type="float">
            <text:p>2</text:p>
          </table:table-cell>
          <table:table-cell office:value-type="float" office:value="0.48913771236573" calcext:value-type="float">
            <text:p>0.4891377124</text:p>
          </table:table-cell>
          <table:table-cell office:value-type="float" office:value="0.489139430211053" calcext:value-type="float">
            <text:p>0.4891394302</text:p>
          </table:table-cell>
          <table:table-cell office:value-type="float" office:value="0.427409538234972" calcext:value-type="float">
            <text:p>0.4274095382</text:p>
          </table:table-cell>
          <table:table-cell table:formula="of:=MAX([.C275:.E275])" office:value-type="float" office:value="0.489139430211053" calcext:value-type="float">
            <text:p>0.489139430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5]=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.610975" calcext:value-type="float">
            <text:p>82.610975</text:p>
          </table:table-cell>
          <table:table-cell table:formula="of:=NUMBERVALUE(RIGHT(IF([.F276]=[.C276];[.$C$1];IF([.F276]=[.D276];[.$D$1];IF([.F276]=[.E276];[.$E$1];0)))))" office:value-type="float" office:value="2" calcext:value-type="float">
            <text:p>2</text:p>
          </table:table-cell>
          <table:table-cell office:value-type="float" office:value="0.497323938180052" calcext:value-type="float">
            <text:p>0.4973239382</text:p>
          </table:table-cell>
          <table:table-cell office:value-type="float" office:value="0.497325642869416" calcext:value-type="float">
            <text:p>0.4973256429</text:p>
          </table:table-cell>
          <table:table-cell office:value-type="float" office:value="0.497325632749531" calcext:value-type="float">
            <text:p>0.4973256327</text:p>
          </table:table-cell>
          <table:table-cell table:formula="of:=MAX([.C276:.E276])" office:value-type="float" office:value="0.497325642869416" calcext:value-type="float">
            <text:p>0.497325642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6]=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.911773" calcext:value-type="float">
            <text:p>82.911773</text:p>
          </table:table-cell>
          <table:table-cell table:formula="of:=NUMBERVALUE(RIGHT(IF([.F277]=[.C277];[.$C$1];IF([.F277]=[.D277];[.$D$1];IF([.F277]=[.E277];[.$E$1];0)))))" office:value-type="float" office:value="2" calcext:value-type="float">
            <text:p>2</text:p>
          </table:table-cell>
          <table:table-cell office:value-type="float" office:value="0.255326000671412" calcext:value-type="float">
            <text:p>0.2553260007</text:p>
          </table:table-cell>
          <table:table-cell office:value-type="float" office:value="0.494955853686958" calcext:value-type="float">
            <text:p>0.4949558537</text:p>
          </table:table-cell>
          <table:table-cell office:value-type="float" office:value="0.49495583554942" calcext:value-type="float">
            <text:p>0.4949558355</text:p>
          </table:table-cell>
          <table:table-cell table:formula="of:=MAX([.C277:.E277])" office:value-type="float" office:value="0.494955853686958" calcext:value-type="float">
            <text:p>0.494955853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7]=[.B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.2135741" calcext:value-type="float">
            <text:p>83.2135741</text:p>
          </table:table-cell>
          <table:table-cell table:formula="of:=NUMBERVALUE(RIGHT(IF([.F278]=[.C278];[.$C$1];IF([.F278]=[.D278];[.$D$1];IF([.F278]=[.E278];[.$E$1];0)))))" office:value-type="float" office:value="1" calcext:value-type="float">
            <text:p>1</text:p>
          </table:table-cell>
          <table:table-cell office:value-type="float" office:value="0.251906397792326" calcext:value-type="float">
            <text:p>0.2519063978</text:p>
          </table:table-cell>
          <table:table-cell office:value-type="float" office:value="0.249040508980138" calcext:value-type="float">
            <text:p>0.249040509</text:p>
          </table:table-cell>
          <table:table-cell office:value-type="float" office:value="0.249040502507782" calcext:value-type="float">
            <text:p>0.2490405025</text:p>
          </table:table-cell>
          <table:table-cell table:formula="of:=MAX([.C278:.E278])" office:value-type="float" office:value="0.251906397792326" calcext:value-type="float">
            <text:p>0.251906397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8]=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.5153751" calcext:value-type="float">
            <text:p>83.5153751</text:p>
          </table:table-cell>
          <table:table-cell table:formula="of:=NUMBERVALUE(RIGHT(IF([.F279]=[.C279];[.$C$1];IF([.F279]=[.D279];[.$D$1];IF([.F279]=[.E279];[.$E$1];0)))))" office:value-type="float" office:value="1" calcext:value-type="float">
            <text:p>1</text:p>
          </table:table-cell>
          <table:table-cell office:value-type="float" office:value="0.252379705127716" calcext:value-type="float">
            <text:p>0.2523797051</text:p>
          </table:table-cell>
          <table:table-cell office:value-type="float" office:value="0.000291845798305254" calcext:value-type="float">
            <text:p>0.0002918458</text:p>
          </table:table-cell>
          <table:table-cell office:value-type="float" office:value="0.000291845994240647" calcext:value-type="float">
            <text:p>0.000291846</text:p>
          </table:table-cell>
          <table:table-cell table:formula="of:=MAX([.C279:.E279])" office:value-type="float" office:value="0.252379705127716" calcext:value-type="float">
            <text:p>0.252379705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79]=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.8171762" calcext:value-type="float">
            <text:p>83.8171762</text:p>
          </table:table-cell>
          <table:table-cell table:formula="of:=NUMBERVALUE(RIGHT(IF([.F280]=[.C280];[.$C$1];IF([.F280]=[.D280];[.$D$1];IF([.F280]=[.E280];[.$E$1];0)))))" office:value-type="float" office:value="1" calcext:value-type="float">
            <text:p>1</text:p>
          </table:table-cell>
          <table:table-cell office:value-type="float" office:value="0.252467400348515" calcext:value-type="float">
            <text:p>0.2524674003</text:p>
          </table:table-cell>
          <table:table-cell office:value-type="float" office:value="-0.248761049537876" calcext:value-type="float">
            <text:p>-0.2487610495</text:p>
          </table:table-cell>
          <table:table-cell office:value-type="float" office:value="-0.248761045830398" calcext:value-type="float">
            <text:p>-0.2487610458</text:p>
          </table:table-cell>
          <table:table-cell table:formula="of:=MAX([.C280:.E280])" office:value-type="float" office:value="0.252467400348515" calcext:value-type="float">
            <text:p>0.252467400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0]=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.118476" calcext:value-type="float">
            <text:p>84.118476</text:p>
          </table:table-cell>
          <table:table-cell table:formula="of:=NUMBERVALUE(RIGHT(IF([.F281]=[.C281];[.$C$1];IF([.F281]=[.D281];[.$D$1];IF([.F281]=[.E281];[.$E$1];0)))))" office:value-type="float" office:value="1" calcext:value-type="float">
            <text:p>1</text:p>
          </table:table-cell>
          <table:table-cell office:value-type="float" office:value="0.493118181182412" calcext:value-type="float">
            <text:p>0.4931181812</text:p>
          </table:table-cell>
          <table:table-cell office:value-type="float" office:value="-0.493118022008239" calcext:value-type="float">
            <text:p>-0.493118022</text:p>
          </table:table-cell>
          <table:table-cell office:value-type="float" office:value="-0.493118016122522" calcext:value-type="float">
            <text:p>-0.4931180161</text:p>
          </table:table-cell>
          <table:table-cell table:formula="of:=MAX([.C281:.E281])" office:value-type="float" office:value="0.493118181182412" calcext:value-type="float">
            <text:p>0.49311818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1]=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.4202768" calcext:value-type="float">
            <text:p>84.4202768</text:p>
          </table:table-cell>
          <table:table-cell table:formula="of:=NUMBERVALUE(RIGHT(IF([.F282]=[.C282];[.$C$1];IF([.F282]=[.D282];[.$D$1];IF([.F282]=[.E282];[.$E$1];0)))))" office:value-type="float" office:value="1" calcext:value-type="float">
            <text:p>1</text:p>
          </table:table-cell>
          <table:table-cell office:value-type="float" office:value="0.49615967223989" calcext:value-type="float">
            <text:p>0.4961596722</text:p>
          </table:table-cell>
          <table:table-cell office:value-type="float" office:value="-0.49615962802023" calcext:value-type="float">
            <text:p>-0.496159628</text:p>
          </table:table-cell>
          <table:table-cell office:value-type="float" office:value="-0.496159628329045" calcext:value-type="float">
            <text:p>-0.4961596283</text:p>
          </table:table-cell>
          <table:table-cell table:formula="of:=MAX([.C282:.E282])" office:value-type="float" office:value="0.49615967223989" calcext:value-type="float">
            <text:p>0.496159672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2]=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.7220778" calcext:value-type="float">
            <text:p>84.7220778</text:p>
          </table:table-cell>
          <table:table-cell table:formula="of:=NUMBERVALUE(RIGHT(IF([.F283]=[.C283];[.$C$1];IF([.F283]=[.D283];[.$D$1];IF([.F283]=[.E283];[.$E$1];0)))))" office:value-type="float" office:value="1" calcext:value-type="float">
            <text:p>1</text:p>
          </table:table-cell>
          <table:table-cell office:value-type="float" office:value="0.486685493253625" calcext:value-type="float">
            <text:p>0.4866854933</text:p>
          </table:table-cell>
          <table:table-cell office:value-type="float" office:value="-0.486685452151835" calcext:value-type="float">
            <text:p>-0.4866854522</text:p>
          </table:table-cell>
          <table:table-cell office:value-type="float" office:value="-0.486685432724089" calcext:value-type="float">
            <text:p>-0.4866854327</text:p>
          </table:table-cell>
          <table:table-cell table:formula="of:=MAX([.C283:.E283])" office:value-type="float" office:value="0.486685493253625" calcext:value-type="float">
            <text:p>0.486685493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3]=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.0233771" calcext:value-type="float">
            <text:p>85.0233771</text:p>
          </table:table-cell>
          <table:table-cell table:formula="of:=NUMBERVALUE(RIGHT(IF([.F284]=[.C284];[.$C$1];IF([.F284]=[.D284];[.$D$1];IF([.F284]=[.E284];[.$E$1];0)))))" office:value-type="float" office:value="1" calcext:value-type="float">
            <text:p>1</text:p>
          </table:table-cell>
          <table:table-cell office:value-type="float" office:value="0.480628557856758" calcext:value-type="float">
            <text:p>0.4806285579</text:p>
          </table:table-cell>
          <table:table-cell office:value-type="float" office:value="-0.480628546000703" calcext:value-type="float">
            <text:p>-0.480628546</text:p>
          </table:table-cell>
          <table:table-cell office:value-type="float" office:value="-0.480628505448127" calcext:value-type="float">
            <text:p>-0.4806285054</text:p>
          </table:table-cell>
          <table:table-cell table:formula="of:=MAX([.C284:.E284])" office:value-type="float" office:value="0.480628557856758" calcext:value-type="float">
            <text:p>0.480628557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4]=[.B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.3246767" calcext:value-type="float">
            <text:p>85.3246767</text:p>
          </table:table-cell>
          <table:table-cell table:formula="of:=NUMBERVALUE(RIGHT(IF([.F285]=[.C285];[.$C$1];IF([.F285]=[.D285];[.$D$1];IF([.F285]=[.E285];[.$E$1];0)))))" office:value-type="float" office:value="1" calcext:value-type="float">
            <text:p>1</text:p>
          </table:table-cell>
          <table:table-cell office:value-type="float" office:value="0.436300379774612" calcext:value-type="float">
            <text:p>0.4363003798</text:p>
          </table:table-cell>
          <table:table-cell office:value-type="float" office:value="-0.463054228796777" calcext:value-type="float">
            <text:p>-0.4630542288</text:p>
          </table:table-cell>
          <table:table-cell office:value-type="float" office:value="-0.252825380803458" calcext:value-type="float">
            <text:p>-0.2528253808</text:p>
          </table:table-cell>
          <table:table-cell table:formula="of:=MAX([.C285:.E285])" office:value-type="float" office:value="0.436300379774612" calcext:value-type="float">
            <text:p>0.436300379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5]=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.6264777" calcext:value-type="float">
            <text:p>85.6264777</text:p>
          </table:table-cell>
          <table:table-cell table:formula="of:=NUMBERVALUE(RIGHT(IF([.F286]=[.C286];[.$C$1];IF([.F286]=[.D286];[.$D$1];IF([.F286]=[.E286];[.$E$1];0)))))" office:value-type="float" office:value="1" calcext:value-type="float">
            <text:p>1</text:p>
          </table:table-cell>
          <table:table-cell office:value-type="float" office:value="0.413623380666362" calcext:value-type="float">
            <text:p>0.4136233807</text:p>
          </table:table-cell>
          <table:table-cell office:value-type="float" office:value="-0.237152401425972" calcext:value-type="float">
            <text:p>-0.2371524014</text:p>
          </table:table-cell>
          <table:table-cell office:value-type="float" office:value="-0.230148380640271" calcext:value-type="float">
            <text:p>-0.2301483806</text:p>
          </table:table-cell>
          <table:table-cell table:formula="of:=MAX([.C286:.E286])" office:value-type="float" office:value="0.413623380666362" calcext:value-type="float">
            <text:p>0.413623380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6]=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.9282788" calcext:value-type="float">
            <text:p>85.9282788</text:p>
          </table:table-cell>
          <table:table-cell table:formula="of:=NUMBERVALUE(RIGHT(IF([.F287]=[.C287];[.$C$1];IF([.F287]=[.D287];[.$D$1];IF([.F287]=[.E287];[.$E$1];0)))))" office:value-type="float" office:value="1" calcext:value-type="float">
            <text:p>1</text:p>
          </table:table-cell>
          <table:table-cell office:value-type="float" office:value="0.4120692643218" calcext:value-type="float">
            <text:p>0.4120692643</text:p>
          </table:table-cell>
          <table:table-cell office:value-type="float" office:value="-0.00843299651429975" calcext:value-type="float">
            <text:p>-0.0084329965</text:p>
          </table:table-cell>
          <table:table-cell office:value-type="float" office:value="-0.228594284533454" calcext:value-type="float">
            <text:p>-0.2285942845</text:p>
          </table:table-cell>
          <table:table-cell table:formula="of:=MAX([.C287:.E287])" office:value-type="float" office:value="0.4120692643218" calcext:value-type="float">
            <text:p>0.412069264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7]=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.2295867" calcext:value-type="float">
            <text:p>86.2295867</text:p>
          </table:table-cell>
          <table:table-cell table:formula="of:=NUMBERVALUE(RIGHT(IF([.F288]=[.C288];[.$C$1];IF([.F288]=[.D288];[.$D$1];IF([.F288]=[.E288];[.$E$1];0)))))" office:value-type="float" office:value="1" calcext:value-type="float">
            <text:p>1</text:p>
          </table:table-cell>
          <table:table-cell office:value-type="float" office:value="0.417746222420595" calcext:value-type="float">
            <text:p>0.4177462224</text:p>
          </table:table-cell>
          <table:table-cell office:value-type="float" office:value="0.234270707121247" calcext:value-type="float">
            <text:p>0.2342707071</text:p>
          </table:table-cell>
          <table:table-cell office:value-type="float" office:value="-0.234271278796969" calcext:value-type="float">
            <text:p>-0.2342712788</text:p>
          </table:table-cell>
          <table:table-cell table:formula="of:=MAX([.C288:.E288])" office:value-type="float" office:value="0.417746222420595" calcext:value-type="float">
            <text:p>0.417746222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8]=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.5308863" calcext:value-type="float">
            <text:p>86.5308863</text:p>
          </table:table-cell>
          <table:table-cell table:formula="of:=NUMBERVALUE(RIGHT(IF([.F289]=[.C289];[.$C$1];IF([.F289]=[.D289];[.$D$1];IF([.F289]=[.E289];[.$E$1];0)))))" office:value-type="float" office:value="1" calcext:value-type="float">
            <text:p>1</text:p>
          </table:table-cell>
          <table:table-cell office:value-type="float" office:value="0.46396139501437" calcext:value-type="float">
            <text:p>0.463961395</text:p>
          </table:table-cell>
          <table:table-cell office:value-type="float" office:value="0.463961364670704" calcext:value-type="float">
            <text:p>0.4639613647</text:p>
          </table:table-cell>
          <table:table-cell office:value-type="float" office:value="-0.463961397220605" calcext:value-type="float">
            <text:p>-0.4639613972</text:p>
          </table:table-cell>
          <table:table-cell table:formula="of:=MAX([.C289:.E289])" office:value-type="float" office:value="0.46396139501437" calcext:value-type="float">
            <text:p>0.46396139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89]=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.8326879" calcext:value-type="float">
            <text:p>86.8326879</text:p>
          </table:table-cell>
          <table:table-cell table:formula="of:=NUMBERVALUE(RIGHT(IF([.F290]=[.C290];[.$C$1];IF([.F290]=[.D290];[.$D$1];IF([.F290]=[.E290];[.$E$1];0)))))" office:value-type="float" office:value="1" calcext:value-type="float">
            <text:p>1</text:p>
          </table:table-cell>
          <table:table-cell office:value-type="float" office:value="0.480587900381512" calcext:value-type="float">
            <text:p>0.4805879004</text:p>
          </table:table-cell>
          <table:table-cell office:value-type="float" office:value="0.480587885609995" calcext:value-type="float">
            <text:p>0.4805878856</text:p>
          </table:table-cell>
          <table:table-cell office:value-type="float" office:value="-0.480587901451562" calcext:value-type="float">
            <text:p>-0.4805879015</text:p>
          </table:table-cell>
          <table:table-cell table:formula="of:=MAX([.C290:.E290])" office:value-type="float" office:value="0.480587900381512" calcext:value-type="float">
            <text:p>0.4805879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90]=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.1344971" calcext:value-type="float">
            <text:p>87.1344971</text:p>
          </table:table-cell>
          <table:table-cell table:formula="of:=NUMBERVALUE(RIGHT(IF([.F291]=[.C291];[.$C$1];IF([.F291]=[.D291];[.$D$1];IF([.F291]=[.E291];[.$E$1];0)))))" office:value-type="float" office:value="1" calcext:value-type="float">
            <text:p>1</text:p>
          </table:table-cell>
          <table:table-cell office:value-type="float" office:value="0.491445746989566" calcext:value-type="float">
            <text:p>0.491445747</text:p>
          </table:table-cell>
          <table:table-cell office:value-type="float" office:value="0.457666820943146" calcext:value-type="float">
            <text:p>0.4576668209</text:p>
          </table:table-cell>
          <table:table-cell office:value-type="float" office:value="-0.491438360689567" calcext:value-type="float">
            <text:p>-0.4914383607</text:p>
          </table:table-cell>
          <table:table-cell table:formula="of:=MAX([.C291:.E291])" office:value-type="float" office:value="0.491445746989566" calcext:value-type="float">
            <text:p>0.491445747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91]=[.B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.4357966" calcext:value-type="float">
            <text:p>87.4357966</text:p>
          </table:table-cell>
          <table:table-cell table:formula="of:=NUMBERVALUE(RIGHT(IF([.F292]=[.C292];[.$C$1];IF([.F292]=[.D292];[.$D$1];IF([.F292]=[.E292];[.$E$1];0)))))" office:value-type="float" office:value="1" calcext:value-type="float">
            <text:p>1</text:p>
          </table:table-cell>
          <table:table-cell office:value-type="float" office:value="0.49176248730288" calcext:value-type="float">
            <text:p>0.4917624873</text:p>
          </table:table-cell>
          <table:table-cell office:value-type="float" office:value="0.20896941108639" calcext:value-type="float">
            <text:p>0.2089694111</text:p>
          </table:table-cell>
          <table:table-cell office:value-type="float" office:value="-0.491755101842311" calcext:value-type="float">
            <text:p>-0.4917551018</text:p>
          </table:table-cell>
          <table:table-cell table:formula="of:=MAX([.C292:.E292])" office:value-type="float" office:value="0.49176248730288" calcext:value-type="float">
            <text:p>0.491762487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92]=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.7365952" calcext:value-type="float">
            <text:p>87.7365952</text:p>
          </table:table-cell>
          <table:table-cell table:formula="of:=NUMBERVALUE(RIGHT(IF([.F293]=[.C293];[.$C$1];IF([.F293]=[.D293];[.$D$1];IF([.F293]=[.E293];[.$E$1];0)))))" office:value-type="float" office:value="1" calcext:value-type="float">
            <text:p>1</text:p>
          </table:table-cell>
          <table:table-cell office:value-type="float" office:value="0.490869734035392" calcext:value-type="float">
            <text:p>0.490869734</text:p>
          </table:table-cell>
          <table:table-cell office:value-type="float" office:value="-0.0402057509156036" calcext:value-type="float">
            <text:p>-0.0402057509</text:p>
          </table:table-cell>
          <table:table-cell office:value-type="float" office:value="-0.491778298687091" calcext:value-type="float">
            <text:p>-0.4917782987</text:p>
          </table:table-cell>
          <table:table-cell table:formula="of:=MAX([.C293:.E293])" office:value-type="float" office:value="0.490869734035392" calcext:value-type="float">
            <text:p>0.49086973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H293]=[.B293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6:13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6:14:07.923000000</meta:creation-date>
    <meta:editing-duration>PT11M24S</meta:editing-duration>
    <meta:editing-cycles>2</meta:editing-cycles>
    <meta:generator>LibreOffice/5.1.0.3$Windows_x86 LibreOffice_project/5e3e00a007d9b3b6efb6797a8b8e57b51ab1f737</meta:generator>
    <dc:date>2017-04-08T16:25:05.109000000</dc:date>
    <meta:document-statistic meta:table-count="1" meta:cell-count="23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heet1.A2:Sheet1.B293" chart:data-source-has-labels="both" svg:x="0.32cm" svg:y="0.18cm" svg:width="13.044cm" svg:height="8.64cm">
          <chartooo:coordinate-region svg:x="1.047cm" svg:y="0.379cm" svg:width="12.037cm" svg:height="7.794cm"/>
          <chart:axis chart:dimension="x" chart:name="primary-x" chart:style-name="ch4" chartooo:axis-type="auto">
            <chart:categories table:cell-range-address="Sheet1.A3:Sheet1.A2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93" chart:label-cell-address="Sheet1.B2:Sheet1.B2" chart:class="chart:scatter">
            <chart:domain table:cell-range-address="Sheet1.A3:Sheet1.A293"/>
            <chart:data-point chart:repeated="2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Na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293</svg:desc>
                </draw:g>
              </table:table-cell>
              <table:table-cell office:value-type="float" office:value="1">
                <text:p>1</text:p>
                <draw:g>
                  <svg:desc>Sheet1.B3:Sheet1.B293</svg:desc>
                </draw:g>
              </table:table-cell>
            </table:table-row>
            <table:table-row>
              <table:table-cell office:value-type="float" office:value="0.4762636">
                <text:p>0.4762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800702">
                <text:p>0.7800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081871">
                <text:p>1.081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831708">
                <text:p>1.3831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849724">
                <text:p>1.6849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9862926">
                <text:p>1.9862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2936078">
                <text:p>2.2936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5898937">
                <text:p>2.5898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911932">
                <text:p>2.891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1929943">
                <text:p>3.19299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.4942941">
                <text:p>3.4942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.7845642">
                <text:p>3.7845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.0863653">
                <text:p>4.0863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3881661">
                <text:p>4.388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894659">
                <text:p>4.6894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9912669">
                <text:p>4.9912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.2930675">
                <text:p>5.2930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.5943675">
                <text:p>5.5943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8956668">
                <text:p>5.8956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.2024813">
                <text:p>6.2024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.4992687">
                <text:p>6.4992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.8005682">
                <text:p>6.8005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101868">
                <text:p>7.101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4041706">
                <text:p>7.4041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7054696">
                <text:p>7.7054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.0067694">
                <text:p>8.0067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085702">
                <text:p>8.3085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6103718">
                <text:p>8.6103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.9116708">
                <text:p>8.9116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.2134719">
                <text:p>9.2134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.5147714">
                <text:p>9.5147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.8220869">
                <text:p>9.8220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.1294024">
                <text:p>10.1294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4307019">
                <text:p>10.4307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7360121">
                <text:p>10.7360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0338028">
                <text:p>11.0338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.3356036">
                <text:p>11.3356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369029">
                <text:p>11.6369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9382029">
                <text:p>11.9382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40004">
                <text:p>12.24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418045">
                <text:p>12.5418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.8431041">
                <text:p>12.843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1449054">
                <text:p>13.1449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4467059">
                <text:p>13.4467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7545227">
                <text:p>13.7545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0538169">
                <text:p>14.0538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3551167">
                <text:p>14.355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6529071">
                <text:p>14.6529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.9547087">
                <text:p>14.95470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2560077">
                <text:p>15.2560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.5578088">
                <text:p>15.5578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.8596093">
                <text:p>15.8596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1609094">
                <text:p>16.1609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4632199">
                <text:p>16.4632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7640182">
                <text:p>16.7640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0542886">
                <text:p>17.0542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3566008">
                <text:p>17.3566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6573989">
                <text:p>17.6573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.9531837">
                <text:p>17.9531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.2499713">
                <text:p>18.2499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.5512711">
                <text:p>18.5512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.8530722">
                <text:p>18.8530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1548732">
                <text:p>19.1548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4561725">
                <text:p>19.4561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7574813">
                <text:p>19.7574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0592818">
                <text:p>20.05928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.3605813">
                <text:p>20.3605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.6623821">
                <text:p>20.662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.9641835">
                <text:p>20.9641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.265483">
                <text:p>21.265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.5672838">
                <text:p>21.5672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.8685833">
                <text:p>21.8685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1753976">
                <text:p>22.1753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4882278">
                <text:p>22.4882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8000552">
                <text:p>22.8000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.1138882">
                <text:p>23.1138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.4267184">
                <text:p>23.4267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.7395486">
                <text:p>23.7395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.0508747">
                <text:p>24.0508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.3481731">
                <text:p>24.3481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.6499741">
                <text:p>24.6499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.9517747">
                <text:p>24.9517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.253075">
                <text:p>25.253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.5553768">
                <text:p>25.5553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.8561746">
                <text:p>25.856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.1579764">
                <text:p>26.1579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4482465">
                <text:p>26.4482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7500473">
                <text:p>26.7500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.0513466">
                <text:p>27.0513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.352664">
                <text:p>27.35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.6544648">
                <text:p>27.6544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.9612791">
                <text:p>27.961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.2580667">
                <text:p>28.2580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.5598675">
                <text:p>28.5598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.8611671">
                <text:p>28.861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1629691">
                <text:p>29.1629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4647692">
                <text:p>29.4647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7655672">
                <text:p>29.7655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.067368">
                <text:p>30.067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.3696711">
                <text:p>30.3696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.6709706">
                <text:p>30.6709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.9717689">
                <text:p>30.9717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.2740763">
                <text:p>31.2740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.5753759">
                <text:p>31.5753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.8771767">
                <text:p>31.877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.1829881">
                <text:p>32.1829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.4968208">
                <text:p>32.4968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.808147">
                <text:p>32.808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.12198">
                <text:p>33.1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.4338079">
                <text:p>33.4338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.7471394">
                <text:p>33.7471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.0594681">
                <text:p>34.0594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.3727993">
                <text:p>34.3727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.6846272">
                <text:p>34.6846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.9829207">
                <text:p>34.9829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.2837174">
                <text:p>35.2837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.5850167">
                <text:p>35.5850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.8878203">
                <text:p>35.8878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.1886188">
                <text:p>36.1886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.4899181">
                <text:p>36.4899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.7917191">
                <text:p>36.7917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.0930184">
                <text:p>37.0930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.39482">
                <text:p>37.39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.6966205">
                <text:p>37.6966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.9984216">
                <text:p>37.9984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.2997211">
                <text:p>38.2997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.6015219">
                <text:p>38.6015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.9073337">
                <text:p>38.9073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.2046225">
                <text:p>39.2046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.5059223">
                <text:p>39.5059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.8072219">
                <text:p>39.8072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.1095247">
                <text:p>40.1095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.4103227">
                <text:p>40.4103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.7121233">
                <text:p>40.7121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.0139241">
                <text:p>41.0139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.3157254">
                <text:p>41.3157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.6170249">
                <text:p>41.6170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.9188354">
                <text:p>41.9188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.2201352">
                <text:p>42.2201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.5224463">
                <text:p>42.5224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.8232448">
                <text:p>42.8232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.1295572">
                <text:p>43.1295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.4283504">
                <text:p>43.4283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.7281462">
                <text:p>43.7281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.0299472">
                <text:p>44.0299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.3312468">
                <text:p>44.3312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.6330476">
                <text:p>44.633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.9343476">
                <text:p>44.934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.2361477">
                <text:p>45.236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.537949">
                <text:p>45.53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.8392493">
                <text:p>45.8392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.1410585">
                <text:p>46.1410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.4423583">
                <text:p>46.4423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.7441594">
                <text:p>46.7441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.0459602">
                <text:p>47.0459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.3472628">
                <text:p>47.3472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.6495654">
                <text:p>47.6495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.9503636">
                <text:p>47.9503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.2521644">
                <text:p>48.2521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.553464">
                <text:p>48.553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.861281">
                <text:p>48.86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.1711033">
                <text:p>49.1711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.4693953">
                <text:p>49.4693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.7706943">
                <text:p>49.7706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.0724954">
                <text:p>50.0724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.3742964">
                <text:p>50.3742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.6756767">
                <text:p>50.6756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.9774778">
                <text:p>50.9774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.2790898">
                <text:p>51.2790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.5808908">
                <text:p>51.5808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.8821901">
                <text:p>51.8821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.1839912">
                <text:p>52.1839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.4852907">
                <text:p>52.4852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.7870912">
                <text:p>52.7870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.088391">
                <text:p>53.088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.3901924">
                <text:p>53.3901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.691451">
                <text:p>53.691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.9932518">
                <text:p>53.9932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.2945519">
                <text:p>54.2945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.5963529">
                <text:p>54.5963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.897652">
                <text:p>54.897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.1999548">
                <text:p>55.1999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.5012541">
                <text:p>55.5012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.8030549">
                <text:p>55.8030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.1043544">
                <text:p>56.1043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.406156">
                <text:p>56.406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.7074742">
                <text:p>56.7074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.009275">
                <text:p>57.009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.3110758">
                <text:p>57.3110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.6123758">
                <text:p>57.6123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.9136751">
                <text:p>57.9136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.2154764">
                <text:p>58.2154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.5172772">
                <text:p>58.5172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.8185765">
                <text:p>58.8185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.1198766">
                <text:p>59.1198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.4216774">
                <text:p>59.4216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.7234779">
                <text:p>59.7234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.025279">
                <text:p>60.025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.3265785">
                <text:p>60.3265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.6286593">
                <text:p>60.6286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.9299586">
                <text:p>60.9299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.2312581">
                <text:p>61.231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.5330595">
                <text:p>61.5330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.834359">
                <text:p>61.834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.1361601">
                <text:p>62.1361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.4374591">
                <text:p>62.4374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.7392601">
                <text:p>62.7392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.0405597">
                <text:p>63.0405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.342361">
                <text:p>63.34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.6441615">
                <text:p>63.644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.9454616">
                <text:p>63.9454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.2472621">
                <text:p>64.247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.5380341">
                <text:p>64.5380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.8393336">
                <text:p>64.8393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.1406329">
                <text:p>65.1406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.4424337">
                <text:p>65.4424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.7442347">
                <text:p>65.744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0455343">
                <text:p>66.0455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3468338">
                <text:p>66.3468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6486356">
                <text:p>66.6486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.9504362">
                <text:p>66.9504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2517352">
                <text:p>67.2517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5425076">
                <text:p>67.54250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.8438069">
                <text:p>67.8438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.1461093">
                <text:p>68.146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.4474088">
                <text:p>68.4474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.7487081">
                <text:p>68.7487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.0500079">
                <text:p>69.0500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.3518087">
                <text:p>69.3518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.6536102">
                <text:p>69.653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.9549093">
                <text:p>69.9549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.2567103">
                <text:p>70.2567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.5584534">
                <text:p>70.558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.8597619">
                <text:p>70.859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.1615624">
                <text:p>71.1615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.4628625">
                <text:p>71.4628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.7641617">
                <text:p>71.7641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.0664643">
                <text:p>72.0664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.3677636">
                <text:p>72.3677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.6690631">
                <text:p>72.6690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.9708642">
                <text:p>72.9708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.272665">
                <text:p>73.272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.5739648">
                <text:p>73.5739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.8757661">
                <text:p>73.8757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.1770654">
                <text:p>74.1770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.4793682">
                <text:p>74.4793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.780667">
                <text:p>74.78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.0819673">
                <text:p>75.0819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.3837679">
                <text:p>75.3837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.6850674">
                <text:p>75.6850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.9868687">
                <text:p>75.9868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.288669">
                <text:p>76.288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.5904793">
                <text:p>76.5904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.8802481">
                <text:p>76.880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.1825589">
                <text:p>77.1825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.4833572">
                <text:p>77.4833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.7856592">
                <text:p>77.7856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.086959">
                <text:p>78.086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.3882583">
                <text:p>78.3882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.6900596">
                <text:p>78.6900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.9918604">
                <text:p>78.9918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.2931597">
                <text:p>79.2931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.595462">
                <text:p>79.595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.8962606">
                <text:p>79.8962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.1980614">
                <text:p>80.1980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.4993617">
                <text:p>80.4993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.8011622">
                <text:p>80.801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.1024615">
                <text:p>81.102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.4047641">
                <text:p>81.4047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.7060634">
                <text:p>81.7060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.0073629">
                <text:p>82.0073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.3086624">
                <text:p>82.3086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.610975">
                <text:p>82.610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.911773">
                <text:p>82.911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.2135741">
                <text:p>83.213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.5153751">
                <text:p>83.5153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.8171762">
                <text:p>83.8171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.118476">
                <text:p>84.118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.4202768">
                <text:p>84.4202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.7220778">
                <text:p>84.7220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.0233771">
                <text:p>85.0233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.3246767">
                <text:p>85.3246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.6264777">
                <text:p>85.6264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.9282788">
                <text:p>85.9282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.2295867">
                <text:p>86.2295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.5308863">
                <text:p>86.5308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.8326879">
                <text:p>86.8326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.1344971">
                <text:p>87.1344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.4357966">
                <text:p>87.4357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.7365952">
                <text:p>87.7365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